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shapes>
          <draw:frame draw:z-index="0" draw:style-name="gr1" draw:text-style-name="P1" svg:width="15.999cm" svg:height="8.999cm" svg:x="2.683cm" svg:y="40.773cm">
            <draw:object draw:notify-on-update-of-ranges="Bileog1.A90:Bileog1.A90 Bileog1.A91:Bileog1.A94 Bileog1.B90:Bileog1.B90 Bileog1.B91:Bileog1.B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R1 dist</text:p>
          </table:table-cell>
          <table:table-cell table:number-columns-repeated="2"/>
          <table:table-cell office:value-type="string" calcext:value-type="string">
            <text:p>Sqr</text:p>
          </table:table-cell>
          <table:table-cell table:number-columns-repeated="3"/>
          <table:table-cell office:value-type="string" calcext:value-type="string">
            <text:p>AUC dist</text:p>
          </table:table-cell>
          <table:table-cell table:number-columns-repeated="2"/>
          <table:table-cell office:value-type="string" calcext:value-type="string">
            <text:p>S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<text:s text:c="7"/></text:p>
          </table:table-cell>
          <table:table-cell office:value-type="string" calcext:value-type="string">
            <text:p>auc <text:s text:c="5"/></text:p>
          </table:table-cell>
          <table:table-cell office:value-type="string" calcext:value-type="string">
            <text:p>r1 <text:s text:c="7"/></text:p>
          </table:table-cell>
          <table:table-cell office:value-type="string" calcext:value-type="string">
            <text:p>auc <text:s text:c="5"/>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r1 <text:s text:c="7"/></text:p>
          </table:table-cell>
          <table:table-cell office:value-type="string" calcext:value-type="string">
            <text:p>auc <text:s text:c="5"/></text:p>
          </table:table-cell>
          <table:table-cell/>
          <table:table-cell office:value-type="string" calcext:value-type="string">
            <text:p>200-2000</text:p>
          </table:table-cell>
          <table:table-cell office:value-type="string" calcext:value-type="string">
            <text:p>2000-4000</text:p>
          </table:table-cell>
          <table:table-cell office:value-type="string" calcext:value-type="string">
            <text:p>4000-8000</text:p>
          </table:table-cell>
          <table:table-cell office:value-type="string" calcext:value-type="string">
            <text:p>200-2000</text:p>
          </table:table-cell>
          <table:table-cell office:value-type="string" calcext:value-type="string">
            <text:p>2000-4000</text:p>
          </table:table-cell>
          <table:table-cell office:value-type="string" calcext:value-type="string">
            <text:p>4000-8000</text:p>
          </table:table-cell>
          <table:table-cell/>
          <table:table-cell office:value-type="string" calcext:value-type="string">
            <text:p>200-2000</text:p>
          </table:table-cell>
          <table:table-cell office:value-type="string" calcext:value-type="string">
            <text:p>2000-4000</text:p>
          </table:table-cell>
          <table:table-cell office:value-type="string" calcext:value-type="string">
            <text:p>4000-8000</text:p>
          </table:table-cell>
          <table:table-cell office:value-type="string" calcext:value-type="string">
            <text:p>200-2000</text:p>
          </table:table-cell>
          <table:table-cell office:value-type="string" calcext:value-type="string">
            <text:p>2000-4000</text:p>
          </table:table-cell>
          <table:table-cell office:value-type="string" calcext:value-type="string">
            <text:p>4000-8000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612903" calcext:value-type="float">
            <text:p>0.612903</text:p>
          </table:table-cell>
          <table:table-cell office:value-type="float" office:value="0.103226" calcext:value-type="float">
            <text:p>0.103226</text:p>
          </table:table-cell>
          <table:table-cell office:value-type="float" office:value="0.683871" calcext:value-type="float">
            <text:p>0.683871</text:p>
          </table:table-cell>
          <table:table-cell office:value-type="float" office:value="0.137705" calcext:value-type="float">
            <text:p>0.137705</text:p>
          </table:table-cell>
          <table:table-cell office:value-type="float" office:value="0.70082" calcext:value-type="float">
            <text:p>0.70082</text:p>
          </table:table-cell>
          <table:table-cell office:value-type="float" office:value="0.108607" calcext:value-type="float">
            <text:p>0.108607</text:p>
          </table:table-cell>
          <table:table-cell office:value-type="float" office:value="0.659426" calcext:value-type="float">
            <text:p>0.659426</text:p>
          </table:table-cell>
          <table:table-cell/>
          <table:table-cell table:formula="of:=[.A3]-[.C3]" office:value-type="float" office:value="-0.0709679" calcext:value-type="float">
            <text:p>-0.0709679</text:p>
          </table:table-cell>
          <table:table-cell table:formula="of:=[.C3]-[.E3]" office:value-type="float" office:value="-0.034479" calcext:value-type="float">
            <text:p>-0.034479</text:p>
          </table:table-cell>
          <table:table-cell table:formula="of:=[.E3]-[.G3]" office:value-type="float" office:value="0.029098" calcext:value-type="float">
            <text:p>0.029098</text:p>
          </table:table-cell>
          <table:table-cell table:formula="of:=[.J3]^2" office:value-type="float" office:value="0.00503644283041" calcext:value-type="float">
            <text:p>0.00503644283041</text:p>
          </table:table-cell>
          <table:table-cell table:formula="of:=[.K3]^2" office:value-type="float" office:value="0.001188801441" calcext:value-type="float">
            <text:p>0.001188801441</text:p>
          </table:table-cell>
          <table:table-cell table:formula="of:=[.L3]^2" office:value-type="float" office:value="0.000846693604" calcext:value-type="float">
            <text:p>0.000846693604</text:p>
          </table:table-cell>
          <table:table-cell/>
          <table:table-cell table:formula="of:=[.B3]-[.D3]" office:value-type="float" office:value="-0.070968" calcext:value-type="float">
            <text:p>-0.070968</text:p>
          </table:table-cell>
          <table:table-cell table:formula="of:=[.D3]-[.F3]" office:value-type="float" office:value="-0.016949" calcext:value-type="float">
            <text:p>-0.016949</text:p>
          </table:table-cell>
          <table:table-cell table:formula="of:=[.F3]-[.H3]" office:value-type="float" office:value="0.041394" calcext:value-type="float">
            <text:p>0.041394</text:p>
          </table:table-cell>
          <table:table-cell table:formula="of:=[.Q3]^2" office:value-type="float" office:value="0.005036457024" calcext:value-type="float">
            <text:p>0.005036457024</text:p>
          </table:table-cell>
          <table:table-cell table:formula="of:=[.R3]^2" office:value-type="float" office:value="0.000287268601" calcext:value-type="float">
            <text:p>0.000287268601</text:p>
          </table:table-cell>
          <table:table-cell table:formula="of:=[.S3]^2" office:value-type="float" office:value="0.001713463236" calcext:value-type="float">
            <text:p>0.001713463236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640323" calcext:value-type="float">
            <text:p>0.640323</text:p>
          </table:table-cell>
          <table:table-cell office:value-type="float" office:value="0.235246" calcext:value-type="float">
            <text:p>0.235246</text:p>
          </table:table-cell>
          <table:table-cell office:value-type="float" office:value="0.64918" calcext:value-type="float">
            <text:p>0.64918</text:p>
          </table:table-cell>
          <table:table-cell office:value-type="float" office:value="0.210656" calcext:value-type="float">
            <text:p>0.210656</text:p>
          </table:table-cell>
          <table:table-cell office:value-type="float" office:value="0.59918" calcext:value-type="float">
            <text:p>0.59918</text:p>
          </table:table-cell>
          <table:table-cell/>
          <table:table-cell table:formula="of:=[.A4]-[.C4]" office:value-type="float" office:value="-0.061291" calcext:value-type="float">
            <text:p>-0.061291</text:p>
          </table:table-cell>
          <table:table-cell table:formula="of:=[.C4]-[.E4]" office:value-type="float" office:value="-0.061052" calcext:value-type="float">
            <text:p>-0.061052</text:p>
          </table:table-cell>
          <table:table-cell table:formula="of:=[.E4]-[.G4]" office:value-type="float" office:value="0.02459" calcext:value-type="float">
            <text:p>0.02459</text:p>
          </table:table-cell>
          <table:table-cell table:formula="of:=[.J4]^2" office:value-type="float" office:value="0.003756586681" calcext:value-type="float">
            <text:p>0.003756586681</text:p>
          </table:table-cell>
          <table:table-cell table:formula="of:=[.K4]^2" office:value-type="float" office:value="0.003727346704" calcext:value-type="float">
            <text:p>0.003727346704</text:p>
          </table:table-cell>
          <table:table-cell table:formula="of:=[.L4]^2" office:value-type="float" office:value="0.0006046681" calcext:value-type="float">
            <text:p>0.0006046681</text:p>
          </table:table-cell>
          <table:table-cell/>
          <table:table-cell table:formula="of:=[.B4]-[.D4]" office:value-type="float" office:value="0.101612" calcext:value-type="float">
            <text:p>0.101612</text:p>
          </table:table-cell>
          <table:table-cell table:formula="of:=[.D4]-[.F4]" office:value-type="float" office:value="-0.008857" calcext:value-type="float">
            <text:p>-0.008857</text:p>
          </table:table-cell>
          <table:table-cell table:formula="of:=[.F4]-[.H4]" office:value-type="float" office:value="0.0499999999999999" calcext:value-type="float">
            <text:p>0.05</text:p>
          </table:table-cell>
          <table:table-cell table:formula="of:=[.Q4]^2" office:value-type="float" office:value="0.010324998544" calcext:value-type="float">
            <text:p>0.010324998544</text:p>
          </table:table-cell>
          <table:table-cell table:formula="of:=[.R4]^2" office:value-type="float" office:value="0.0000784464490000001" calcext:value-type="float">
            <text:p>7.84464490000001E-05</text:p>
          </table:table-cell>
          <table:table-cell table:formula="of:=[.S4]^2" office:value-type="float" office:value="0.00249999999999999" calcext:value-type="float">
            <text:p>0.0025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0596774" calcext:value-type="float">
            <text:p>0.0596774</text:p>
          </table:table-cell>
          <table:table-cell office:value-type="float" office:value="0.640323" calcext:value-type="float">
            <text:p>0.640323</text:p>
          </table:table-cell>
          <table:table-cell office:value-type="float" office:value="0.0868852" calcext:value-type="float">
            <text:p>0.0868852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0.0696721" calcext:value-type="float">
            <text:p>0.0696721</text:p>
          </table:table-cell>
          <table:table-cell office:value-type="float" office:value="0.62541" calcext:value-type="float">
            <text:p>0.62541</text:p>
          </table:table-cell>
          <table:table-cell/>
          <table:table-cell table:formula="of:=[.A5]-[.C5]" office:value-type="float" office:value="0.0209678" calcext:value-type="float">
            <text:p>0.0209678</text:p>
          </table:table-cell>
          <table:table-cell table:formula="of:=[.C5]-[.E5]" office:value-type="float" office:value="-0.0272078" calcext:value-type="float">
            <text:p>-0.0272078</text:p>
          </table:table-cell>
          <table:table-cell table:formula="of:=[.E5]-[.G5]" office:value-type="float" office:value="0.0172131" calcext:value-type="float">
            <text:p>0.0172131</text:p>
          </table:table-cell>
          <table:table-cell table:formula="of:=[.J5]^2" office:value-type="float" office:value="0.00043964863684" calcext:value-type="float">
            <text:p>0.00043964863684</text:p>
          </table:table-cell>
          <table:table-cell table:formula="of:=[.K5]^2" office:value-type="float" office:value="0.00074026438084" calcext:value-type="float">
            <text:p>0.00074026438084</text:p>
          </table:table-cell>
          <table:table-cell table:formula="of:=[.L5]^2" office:value-type="float" office:value="0.00029629081161" calcext:value-type="float">
            <text:p>0.00029629081161</text:p>
          </table:table-cell>
          <table:table-cell/>
          <table:table-cell table:formula="of:=[.B5]-[.D5]" office:value-type="float" office:value="-0.091936" calcext:value-type="float">
            <text:p>-0.091936</text:p>
          </table:table-cell>
          <table:table-cell table:formula="of:=[.D5]-[.F5]" office:value-type="float" office:value="0.00917499999999993" calcext:value-type="float">
            <text:p>0.009175</text:p>
          </table:table-cell>
          <table:table-cell table:formula="of:=[.F5]-[.H5]" office:value-type="float" office:value="0.00573800000000002" calcext:value-type="float">
            <text:p>0.005738</text:p>
          </table:table-cell>
          <table:table-cell table:formula="of:=[.Q5]^2" office:value-type="float" office:value="0.008452228096" calcext:value-type="float">
            <text:p>0.008452228096</text:p>
          </table:table-cell>
          <table:table-cell table:formula="of:=[.R5]^2" office:value-type="float" office:value="0.0000841806249999988" calcext:value-type="float">
            <text:p>8.41806249999988E-05</text:p>
          </table:table-cell>
          <table:table-cell table:formula="of:=[.S5]^2" office:value-type="float" office:value="0.0000329246440000002" calcext:value-type="float">
            <text:p>3.29246440000002E-05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56452" calcext:value-type="float">
            <text:p>0.156452</text:p>
          </table:table-cell>
          <table:table-cell office:value-type="float" office:value="0.498387" calcext:value-type="float">
            <text:p>0.498387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47623" calcext:value-type="float">
            <text:p>0.47623</text:p>
          </table:table-cell>
          <table:table-cell office:value-type="float" office:value="0.17582" calcext:value-type="float">
            <text:p>0.17582</text:p>
          </table:table-cell>
          <table:table-cell office:value-type="float" office:value="0.478689" calcext:value-type="float">
            <text:p>0.478689</text:p>
          </table:table-cell>
          <table:table-cell/>
          <table:table-cell table:formula="of:=[.A6]-[.C6]" office:value-type="float" office:value="-0.0758068" calcext:value-type="float">
            <text:p>-0.0758068</text:p>
          </table:table-cell>
          <table:table-cell table:formula="of:=[.C6]-[.E6]" office:value-type="float" office:value="-0.024696" calcext:value-type="float">
            <text:p>-0.024696</text:p>
          </table:table-cell>
          <table:table-cell table:formula="of:=[.E6]-[.G6]" office:value-type="float" office:value="0.005328" calcext:value-type="float">
            <text:p>0.005328</text:p>
          </table:table-cell>
          <table:table-cell table:formula="of:=[.J6]^2" office:value-type="float" office:value="0.00574667092624" calcext:value-type="float">
            <text:p>0.00574667092624</text:p>
          </table:table-cell>
          <table:table-cell table:formula="of:=[.K6]^2" office:value-type="float" office:value="0.000609892416" calcext:value-type="float">
            <text:p>0.000609892416</text:p>
          </table:table-cell>
          <table:table-cell table:formula="of:=[.L6]^2" office:value-type="float" office:value="0.000028387584" calcext:value-type="float">
            <text:p>2.8387584E-05</text:p>
          </table:table-cell>
          <table:table-cell/>
          <table:table-cell table:formula="of:=[.B6]-[.D6]" office:value-type="float" office:value="-0.127419" calcext:value-type="float">
            <text:p>-0.127419</text:p>
          </table:table-cell>
          <table:table-cell table:formula="of:=[.D6]-[.F6]" office:value-type="float" office:value="0.022157" calcext:value-type="float">
            <text:p>0.022157</text:p>
          </table:table-cell>
          <table:table-cell table:formula="of:=[.F6]-[.H6]" office:value-type="float" office:value="-0.00245899999999999" calcext:value-type="float">
            <text:p>-0.002459</text:p>
          </table:table-cell>
          <table:table-cell table:formula="of:=[.Q6]^2" office:value-type="float" office:value="0.016235601561" calcext:value-type="float">
            <text:p>0.016235601561</text:p>
          </table:table-cell>
          <table:table-cell table:formula="of:=[.R6]^2" office:value-type="float" office:value="0.000490932649000002" calcext:value-type="float">
            <text:p>0.000490932649</text:p>
          </table:table-cell>
          <table:table-cell table:formula="of:=[.S6]^2" office:value-type="float" office:value="0.00000604668099999995" calcext:value-type="float">
            <text:p>6.04668099999995E-06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114516" calcext:value-type="float">
            <text:p>0.114516</text:p>
          </table:table-cell>
          <table:table-cell office:value-type="float" office:value="0.65" calcext:value-type="float">
            <text:p>0.65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713115" calcext:value-type="float">
            <text:p>0.713115</text:p>
          </table:table-cell>
          <table:table-cell office:value-type="float" office:value="0.127869" calcext:value-type="float">
            <text:p>0.127869</text:p>
          </table:table-cell>
          <table:table-cell office:value-type="float" office:value="0.681557" calcext:value-type="float">
            <text:p>0.681557</text:p>
          </table:table-cell>
          <table:table-cell/>
          <table:table-cell table:formula="of:=[.A7]-[.C7]" office:value-type="float" office:value="-0.0661289" calcext:value-type="float">
            <text:p>-0.0661289</text:p>
          </table:table-cell>
          <table:table-cell table:formula="of:=[.C7]-[.E7]" office:value-type="float" office:value="-0.028107" calcext:value-type="float">
            <text:p>-0.028107</text:p>
          </table:table-cell>
          <table:table-cell table:formula="of:=[.E7]-[.G7]" office:value-type="float" office:value="0.014754" calcext:value-type="float">
            <text:p>0.014754</text:p>
          </table:table-cell>
          <table:table-cell table:formula="of:=[.J7]^2" office:value-type="float" office:value="0.00437303141521" calcext:value-type="float">
            <text:p>0.00437303141521</text:p>
          </table:table-cell>
          <table:table-cell table:formula="of:=[.K7]^2" office:value-type="float" office:value="0.000790003449" calcext:value-type="float">
            <text:p>0.000790003449</text:p>
          </table:table-cell>
          <table:table-cell table:formula="of:=[.L7]^2" office:value-type="float" office:value="0.000217680516" calcext:value-type="float">
            <text:p>0.000217680516</text:p>
          </table:table-cell>
          <table:table-cell/>
          <table:table-cell table:formula="of:=[.B7]-[.D7]" office:value-type="float" office:value="0.043548" calcext:value-type="float">
            <text:p>0.043548</text:p>
          </table:table-cell>
          <table:table-cell table:formula="of:=[.D7]-[.F7]" office:value-type="float" office:value="-0.063115" calcext:value-type="float">
            <text:p>-0.063115</text:p>
          </table:table-cell>
          <table:table-cell table:formula="of:=[.F7]-[.H7]" office:value-type="float" office:value="0.0315580000000001" calcext:value-type="float">
            <text:p>0.031558</text:p>
          </table:table-cell>
          <table:table-cell table:formula="of:=[.Q7]^2" office:value-type="float" office:value="0.001896428304" calcext:value-type="float">
            <text:p>0.001896428304</text:p>
          </table:table-cell>
          <table:table-cell table:formula="of:=[.R7]^2" office:value-type="float" office:value="0.003983503225" calcext:value-type="float">
            <text:p>0.003983503225</text:p>
          </table:table-cell>
          <table:table-cell table:formula="of:=[.S7]^2" office:value-type="float" office:value="0.000995907364000005" calcext:value-type="float">
            <text:p>0.000995907364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167742" calcext:value-type="float">
            <text:p>0.167742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195902" calcext:value-type="float">
            <text:p>0.195902</text:p>
          </table:table-cell>
          <table:table-cell office:value-type="float" office:value="0.532787" calcext:value-type="float">
            <text:p>0.532787</text:p>
          </table:table-cell>
          <table:table-cell office:value-type="float" office:value="0.165164" calcext:value-type="float">
            <text:p>0.165164</text:p>
          </table:table-cell>
          <table:table-cell office:value-type="float" office:value="0.529508" calcext:value-type="float">
            <text:p>0.529508</text:p>
          </table:table-cell>
          <table:table-cell/>
          <table:table-cell table:formula="of:=[.A8]-[.C8]" office:value-type="float" office:value="-0.1032259" calcext:value-type="float">
            <text:p>-0.1032259</text:p>
          </table:table-cell>
          <table:table-cell table:formula="of:=[.C8]-[.E8]" office:value-type="float" office:value="-0.02816" calcext:value-type="float">
            <text:p>-0.02816</text:p>
          </table:table-cell>
          <table:table-cell table:formula="of:=[.E8]-[.G8]" office:value-type="float" office:value="0.030738" calcext:value-type="float">
            <text:p>0.030738</text:p>
          </table:table-cell>
          <table:table-cell table:formula="of:=[.J8]^2" office:value-type="float" office:value="0.01065558643081" calcext:value-type="float">
            <text:p>0.01065558643081</text:p>
          </table:table-cell>
          <table:table-cell table:formula="of:=[.K8]^2" office:value-type="float" office:value="0.0007929856" calcext:value-type="float">
            <text:p>0.0007929856</text:p>
          </table:table-cell>
          <table:table-cell table:formula="of:=[.L8]^2" office:value-type="float" office:value="0.000944824643999999" calcext:value-type="float">
            <text:p>0.000944824644</text:p>
          </table:table-cell>
          <table:table-cell/>
          <table:table-cell table:formula="of:=[.B8]-[.D8]" office:value-type="float" office:value="0.145161" calcext:value-type="float">
            <text:p>0.145161</text:p>
          </table:table-cell>
          <table:table-cell table:formula="of:=[.D8]-[.F8]" office:value-type="float" office:value="-0.0166580000000001" calcext:value-type="float">
            <text:p>-0.016658</text:p>
          </table:table-cell>
          <table:table-cell table:formula="of:=[.F8]-[.H8]" office:value-type="float" office:value="0.00327900000000003" calcext:value-type="float">
            <text:p>0.003279</text:p>
          </table:table-cell>
          <table:table-cell table:formula="of:=[.Q8]^2" office:value-type="float" office:value="0.021071715921" calcext:value-type="float">
            <text:p>0.021071715921</text:p>
          </table:table-cell>
          <table:table-cell table:formula="of:=[.R8]^2" office:value-type="float" office:value="0.000277488964000002" calcext:value-type="float">
            <text:p>0.000277488964</text:p>
          </table:table-cell>
          <table:table-cell table:formula="of:=[.S8]^2" office:value-type="float" office:value="0.0000107518410000002" calcext:value-type="float">
            <text:p>1.07518410000002E-05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0564516" calcext:value-type="float">
            <text:p>0.0564516</text:p>
          </table:table-cell>
          <table:table-cell office:value-type="float" office:value="0.593548" calcext:value-type="float">
            <text:p>0.593548</text:p>
          </table:table-cell>
          <table:table-cell office:value-type="float" office:value="0.0663934" calcext:value-type="float">
            <text:p>0.0663934</text:p>
          </table:table-cell>
          <table:table-cell office:value-type="float" office:value="0.62623" calcext:value-type="float">
            <text:p>0.62623</text:p>
          </table:table-cell>
          <table:table-cell office:value-type="float" office:value="0.0659836" calcext:value-type="float">
            <text:p>0.0659836</text:p>
          </table:table-cell>
          <table:table-cell office:value-type="float" office:value="0.632377" calcext:value-type="float">
            <text:p>0.632377</text:p>
          </table:table-cell>
          <table:table-cell/>
          <table:table-cell table:formula="of:=[.A9]-[.C9]" office:value-type="float" office:value="-0.0241935" calcext:value-type="float">
            <text:p>-0.0241935</text:p>
          </table:table-cell>
          <table:table-cell table:formula="of:=[.C9]-[.E9]" office:value-type="float" office:value="-0.00994180000000001" calcext:value-type="float">
            <text:p>-0.0099418</text:p>
          </table:table-cell>
          <table:table-cell table:formula="of:=[.E9]-[.G9]" office:value-type="float" office:value="0.000409800000000002" calcext:value-type="float">
            <text:p>0.0004098</text:p>
          </table:table-cell>
          <table:table-cell table:formula="of:=[.J9]^2" office:value-type="float" office:value="0.00058532544225" calcext:value-type="float">
            <text:p>0.00058532544225</text:p>
          </table:table-cell>
          <table:table-cell table:formula="of:=[.K9]^2" office:value-type="float" office:value="0.0000988393872400001" calcext:value-type="float">
            <text:p>9.88393872400001E-05</text:p>
          </table:table-cell>
          <table:table-cell table:formula="of:=[.L9]^2" office:value-type="float" office:value="0.00000016793604" calcext:value-type="float">
            <text:p>1.67936040000002E-07</text:p>
          </table:table-cell>
          <table:table-cell/>
          <table:table-cell table:formula="of:=[.B9]-[.D9]" office:value-type="float" office:value="0.083871" calcext:value-type="float">
            <text:p>0.083871</text:p>
          </table:table-cell>
          <table:table-cell table:formula="of:=[.D9]-[.F9]" office:value-type="float" office:value="-0.032682" calcext:value-type="float">
            <text:p>-0.032682</text:p>
          </table:table-cell>
          <table:table-cell table:formula="of:=[.F9]-[.H9]" office:value-type="float" office:value="-0.00614700000000001" calcext:value-type="float">
            <text:p>-0.006147</text:p>
          </table:table-cell>
          <table:table-cell table:formula="of:=[.Q9]^2" office:value-type="float" office:value="0.007034344641" calcext:value-type="float">
            <text:p>0.007034344641</text:p>
          </table:table-cell>
          <table:table-cell table:formula="of:=[.R9]^2" office:value-type="float" office:value="0.001068113124" calcext:value-type="float">
            <text:p>0.001068113124</text:p>
          </table:table-cell>
          <table:table-cell table:formula="of:=[.S9]^2" office:value-type="float" office:value="0.0000377856090000002" calcext:value-type="float">
            <text:p>3.77856090000002E-05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183871" calcext:value-type="float">
            <text:p>0.183871</text:p>
          </table:table-cell>
          <table:table-cell office:value-type="float" office:value="0.467742" calcext:value-type="float">
            <text:p>0.467742</text:p>
          </table:table-cell>
          <table:table-cell office:value-type="float" office:value="0.17623" calcext:value-type="float">
            <text:p>0.17623</text:p>
          </table:table-cell>
          <table:table-cell office:value-type="float" office:value="0.459836" calcext:value-type="float">
            <text:p>0.459836</text:p>
          </table:table-cell>
          <table:table-cell office:value-type="float" office:value="0.168033" calcext:value-type="float">
            <text:p>0.168033</text:p>
          </table:table-cell>
          <table:table-cell office:value-type="float" office:value="0.472131" calcext:value-type="float">
            <text:p>0.472131</text:p>
          </table:table-cell>
          <table:table-cell/>
          <table:table-cell table:formula="of:=[.A10]-[.C10]" office:value-type="float" office:value="-0.0870968" calcext:value-type="float">
            <text:p>-0.0870968</text:p>
          </table:table-cell>
          <table:table-cell table:formula="of:=[.C10]-[.E10]" office:value-type="float" office:value="0.00764100000000001" calcext:value-type="float">
            <text:p>0.007641</text:p>
          </table:table-cell>
          <table:table-cell table:formula="of:=[.E10]-[.G10]" office:value-type="float" office:value="0.00819700000000001" calcext:value-type="float">
            <text:p>0.008197</text:p>
          </table:table-cell>
          <table:table-cell table:formula="of:=[.J10]^2" office:value-type="float" office:value="0.00758585257024" calcext:value-type="float">
            <text:p>0.00758585257024</text:p>
          </table:table-cell>
          <table:table-cell table:formula="of:=[.K10]^2" office:value-type="float" office:value="0.0000583848810000001" calcext:value-type="float">
            <text:p>5.83848810000001E-05</text:p>
          </table:table-cell>
          <table:table-cell table:formula="of:=[.L10]^2" office:value-type="float" office:value="0.0000671908090000002" calcext:value-type="float">
            <text:p>6.71908090000002E-05</text:p>
          </table:table-cell>
          <table:table-cell/>
          <table:table-cell table:formula="of:=[.B10]-[.D10]" office:value-type="float" office:value="0.048387" calcext:value-type="float">
            <text:p>0.048387</text:p>
          </table:table-cell>
          <table:table-cell table:formula="of:=[.D10]-[.F10]" office:value-type="float" office:value="0.00790599999999997" calcext:value-type="float">
            <text:p>0.007906</text:p>
          </table:table-cell>
          <table:table-cell table:formula="of:=[.F10]-[.H10]" office:value-type="float" office:value="-0.012295" calcext:value-type="float">
            <text:p>-0.012295</text:p>
          </table:table-cell>
          <table:table-cell table:formula="of:=[.Q10]^2" office:value-type="float" office:value="0.002341301769" calcext:value-type="float">
            <text:p>0.002341301769</text:p>
          </table:table-cell>
          <table:table-cell table:formula="of:=[.R10]^2" office:value-type="float" office:value="0.0000625048359999995" calcext:value-type="float">
            <text:p>6.25048359999995E-05</text:p>
          </table:table-cell>
          <table:table-cell table:formula="of:=[.S10]^2" office:value-type="float" office:value="0.000151167025" calcext:value-type="float">
            <text:p>0.000151167025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117742" calcext:value-type="float">
            <text:p>0.117742</text:p>
          </table:table-cell>
          <table:table-cell office:value-type="float" office:value="0.654839" calcext:value-type="float">
            <text:p>0.654839</text:p>
          </table:table-cell>
          <table:table-cell office:value-type="float" office:value="0.136885" calcext:value-type="float">
            <text:p>0.136885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108607" calcext:value-type="float">
            <text:p>0.108607</text:p>
          </table:table-cell>
          <table:table-cell office:value-type="float" office:value="0.652869" calcext:value-type="float">
            <text:p>0.652869</text:p>
          </table:table-cell>
          <table:table-cell/>
          <table:table-cell table:formula="of:=[.A11]-[.C11]" office:value-type="float" office:value="-0.101613" calcext:value-type="float">
            <text:p>-0.101613</text:p>
          </table:table-cell>
          <table:table-cell table:formula="of:=[.C11]-[.E11]" office:value-type="float" office:value="-0.019143" calcext:value-type="float">
            <text:p>-0.019143</text:p>
          </table:table-cell>
          <table:table-cell table:formula="of:=[.E11]-[.G11]" office:value-type="float" office:value="0.028278" calcext:value-type="float">
            <text:p>0.028278</text:p>
          </table:table-cell>
          <table:table-cell table:formula="of:=[.J11]^2" office:value-type="float" office:value="0.010325201769" calcext:value-type="float">
            <text:p>0.010325201769</text:p>
          </table:table-cell>
          <table:table-cell table:formula="of:=[.K11]^2" office:value-type="float" office:value="0.000366454449" calcext:value-type="float">
            <text:p>0.000366454449</text:p>
          </table:table-cell>
          <table:table-cell table:formula="of:=[.L11]^2" office:value-type="float" office:value="0.000799645284000001" calcext:value-type="float">
            <text:p>0.000799645284</text:p>
          </table:table-cell>
          <table:table-cell/>
          <table:table-cell table:formula="of:=[.B11]-[.D11]" office:value-type="float" office:value="-0.074194" calcext:value-type="float">
            <text:p>-0.074194</text:p>
          </table:table-cell>
          <table:table-cell table:formula="of:=[.D11]-[.F11]" office:value-type="float" office:value="-0.013194" calcext:value-type="float">
            <text:p>-0.013194</text:p>
          </table:table-cell>
          <table:table-cell table:formula="of:=[.F11]-[.H11]" office:value-type="float" office:value="0.015164" calcext:value-type="float">
            <text:p>0.015164</text:p>
          </table:table-cell>
          <table:table-cell table:formula="of:=[.Q11]^2" office:value-type="float" office:value="0.005504749636" calcext:value-type="float">
            <text:p>0.005504749636</text:p>
          </table:table-cell>
          <table:table-cell table:formula="of:=[.R11]^2" office:value-type="float" office:value="0.000174081636000001" calcext:value-type="float">
            <text:p>0.000174081636</text:p>
          </table:table-cell>
          <table:table-cell table:formula="of:=[.S11]^2" office:value-type="float" office:value="0.000229946895999999" calcext:value-type="float">
            <text:p>0.000229946896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18871" calcext:value-type="float">
            <text:p>0.18871</text:p>
          </table:table-cell>
          <table:table-cell office:value-type="float" office:value="0.6" calcext:value-type="float">
            <text:p>0.6</text:p>
          </table:table-cell>
          <table:table-cell office:value-type="float" office:value="0.212295" calcext:value-type="float">
            <text:p>0.212295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614344" calcext:value-type="float">
            <text:p>0.614344</text:p>
          </table:table-cell>
          <table:table-cell/>
          <table:table-cell table:formula="of:=[.A12]-[.C12]" office:value-type="float" office:value="-0.1403229" calcext:value-type="float">
            <text:p>-0.1403229</text:p>
          </table:table-cell>
          <table:table-cell table:formula="of:=[.C12]-[.E12]" office:value-type="float" office:value="-0.023585" calcext:value-type="float">
            <text:p>-0.023585</text:p>
          </table:table-cell>
          <table:table-cell table:formula="of:=[.E12]-[.G12]" office:value-type="float" office:value="0.012705" calcext:value-type="float">
            <text:p>0.012705</text:p>
          </table:table-cell>
          <table:table-cell table:formula="of:=[.J12]^2" office:value-type="float" office:value="0.01969051626441" calcext:value-type="float">
            <text:p>0.01969051626441</text:p>
          </table:table-cell>
          <table:table-cell table:formula="of:=[.K12]^2" office:value-type="float" office:value="0.000556252225000001" calcext:value-type="float">
            <text:p>0.000556252225</text:p>
          </table:table-cell>
          <table:table-cell table:formula="of:=[.L12]^2" office:value-type="float" office:value="0.000161417025000001" calcext:value-type="float">
            <text:p>0.000161417025</text:p>
          </table:table-cell>
          <table:table-cell/>
          <table:table-cell table:formula="of:=[.B12]-[.D12]" office:value-type="float" office:value="-0.00322599999999995" calcext:value-type="float">
            <text:p>-0.003226</text:p>
          </table:table-cell>
          <table:table-cell table:formula="of:=[.D12]-[.F12]" office:value-type="float" office:value="-0.02541" calcext:value-type="float">
            <text:p>-0.02541</text:p>
          </table:table-cell>
          <table:table-cell table:formula="of:=[.F12]-[.H12]" office:value-type="float" office:value="0.011066" calcext:value-type="float">
            <text:p>0.011066</text:p>
          </table:table-cell>
          <table:table-cell table:formula="of:=[.Q12]^2" office:value-type="float" office:value="0.0000104070759999997" calcext:value-type="float">
            <text:p>1.04070759999997E-05</text:p>
          </table:table-cell>
          <table:table-cell table:formula="of:=[.R12]^2" office:value-type="float" office:value="0.000645668100000002" calcext:value-type="float">
            <text:p>0.0006456681</text:p>
          </table:table-cell>
          <table:table-cell table:formula="of:=[.S12]^2" office:value-type="float" office:value="0.000122456356" calcext:value-type="float">
            <text:p>0.000122456356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0564516" calcext:value-type="float">
            <text:p>0.0564516</text:p>
          </table:table-cell>
          <table:table-cell office:value-type="float" office:value="0.633871" calcext:value-type="float">
            <text:p>0.633871</text:p>
          </table:table-cell>
          <table:table-cell office:value-type="float" office:value="0.0606557" calcext:value-type="float">
            <text:p>0.0606557</text:p>
          </table:table-cell>
          <table:table-cell office:value-type="float" office:value="0.639344" calcext:value-type="float">
            <text:p>0.639344</text:p>
          </table:table-cell>
          <table:table-cell office:value-type="float" office:value="0.0733607" calcext:value-type="float">
            <text:p>0.0733607</text:p>
          </table:table-cell>
          <table:table-cell office:value-type="float" office:value="0.608607" calcext:value-type="float">
            <text:p>0.608607</text:p>
          </table:table-cell>
          <table:table-cell/>
          <table:table-cell table:formula="of:=[.A13]-[.C13]" office:value-type="float" office:value="-0.0403226" calcext:value-type="float">
            <text:p>-0.0403226</text:p>
          </table:table-cell>
          <table:table-cell table:formula="of:=[.C13]-[.E13]" office:value-type="float" office:value="-0.0042041" calcext:value-type="float">
            <text:p>-0.0042041</text:p>
          </table:table-cell>
          <table:table-cell table:formula="of:=[.E13]-[.G13]" office:value-type="float" office:value="-0.012705" calcext:value-type="float">
            <text:p>-0.012705</text:p>
          </table:table-cell>
          <table:table-cell table:formula="of:=[.J13]^2" office:value-type="float" office:value="0.00162591207076" calcext:value-type="float">
            <text:p>0.00162591207076</text:p>
          </table:table-cell>
          <table:table-cell table:formula="of:=[.K13]^2" office:value-type="float" office:value="0.00001767445681" calcext:value-type="float">
            <text:p>1.767445681E-05</text:p>
          </table:table-cell>
          <table:table-cell table:formula="of:=[.L13]^2" office:value-type="float" office:value="0.000161417025" calcext:value-type="float">
            <text:p>0.000161417025</text:p>
          </table:table-cell>
          <table:table-cell/>
          <table:table-cell table:formula="of:=[.B13]-[.D13]" office:value-type="float" office:value="-0.0370969999999999" calcext:value-type="float">
            <text:p>-0.037097</text:p>
          </table:table-cell>
          <table:table-cell table:formula="of:=[.D13]-[.F13]" office:value-type="float" office:value="-0.00547300000000006" calcext:value-type="float">
            <text:p>-0.005473</text:p>
          </table:table-cell>
          <table:table-cell table:formula="of:=[.F13]-[.H13]" office:value-type="float" office:value="0.030737" calcext:value-type="float">
            <text:p>0.030737</text:p>
          </table:table-cell>
          <table:table-cell table:formula="of:=[.Q13]^2" office:value-type="float" office:value="0.001376187409" calcext:value-type="float">
            <text:p>0.001376187409</text:p>
          </table:table-cell>
          <table:table-cell table:formula="of:=[.R13]^2" office:value-type="float" office:value="0.0000299537290000007" calcext:value-type="float">
            <text:p>2.99537290000007E-05</text:p>
          </table:table-cell>
          <table:table-cell table:formula="of:=[.S13]^2" office:value-type="float" office:value="0.000944763169000001" calcext:value-type="float">
            <text:p>0.000944763169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169355" calcext:value-type="float">
            <text:p>0.169355</text:p>
          </table:table-cell>
          <table:table-cell office:value-type="float" office:value="0.504839" calcext:value-type="float">
            <text:p>0.504839</text:p>
          </table:table-cell>
          <table:table-cell office:value-type="float" office:value="0.213115" calcext:value-type="float">
            <text:p>0.213115</text:p>
          </table:table-cell>
          <table:table-cell office:value-type="float" office:value="0.494262" calcext:value-type="float">
            <text:p>0.494262</text:p>
          </table:table-cell>
          <table:table-cell office:value-type="float" office:value="0.17623" calcext:value-type="float">
            <text:p>0.17623</text:p>
          </table:table-cell>
          <table:table-cell office:value-type="float" office:value="0.518852" calcext:value-type="float">
            <text:p>0.518852</text:p>
          </table:table-cell>
          <table:table-cell/>
          <table:table-cell table:formula="of:=[.A14]-[.C14]" office:value-type="float" office:value="-0.0887098" calcext:value-type="float">
            <text:p>-0.0887098</text:p>
          </table:table-cell>
          <table:table-cell table:formula="of:=[.C14]-[.E14]" office:value-type="float" office:value="-0.04376" calcext:value-type="float">
            <text:p>-0.04376</text:p>
          </table:table-cell>
          <table:table-cell table:formula="of:=[.E14]-[.G14]" office:value-type="float" office:value="0.036885" calcext:value-type="float">
            <text:p>0.036885</text:p>
          </table:table-cell>
          <table:table-cell table:formula="of:=[.J14]^2" office:value-type="float" office:value="0.00786942861604" calcext:value-type="float">
            <text:p>0.00786942861604</text:p>
          </table:table-cell>
          <table:table-cell table:formula="of:=[.K14]^2" office:value-type="float" office:value="0.0019149376" calcext:value-type="float">
            <text:p>0.0019149376</text:p>
          </table:table-cell>
          <table:table-cell table:formula="of:=[.L14]^2" office:value-type="float" office:value="0.001360503225" calcext:value-type="float">
            <text:p>0.001360503225</text:p>
          </table:table-cell>
          <table:table-cell/>
          <table:table-cell table:formula="of:=[.B14]-[.D14]" office:value-type="float" office:value="-0.020968" calcext:value-type="float">
            <text:p>-0.020968</text:p>
          </table:table-cell>
          <table:table-cell table:formula="of:=[.D14]-[.F14]" office:value-type="float" office:value="0.0105770000000001" calcext:value-type="float">
            <text:p>0.010577</text:p>
          </table:table-cell>
          <table:table-cell table:formula="of:=[.F14]-[.H14]" office:value-type="float" office:value="-0.02459" calcext:value-type="float">
            <text:p>-0.02459</text:p>
          </table:table-cell>
          <table:table-cell table:formula="of:=[.Q14]^2" office:value-type="float" office:value="0.000439657024000002" calcext:value-type="float">
            <text:p>0.000439657024</text:p>
          </table:table-cell>
          <table:table-cell table:formula="of:=[.R14]^2" office:value-type="float" office:value="0.000111872929000001" calcext:value-type="float">
            <text:p>0.000111872929</text:p>
          </table:table-cell>
          <table:table-cell table:formula="of:=[.S14]^2" office:value-type="float" office:value="0.0006046681" calcext:value-type="float">
            <text:p>0.0006046681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0419355" calcext:value-type="float">
            <text:p>0.0419355</text:p>
          </table:table-cell>
          <table:table-cell office:value-type="float" office:value="0.619355" calcext:value-type="float">
            <text:p>0.619355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8689" calcext:value-type="float">
            <text:p>0.628689</text:p>
          </table:table-cell>
          <table:table-cell office:value-type="float" office:value="0.047541" calcext:value-type="float">
            <text:p>0.047541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[.A15]-[.C15]" office:value-type="float" office:value="-0.0096774" calcext:value-type="float">
            <text:p>-0.0096774</text:p>
          </table:table-cell>
          <table:table-cell table:formula="of:=[.C15]-[.E15]" office:value-type="float" office:value="-0.0482284" calcext:value-type="float">
            <text:p>-0.0482284</text:p>
          </table:table-cell>
          <table:table-cell table:formula="of:=[.E15]-[.G15]" office:value-type="float" office:value="0.0426229" calcext:value-type="float">
            <text:p>0.0426229</text:p>
          </table:table-cell>
          <table:table-cell table:formula="of:=[.J15]^2" office:value-type="float" office:value="0.00009365207076" calcext:value-type="float">
            <text:p>9.365207076E-05</text:p>
          </table:table-cell>
          <table:table-cell table:formula="of:=[.K15]^2" office:value-type="float" office:value="0.00232597856656" calcext:value-type="float">
            <text:p>0.00232597856656</text:p>
          </table:table-cell>
          <table:table-cell table:formula="of:=[.L15]^2" office:value-type="float" office:value="0.00181671160441" calcext:value-type="float">
            <text:p>0.00181671160441</text:p>
          </table:table-cell>
          <table:table-cell/>
          <table:table-cell table:formula="of:=[.B15]-[.D15]" office:value-type="float" office:value="-0.103226" calcext:value-type="float">
            <text:p>-0.103226</text:p>
          </table:table-cell>
          <table:table-cell table:formula="of:=[.D15]-[.F15]" office:value-type="float" office:value="-0.00933400000000006" calcext:value-type="float">
            <text:p>-0.009334</text:p>
          </table:table-cell>
          <table:table-cell table:formula="of:=[.F15]-[.H15]" office:value-type="float" office:value="0.02541" calcext:value-type="float">
            <text:p>0.02541</text:p>
          </table:table-cell>
          <table:table-cell table:formula="of:=[.Q15]^2" office:value-type="float" office:value="0.010655607076" calcext:value-type="float">
            <text:p>0.010655607076</text:p>
          </table:table-cell>
          <table:table-cell table:formula="of:=[.R15]^2" office:value-type="float" office:value="0.0000871235560000012" calcext:value-type="float">
            <text:p>8.71235560000012E-05</text:p>
          </table:table-cell>
          <table:table-cell table:formula="of:=[.S15]^2" office:value-type="float" office:value="0.000645668100000002" calcext:value-type="float">
            <text:p>0.0006456681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109677" calcext:value-type="float">
            <text:p>0.109677</text:p>
          </table:table-cell>
          <table:table-cell office:value-type="float" office:value="0.714516" calcext:value-type="float">
            <text:p>0.714516</text:p>
          </table:table-cell>
          <table:table-cell office:value-type="float" office:value="0.147541" calcext:value-type="float">
            <text:p>0.147541</text:p>
          </table:table-cell>
          <table:table-cell office:value-type="float" office:value="0.70082" calcext:value-type="float">
            <text:p>0.70082</text:p>
          </table:table-cell>
          <table:table-cell office:value-type="float" office:value="0.12459" calcext:value-type="float">
            <text:p>0.12459</text:p>
          </table:table-cell>
          <table:table-cell office:value-type="float" office:value="0.665984" calcext:value-type="float">
            <text:p>0.665984</text:p>
          </table:table-cell>
          <table:table-cell/>
          <table:table-cell table:formula="of:=[.A16]-[.C16]" office:value-type="float" office:value="-0.0451609" calcext:value-type="float">
            <text:p>-0.0451609</text:p>
          </table:table-cell>
          <table:table-cell table:formula="of:=[.C16]-[.E16]" office:value-type="float" office:value="-0.037864" calcext:value-type="float">
            <text:p>-0.037864</text:p>
          </table:table-cell>
          <table:table-cell table:formula="of:=[.E16]-[.G16]" office:value-type="float" office:value="0.022951" calcext:value-type="float">
            <text:p>0.022951</text:p>
          </table:table-cell>
          <table:table-cell table:formula="of:=[.J16]^2" office:value-type="float" office:value="0.00203950688881" calcext:value-type="float">
            <text:p>0.00203950688881</text:p>
          </table:table-cell>
          <table:table-cell table:formula="of:=[.K16]^2" office:value-type="float" office:value="0.001433682496" calcext:value-type="float">
            <text:p>0.001433682496</text:p>
          </table:table-cell>
          <table:table-cell table:formula="of:=[.L16]^2" office:value-type="float" office:value="0.000526748401" calcext:value-type="float">
            <text:p>0.000526748401</text:p>
          </table:table-cell>
          <table:table-cell/>
          <table:table-cell table:formula="of:=[.B16]-[.D16]" office:value-type="float" office:value="-0.020968" calcext:value-type="float">
            <text:p>-0.020968</text:p>
          </table:table-cell>
          <table:table-cell table:formula="of:=[.D16]-[.F16]" office:value-type="float" office:value="0.013696" calcext:value-type="float">
            <text:p>0.013696</text:p>
          </table:table-cell>
          <table:table-cell table:formula="of:=[.F16]-[.H16]" office:value-type="float" office:value="0.034836" calcext:value-type="float">
            <text:p>0.034836</text:p>
          </table:table-cell>
          <table:table-cell table:formula="of:=[.Q16]^2" office:value-type="float" office:value="0.000439657023999999" calcext:value-type="float">
            <text:p>0.000439657024</text:p>
          </table:table-cell>
          <table:table-cell table:formula="of:=[.R16]^2" office:value-type="float" office:value="0.000187580416000001" calcext:value-type="float">
            <text:p>0.000187580416</text:p>
          </table:table-cell>
          <table:table-cell table:formula="of:=[.S16]^2" office:value-type="float" office:value="0.001213546896" calcext:value-type="float">
            <text:p>0.001213546896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130645" calcext:value-type="float">
            <text:p>0.130645</text:p>
          </table:table-cell>
          <table:table-cell office:value-type="float" office:value="0.487097" calcext:value-type="float">
            <text:p>0.487097</text:p>
          </table:table-cell>
          <table:table-cell office:value-type="float" office:value="0.180328" calcext:value-type="float">
            <text:p>0.180328</text:p>
          </table:table-cell>
          <table:table-cell office:value-type="float" office:value="0.533607" calcext:value-type="float">
            <text:p>0.533607</text:p>
          </table:table-cell>
          <table:table-cell office:value-type="float" office:value="0.189344" calcext:value-type="float">
            <text:p>0.189344</text:p>
          </table:table-cell>
          <table:table-cell office:value-type="float" office:value="0.534016" calcext:value-type="float">
            <text:p>0.534016</text:p>
          </table:table-cell>
          <table:table-cell/>
          <table:table-cell table:formula="of:=[.A17]-[.C17]" office:value-type="float" office:value="-0.0338708" calcext:value-type="float">
            <text:p>-0.0338708</text:p>
          </table:table-cell>
          <table:table-cell table:formula="of:=[.C17]-[.E17]" office:value-type="float" office:value="-0.049683" calcext:value-type="float">
            <text:p>-0.049683</text:p>
          </table:table-cell>
          <table:table-cell table:formula="of:=[.E17]-[.G17]" office:value-type="float" office:value="-0.00901600000000002" calcext:value-type="float">
            <text:p>-0.009016</text:p>
          </table:table-cell>
          <table:table-cell table:formula="of:=[.J17]^2" office:value-type="float" office:value="0.00114723109264" calcext:value-type="float">
            <text:p>0.00114723109264</text:p>
          </table:table-cell>
          <table:table-cell table:formula="of:=[.K17]^2" office:value-type="float" office:value="0.002468400489" calcext:value-type="float">
            <text:p>0.002468400489</text:p>
          </table:table-cell>
          <table:table-cell table:formula="of:=[.L17]^2" office:value-type="float" office:value="0.0000812882560000004" calcext:value-type="float">
            <text:p>8.12882560000004E-05</text:p>
          </table:table-cell>
          <table:table-cell/>
          <table:table-cell table:formula="of:=[.B17]-[.D17]" office:value-type="float" office:value="0.0290319999999999" calcext:value-type="float">
            <text:p>0.029032</text:p>
          </table:table-cell>
          <table:table-cell table:formula="of:=[.D17]-[.F17]" office:value-type="float" office:value="-0.0465100000000001" calcext:value-type="float">
            <text:p>-0.04651</text:p>
          </table:table-cell>
          <table:table-cell table:formula="of:=[.F17]-[.H17]" office:value-type="float" office:value="-0.000408999999999993" calcext:value-type="float">
            <text:p>-0.000409</text:p>
          </table:table-cell>
          <table:table-cell table:formula="of:=[.Q17]^2" office:value-type="float" office:value="0.000842857023999997" calcext:value-type="float">
            <text:p>0.000842857024</text:p>
          </table:table-cell>
          <table:table-cell table:formula="of:=[.R17]^2" office:value-type="float" office:value="0.0021631801" calcext:value-type="float">
            <text:p>0.0021631801</text:p>
          </table:table-cell>
          <table:table-cell table:formula="of:=[.S17]^2" office:value-type="float" office:value="0.00000016728099999999" calcext:value-type="float">
            <text:p>1.67280999999994E-07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0532258" calcext:value-type="float">
            <text:p>0.0532258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0729508" calcext:value-type="float">
            <text:p>0.0729508</text:p>
          </table:table-cell>
          <table:table-cell office:value-type="float" office:value="0.613934" calcext:value-type="float">
            <text:p>0.613934</text:p>
          </table:table-cell>
          <table:table-cell office:value-type="float" office:value="0.0688525" calcext:value-type="float">
            <text:p>0.0688525</text:p>
          </table:table-cell>
          <table:table-cell office:value-type="float" office:value="0.635656" calcext:value-type="float">
            <text:p>0.635656</text:p>
          </table:table-cell>
          <table:table-cell/>
          <table:table-cell table:formula="of:=[.A18]-[.C18]" office:value-type="float" office:value="-0.00483869999999999" calcext:value-type="float">
            <text:p>-0.0048387</text:p>
          </table:table-cell>
          <table:table-cell table:formula="of:=[.C18]-[.E18]" office:value-type="float" office:value="-0.019725" calcext:value-type="float">
            <text:p>-0.019725</text:p>
          </table:table-cell>
          <table:table-cell table:formula="of:=[.E18]-[.G18]" office:value-type="float" office:value="0.0040983" calcext:value-type="float">
            <text:p>0.0040983</text:p>
          </table:table-cell>
          <table:table-cell table:formula="of:=[.J18]^2" office:value-type="float" office:value="0.0000234130176899999" calcext:value-type="float">
            <text:p>2.34130176899999E-05</text:p>
          </table:table-cell>
          <table:table-cell table:formula="of:=[.K18]^2" office:value-type="float" office:value="0.000389075625" calcext:value-type="float">
            <text:p>0.000389075625</text:p>
          </table:table-cell>
          <table:table-cell table:formula="of:=[.L18]^2" office:value-type="float" office:value="0.00001679606289" calcext:value-type="float">
            <text:p>1.679606289E-05</text:p>
          </table:table-cell>
          <table:table-cell/>
          <table:table-cell table:formula="of:=[.B18]-[.D18]" office:value-type="float" office:value="0.032258" calcext:value-type="float">
            <text:p>0.032258</text:p>
          </table:table-cell>
          <table:table-cell table:formula="of:=[.D18]-[.F18]" office:value-type="float" office:value="0.0150980000000001" calcext:value-type="float">
            <text:p>0.015098</text:p>
          </table:table-cell>
          <table:table-cell table:formula="of:=[.F18]-[.H18]" office:value-type="float" office:value="-0.021722" calcext:value-type="float">
            <text:p>-0.021722</text:p>
          </table:table-cell>
          <table:table-cell table:formula="of:=[.Q18]^2" office:value-type="float" office:value="0.001040578564" calcext:value-type="float">
            <text:p>0.001040578564</text:p>
          </table:table-cell>
          <table:table-cell table:formula="of:=[.R18]^2" office:value-type="float" office:value="0.000227949604000002" calcext:value-type="float">
            <text:p>0.000227949604</text:p>
          </table:table-cell>
          <table:table-cell table:formula="of:=[.S18]^2" office:value-type="float" office:value="0.000471845284000001" calcext:value-type="float">
            <text:p>0.000471845284</text:p>
          </table:table-cell>
        </table:table-row>
        <table:table-row table:style-name="ro1">
          <table:table-cell office:value-type="float" office:value="0.145161" calcext:value-type="float">
            <text:p>0.145161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162903" calcext:value-type="float">
            <text:p>0.162903</text:p>
          </table:table-cell>
          <table:table-cell office:value-type="float" office:value="0.472581" calcext:value-type="float">
            <text:p>0.472581</text:p>
          </table:table-cell>
          <table:table-cell office:value-type="float" office:value="0.181967" calcext:value-type="float">
            <text:p>0.181967</text:p>
          </table:table-cell>
          <table:table-cell office:value-type="float" office:value="0.481148" calcext:value-type="float">
            <text:p>0.481148</text:p>
          </table:table-cell>
          <table:table-cell office:value-type="float" office:value="0.17623" calcext:value-type="float">
            <text:p>0.17623</text:p>
          </table:table-cell>
          <table:table-cell office:value-type="float" office:value="0.475" calcext:value-type="float">
            <text:p>0.475</text:p>
          </table:table-cell>
          <table:table-cell/>
          <table:table-cell table:formula="of:=[.A19]-[.C19]" office:value-type="float" office:value="-0.017742" calcext:value-type="float">
            <text:p>-0.017742</text:p>
          </table:table-cell>
          <table:table-cell table:formula="of:=[.C19]-[.E19]" office:value-type="float" office:value="-0.019064" calcext:value-type="float">
            <text:p>-0.019064</text:p>
          </table:table-cell>
          <table:table-cell table:formula="of:=[.E19]-[.G19]" office:value-type="float" office:value="0.00573699999999999" calcext:value-type="float">
            <text:p>0.005737</text:p>
          </table:table-cell>
          <table:table-cell table:formula="of:=[.J19]^2" office:value-type="float" office:value="0.000314778563999999" calcext:value-type="float">
            <text:p>0.000314778564</text:p>
          </table:table-cell>
          <table:table-cell table:formula="of:=[.K19]^2" office:value-type="float" office:value="0.000363436096" calcext:value-type="float">
            <text:p>0.000363436096</text:p>
          </table:table-cell>
          <table:table-cell table:formula="of:=[.L19]^2" office:value-type="float" office:value="0.0000329131689999999" calcext:value-type="float">
            <text:p>3.29131689999999E-05</text:p>
          </table:table-cell>
          <table:table-cell/>
          <table:table-cell table:formula="of:=[.B19]-[.D19]" office:value-type="float" office:value="-0.053226" calcext:value-type="float">
            <text:p>-0.053226</text:p>
          </table:table-cell>
          <table:table-cell table:formula="of:=[.D19]-[.F19]" office:value-type="float" office:value="-0.00856700000000005" calcext:value-type="float">
            <text:p>-0.008567</text:p>
          </table:table-cell>
          <table:table-cell table:formula="of:=[.F19]-[.H19]" office:value-type="float" office:value="0.00614800000000004" calcext:value-type="float">
            <text:p>0.006148</text:p>
          </table:table-cell>
          <table:table-cell table:formula="of:=[.Q19]^2" office:value-type="float" office:value="0.002833007076" calcext:value-type="float">
            <text:p>0.002833007076</text:p>
          </table:table-cell>
          <table:table-cell table:formula="of:=[.R19]^2" office:value-type="float" office:value="0.0000733934890000008" calcext:value-type="float">
            <text:p>7.33934890000008E-05</text:p>
          </table:table-cell>
          <table:table-cell table:formula="of:=[.S19]^2" office:value-type="float" office:value="0.0000377979040000005" calcext:value-type="float">
            <text:p>3.77979040000005E-05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116129" calcext:value-type="float">
            <text:p>0.116129</text:p>
          </table:table-cell>
          <table:table-cell office:value-type="float" office:value="0.666129" calcext:value-type="float">
            <text:p>0.666129</text:p>
          </table:table-cell>
          <table:table-cell office:value-type="float" office:value="0.108197" calcext:value-type="float">
            <text:p>0.108197</text:p>
          </table:table-cell>
          <table:table-cell office:value-type="float" office:value="0.690984" calcext:value-type="float">
            <text:p>0.690984</text:p>
          </table:table-cell>
          <table:table-cell office:value-type="float" office:value="0.0856557" calcext:value-type="float">
            <text:p>0.0856557</text:p>
          </table:table-cell>
          <table:table-cell office:value-type="float" office:value="0.691803" calcext:value-type="float">
            <text:p>0.691803</text:p>
          </table:table-cell>
          <table:table-cell/>
          <table:table-cell table:formula="of:=[.A20]-[.C20]" office:value-type="float" office:value="0.012903" calcext:value-type="float">
            <text:p>0.012903</text:p>
          </table:table-cell>
          <table:table-cell table:formula="of:=[.C20]-[.E20]" office:value-type="float" office:value="0.00793199999999999" calcext:value-type="float">
            <text:p>0.007932</text:p>
          </table:table-cell>
          <table:table-cell table:formula="of:=[.E20]-[.G20]" office:value-type="float" office:value="0.0225413" calcext:value-type="float">
            <text:p>0.0225413</text:p>
          </table:table-cell>
          <table:table-cell table:formula="of:=[.J20]^2" office:value-type="float" office:value="0.000166487409" calcext:value-type="float">
            <text:p>0.000166487409</text:p>
          </table:table-cell>
          <table:table-cell table:formula="of:=[.K20]^2" office:value-type="float" office:value="0.0000629166239999999" calcext:value-type="float">
            <text:p>6.29166239999999E-05</text:p>
          </table:table-cell>
          <table:table-cell table:formula="of:=[.L20]^2" office:value-type="float" office:value="0.00050811020569" calcext:value-type="float">
            <text:p>0.00050811020569</text:p>
          </table:table-cell>
          <table:table-cell/>
          <table:table-cell table:formula="of:=[.B20]-[.D20]" office:value-type="float" office:value="0.059677" calcext:value-type="float">
            <text:p>0.059677</text:p>
          </table:table-cell>
          <table:table-cell table:formula="of:=[.D20]-[.F20]" office:value-type="float" office:value="-0.0248550000000001" calcext:value-type="float">
            <text:p>-0.024855</text:p>
          </table:table-cell>
          <table:table-cell table:formula="of:=[.F20]-[.H20]" office:value-type="float" office:value="-0.000818999999999903" calcext:value-type="float">
            <text:p>-0.000819</text:p>
          </table:table-cell>
          <table:table-cell table:formula="of:=[.Q20]^2" office:value-type="float" office:value="0.003561344329" calcext:value-type="float">
            <text:p>0.003561344329</text:p>
          </table:table-cell>
          <table:table-cell table:formula="of:=[.R20]^2" office:value-type="float" office:value="0.000617771025000004" calcext:value-type="float">
            <text:p>0.000617771025</text:p>
          </table:table-cell>
          <table:table-cell table:formula="of:=[.S20]^2" office:value-type="float" office:value="0.00000067076099999984" calcext:value-type="float">
            <text:p>6.70760999999841E-07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570968" calcext:value-type="float">
            <text:p>0.570968</text:p>
          </table:table-cell>
          <table:table-cell office:value-type="float" office:value="0.183607" calcext:value-type="float">
            <text:p>0.183607</text:p>
          </table:table-cell>
          <table:table-cell office:value-type="float" office:value="0.590164" calcext:value-type="float">
            <text:p>0.590164</text:p>
          </table:table-cell>
          <table:table-cell office:value-type="float" office:value="0.161475" calcext:value-type="float">
            <text:p>0.161475</text:p>
          </table:table-cell>
          <table:table-cell office:value-type="float" office:value="0.554098" calcext:value-type="float">
            <text:p>0.554098</text:p>
          </table:table-cell>
          <table:table-cell/>
          <table:table-cell table:formula="of:=[.A21]-[.C21]" office:value-type="float" office:value="-0.051613" calcext:value-type="float">
            <text:p>-0.051613</text:p>
          </table:table-cell>
          <table:table-cell table:formula="of:=[.C21]-[.E21]" office:value-type="float" office:value="-0.019091" calcext:value-type="float">
            <text:p>-0.019091</text:p>
          </table:table-cell>
          <table:table-cell table:formula="of:=[.E21]-[.G21]" office:value-type="float" office:value="0.022132" calcext:value-type="float">
            <text:p>0.022132</text:p>
          </table:table-cell>
          <table:table-cell table:formula="of:=[.J21]^2" office:value-type="float" office:value="0.002663901769" calcext:value-type="float">
            <text:p>0.002663901769</text:p>
          </table:table-cell>
          <table:table-cell table:formula="of:=[.K21]^2" office:value-type="float" office:value="0.000364466281" calcext:value-type="float">
            <text:p>0.000364466281</text:p>
          </table:table-cell>
          <table:table-cell table:formula="of:=[.L21]^2" office:value-type="float" office:value="0.000489825423999999" calcext:value-type="float">
            <text:p>0.000489825424</text:p>
          </table:table-cell>
          <table:table-cell/>
          <table:table-cell table:formula="of:=[.B21]-[.D21]" office:value-type="float" office:value="-0.03871" calcext:value-type="float">
            <text:p>-0.03871</text:p>
          </table:table-cell>
          <table:table-cell table:formula="of:=[.D21]-[.F21]" office:value-type="float" office:value="-0.019196" calcext:value-type="float">
            <text:p>-0.019196</text:p>
          </table:table-cell>
          <table:table-cell table:formula="of:=[.F21]-[.H21]" office:value-type="float" office:value="0.036066" calcext:value-type="float">
            <text:p>0.036066</text:p>
          </table:table-cell>
          <table:table-cell table:formula="of:=[.Q21]^2" office:value-type="float" office:value="0.0014984641" calcext:value-type="float">
            <text:p>0.0014984641</text:p>
          </table:table-cell>
          <table:table-cell table:formula="of:=[.R21]^2" office:value-type="float" office:value="0.000368486416" calcext:value-type="float">
            <text:p>0.000368486416</text:p>
          </table:table-cell>
          <table:table-cell table:formula="of:=[.S21]^2" office:value-type="float" office:value="0.001300756356" calcext:value-type="float">
            <text:p>0.001300756356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51129" calcext:value-type="float">
            <text:p>0.51129</text:p>
          </table:table-cell>
          <table:table-cell office:value-type="float" office:value="0.0819672" calcext:value-type="float">
            <text:p>0.0819672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158197" calcext:value-type="float">
            <text:p>0.158197</text:p>
          </table:table-cell>
          <table:table-cell office:value-type="float" office:value="0.502459" calcext:value-type="float">
            <text:p>0.502459</text:p>
          </table:table-cell>
          <table:table-cell/>
          <table:table-cell table:formula="of:=[.A22]-[.C22]" office:value-type="float" office:value="-0.0419358" calcext:value-type="float">
            <text:p>-0.0419358</text:p>
          </table:table-cell>
          <table:table-cell table:formula="of:=[.C22]-[.E22]" office:value-type="float" office:value="0.0567428" calcext:value-type="float">
            <text:p>0.0567428</text:p>
          </table:table-cell>
          <table:table-cell table:formula="of:=[.E22]-[.G22]" office:value-type="float" office:value="-0.0762298" calcext:value-type="float">
            <text:p>-0.0762298</text:p>
          </table:table-cell>
          <table:table-cell table:formula="of:=[.J22]^2" office:value-type="float" office:value="0.00175861132164" calcext:value-type="float">
            <text:p>0.00175861132164</text:p>
          </table:table-cell>
          <table:table-cell table:formula="of:=[.K22]^2" office:value-type="float" office:value="0.00321974535184" calcext:value-type="float">
            <text:p>0.00321974535184</text:p>
          </table:table-cell>
          <table:table-cell table:formula="of:=[.L22]^2" office:value-type="float" office:value="0.00581098240804" calcext:value-type="float">
            <text:p>0.00581098240804</text:p>
          </table:table-cell>
          <table:table-cell/>
          <table:table-cell table:formula="of:=[.B22]-[.D22]" office:value-type="float" office:value="-0.059677" calcext:value-type="float">
            <text:p>-0.059677</text:p>
          </table:table-cell>
          <table:table-cell table:formula="of:=[.D22]-[.F22]" office:value-type="float" office:value="-0.150185" calcext:value-type="float">
            <text:p>-0.150185</text:p>
          </table:table-cell>
          <table:table-cell table:formula="of:=[.F22]-[.H22]" office:value-type="float" office:value="0.159016" calcext:value-type="float">
            <text:p>0.159016</text:p>
          </table:table-cell>
          <table:table-cell table:formula="of:=[.Q22]^2" office:value-type="float" office:value="0.003561344329" calcext:value-type="float">
            <text:p>0.003561344329</text:p>
          </table:table-cell>
          <table:table-cell table:formula="of:=[.R22]^2" office:value-type="float" office:value="0.022555534225" calcext:value-type="float">
            <text:p>0.022555534225</text:p>
          </table:table-cell>
          <table:table-cell table:formula="of:=[.S22]^2" office:value-type="float" office:value="0.025286088256" calcext:value-type="float">
            <text:p>0.025286088256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0790323" calcext:value-type="float">
            <text:p>0.0790323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170492" calcext:value-type="float">
            <text:p>0.170492</text:p>
          </table:table-cell>
          <table:table-cell office:value-type="float" office:value="0.507377" calcext:value-type="float">
            <text:p>0.507377</text:p>
          </table:table-cell>
          <table:table-cell office:value-type="float" office:value="0.0885246" calcext:value-type="float">
            <text:p>0.0885246</text:p>
          </table:table-cell>
          <table:table-cell office:value-type="float" office:value="0.671721" calcext:value-type="float">
            <text:p>0.671721</text:p>
          </table:table-cell>
          <table:table-cell/>
          <table:table-cell table:formula="of:=[.A23]-[.C23]" office:value-type="float" office:value="-0.0145162" calcext:value-type="float">
            <text:p>-0.0145162</text:p>
          </table:table-cell>
          <table:table-cell table:formula="of:=[.C23]-[.E23]" office:value-type="float" office:value="-0.0914597" calcext:value-type="float">
            <text:p>-0.0914597</text:p>
          </table:table-cell>
          <table:table-cell table:formula="of:=[.E23]-[.G23]" office:value-type="float" office:value="0.0819674" calcext:value-type="float">
            <text:p>0.0819674</text:p>
          </table:table-cell>
          <table:table-cell table:formula="of:=[.J23]^2" office:value-type="float" office:value="0.00021072006244" calcext:value-type="float">
            <text:p>0.00021072006244</text:p>
          </table:table-cell>
          <table:table-cell table:formula="of:=[.K23]^2" office:value-type="float" office:value="0.00836487672409" calcext:value-type="float">
            <text:p>0.00836487672409</text:p>
          </table:table-cell>
          <table:table-cell table:formula="of:=[.L23]^2" office:value-type="float" office:value="0.00671865466276" calcext:value-type="float">
            <text:p>0.00671865466276</text:p>
          </table:table-cell>
          <table:table-cell/>
          <table:table-cell table:formula="of:=[.B23]-[.D23]" office:value-type="float" office:value="0.0499999999999999" calcext:value-type="float">
            <text:p>0.05</text:p>
          </table:table-cell>
          <table:table-cell table:formula="of:=[.D23]-[.F23]" office:value-type="float" office:value="0.168429" calcext:value-type="float">
            <text:p>0.168429</text:p>
          </table:table-cell>
          <table:table-cell table:formula="of:=[.F23]-[.H23]" office:value-type="float" office:value="-0.164344" calcext:value-type="float">
            <text:p>-0.164344</text:p>
          </table:table-cell>
          <table:table-cell table:formula="of:=[.Q23]^2" office:value-type="float" office:value="0.00249999999999999" calcext:value-type="float">
            <text:p>0.0025</text:p>
          </table:table-cell>
          <table:table-cell table:formula="of:=[.R23]^2" office:value-type="float" office:value="0.028368328041" calcext:value-type="float">
            <text:p>0.028368328041</text:p>
          </table:table-cell>
          <table:table-cell table:formula="of:=[.S23]^2" office:value-type="float" office:value="0.027008950336" calcext:value-type="float">
            <text:p>0.027008950336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290323" calcext:value-type="float">
            <text:p>0.290323</text:p>
          </table:table-cell>
          <table:table-cell office:value-type="float" office:value="0.143548" calcext:value-type="float">
            <text:p>0.143548</text:p>
          </table:table-cell>
          <table:table-cell office:value-type="float" office:value="0.469355" calcext:value-type="float">
            <text:p>0.469355</text:p>
          </table:table-cell>
          <table:table-cell office:value-type="float" office:value="0.0762295" calcext:value-type="float">
            <text:p>0.0762295</text:p>
          </table:table-cell>
          <table:table-cell office:value-type="float" office:value="0.702459" calcext:value-type="float">
            <text:p>0.702459</text:p>
          </table:table-cell>
          <table:table-cell office:value-type="float" office:value="0.180328" calcext:value-type="float">
            <text:p>0.180328</text:p>
          </table:table-cell>
          <table:table-cell office:value-type="float" office:value="0.489754" calcext:value-type="float">
            <text:p>0.489754</text:p>
          </table:table-cell>
          <table:table-cell/>
          <table:table-cell table:formula="of:=[.A24]-[.C24]" office:value-type="float" office:value="-0.0629028" calcext:value-type="float">
            <text:p>-0.0629028</text:p>
          </table:table-cell>
          <table:table-cell table:formula="of:=[.C24]-[.E24]" office:value-type="float" office:value="0.0673185" calcext:value-type="float">
            <text:p>0.0673185</text:p>
          </table:table-cell>
          <table:table-cell table:formula="of:=[.E24]-[.G24]" office:value-type="float" office:value="-0.1040985" calcext:value-type="float">
            <text:p>-0.1040985</text:p>
          </table:table-cell>
          <table:table-cell table:formula="of:=[.J24]^2" office:value-type="float" office:value="0.00395676224784" calcext:value-type="float">
            <text:p>0.00395676224784</text:p>
          </table:table-cell>
          <table:table-cell table:formula="of:=[.K24]^2" office:value-type="float" office:value="0.00453178044225" calcext:value-type="float">
            <text:p>0.00453178044225</text:p>
          </table:table-cell>
          <table:table-cell table:formula="of:=[.L24]^2" office:value-type="float" office:value="0.01083649770225" calcext:value-type="float">
            <text:p>0.01083649770225</text:p>
          </table:table-cell>
          <table:table-cell/>
          <table:table-cell table:formula="of:=[.B24]-[.D24]" office:value-type="float" office:value="-0.179032" calcext:value-type="float">
            <text:p>-0.179032</text:p>
          </table:table-cell>
          <table:table-cell table:formula="of:=[.D24]-[.F24]" office:value-type="float" office:value="-0.233104" calcext:value-type="float">
            <text:p>-0.233104</text:p>
          </table:table-cell>
          <table:table-cell table:formula="of:=[.F24]-[.H24]" office:value-type="float" office:value="0.212705" calcext:value-type="float">
            <text:p>0.212705</text:p>
          </table:table-cell>
          <table:table-cell table:formula="of:=[.Q24]^2" office:value-type="float" office:value="0.032052457024" calcext:value-type="float">
            <text:p>0.032052457024</text:p>
          </table:table-cell>
          <table:table-cell table:formula="of:=[.R24]^2" office:value-type="float" office:value="0.054337474816" calcext:value-type="float">
            <text:p>0.054337474816</text:p>
          </table:table-cell>
          <table:table-cell table:formula="of:=[.S24]^2" office:value-type="float" office:value="0.045243417025" calcext:value-type="float">
            <text:p>0.045243417025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403226" calcext:value-type="float">
            <text:p>0.403226</text:p>
          </table:table-cell>
          <table:table-cell office:value-type="float" office:value="0.141935" calcext:value-type="float">
            <text:p>0.141935</text:p>
          </table:table-cell>
          <table:table-cell office:value-type="float" office:value="0.45" calcext:value-type="float">
            <text:p>0.45</text:p>
          </table:table-cell>
          <table:table-cell office:value-type="float" office:value="0.177869" calcext:value-type="float">
            <text:p>0.177869</text:p>
          </table:table-cell>
          <table:table-cell office:value-type="float" office:value="0.477869" calcext:value-type="float">
            <text:p>0.477869</text:p>
          </table:table-cell>
          <table:table-cell office:value-type="float" office:value="0.169262" calcext:value-type="float">
            <text:p>0.169262</text:p>
          </table:table-cell>
          <table:table-cell office:value-type="float" office:value="0.470902" calcext:value-type="float">
            <text:p>0.470902</text:p>
          </table:table-cell>
          <table:table-cell/>
          <table:table-cell table:formula="of:=[.A25]-[.C25]" office:value-type="float" office:value="-0.0935479" calcext:value-type="float">
            <text:p>-0.0935479</text:p>
          </table:table-cell>
          <table:table-cell table:formula="of:=[.C25]-[.E25]" office:value-type="float" office:value="-0.035934" calcext:value-type="float">
            <text:p>-0.035934</text:p>
          </table:table-cell>
          <table:table-cell table:formula="of:=[.E25]-[.G25]" office:value-type="float" office:value="0.008607" calcext:value-type="float">
            <text:p>0.008607</text:p>
          </table:table-cell>
          <table:table-cell table:formula="of:=[.J25]^2" office:value-type="float" office:value="0.00875120959441" calcext:value-type="float">
            <text:p>0.00875120959441</text:p>
          </table:table-cell>
          <table:table-cell table:formula="of:=[.K25]^2" office:value-type="float" office:value="0.001291252356" calcext:value-type="float">
            <text:p>0.001291252356</text:p>
          </table:table-cell>
          <table:table-cell table:formula="of:=[.L25]^2" office:value-type="float" office:value="0.0000740804490000001" calcext:value-type="float">
            <text:p>7.40804490000001E-05</text:p>
          </table:table-cell>
          <table:table-cell/>
          <table:table-cell table:formula="of:=[.B25]-[.D25]" office:value-type="float" office:value="-0.046774" calcext:value-type="float">
            <text:p>-0.046774</text:p>
          </table:table-cell>
          <table:table-cell table:formula="of:=[.D25]-[.F25]" office:value-type="float" office:value="-0.027869" calcext:value-type="float">
            <text:p>-0.027869</text:p>
          </table:table-cell>
          <table:table-cell table:formula="of:=[.F25]-[.H25]" office:value-type="float" office:value="0.006967" calcext:value-type="float">
            <text:p>0.006967</text:p>
          </table:table-cell>
          <table:table-cell table:formula="of:=[.Q25]^2" office:value-type="float" office:value="0.002187807076" calcext:value-type="float">
            <text:p>0.002187807076</text:p>
          </table:table-cell>
          <table:table-cell table:formula="of:=[.R25]^2" office:value-type="float" office:value="0.000776681160999999" calcext:value-type="float">
            <text:p>0.000776681161</text:p>
          </table:table-cell>
          <table:table-cell table:formula="of:=[.S25]^2" office:value-type="float" office:value="0.000048539089" calcext:value-type="float">
            <text:p>4.8539089E-05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0532258" calcext:value-type="float">
            <text:p>0.0532258</text:p>
          </table:table-cell>
          <table:table-cell office:value-type="float" office:value="0.703226" calcext:value-type="float">
            <text:p>0.703226</text:p>
          </table:table-cell>
          <table:table-cell office:value-type="float" office:value="0.197541" calcext:value-type="float">
            <text:p>0.197541</text:p>
          </table:table-cell>
          <table:table-cell office:value-type="float" office:value="0.510656" calcext:value-type="float">
            <text:p>0.510656</text:p>
          </table:table-cell>
          <table:table-cell office:value-type="float" office:value="0.0520492" calcext:value-type="float">
            <text:p>0.0520492</text:p>
          </table:table-cell>
          <table:table-cell office:value-type="float" office:value="0.679508" calcext:value-type="float">
            <text:p>0.679508</text:p>
          </table:table-cell>
          <table:table-cell/>
          <table:table-cell table:formula="of:=[.A26]-[.C26]" office:value-type="float" office:value="-0.00483869999999999" calcext:value-type="float">
            <text:p>-0.0048387</text:p>
          </table:table-cell>
          <table:table-cell table:formula="of:=[.C26]-[.E26]" office:value-type="float" office:value="-0.1443152" calcext:value-type="float">
            <text:p>-0.1443152</text:p>
          </table:table-cell>
          <table:table-cell table:formula="of:=[.E26]-[.G26]" office:value-type="float" office:value="0.1454918" calcext:value-type="float">
            <text:p>0.1454918</text:p>
          </table:table-cell>
          <table:table-cell table:formula="of:=[.J26]^2" office:value-type="float" office:value="0.0000234130176899999" calcext:value-type="float">
            <text:p>2.34130176899999E-05</text:p>
          </table:table-cell>
          <table:table-cell table:formula="of:=[.K26]^2" office:value-type="float" office:value="0.02082687695104" calcext:value-type="float">
            <text:p>0.02082687695104</text:p>
          </table:table-cell>
          <table:table-cell table:formula="of:=[.L26]^2" office:value-type="float" office:value="0.02116786386724" calcext:value-type="float">
            <text:p>0.02116786386724</text:p>
          </table:table-cell>
          <table:table-cell/>
          <table:table-cell table:formula="of:=[.B26]-[.D26]" office:value-type="float" office:value="-0.074194" calcext:value-type="float">
            <text:p>-0.074194</text:p>
          </table:table-cell>
          <table:table-cell table:formula="of:=[.D26]-[.F26]" office:value-type="float" office:value="0.19257" calcext:value-type="float">
            <text:p>0.19257</text:p>
          </table:table-cell>
          <table:table-cell table:formula="of:=[.F26]-[.H26]" office:value-type="float" office:value="-0.168852" calcext:value-type="float">
            <text:p>-0.168852</text:p>
          </table:table-cell>
          <table:table-cell table:formula="of:=[.Q26]^2" office:value-type="float" office:value="0.005504749636" calcext:value-type="float">
            <text:p>0.005504749636</text:p>
          </table:table-cell>
          <table:table-cell table:formula="of:=[.R26]^2" office:value-type="float" office:value="0.0370832049" calcext:value-type="float">
            <text:p>0.0370832049</text:p>
          </table:table-cell>
          <table:table-cell table:formula="of:=[.S26]^2" office:value-type="float" office:value="0.028510997904" calcext:value-type="float">
            <text:p>0.028510997904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5" calcext:value-type="float">
            <text:p>0.5</text:p>
          </table:table-cell>
          <table:table-cell office:value-type="float" office:value="0.122581" calcext:value-type="float">
            <text:p>0.122581</text:p>
          </table:table-cell>
          <table:table-cell office:value-type="float" office:value="0.435484" calcext:value-type="float">
            <text:p>0.435484</text:p>
          </table:table-cell>
          <table:table-cell office:value-type="float" office:value="0.0803279" calcext:value-type="float">
            <text:p>0.0803279</text:p>
          </table:table-cell>
          <table:table-cell office:value-type="float" office:value="0.654098" calcext:value-type="float">
            <text:p>0.654098</text:p>
          </table:table-cell>
          <table:table-cell office:value-type="float" office:value="0.160656" calcext:value-type="float">
            <text:p>0.160656</text:p>
          </table:table-cell>
          <table:table-cell office:value-type="float" office:value="0.445902" calcext:value-type="float">
            <text:p>0.445902</text:p>
          </table:table-cell>
          <table:table-cell/>
          <table:table-cell table:formula="of:=[.A27]-[.C27]" office:value-type="float" office:value="-0.0419358" calcext:value-type="float">
            <text:p>-0.0419358</text:p>
          </table:table-cell>
          <table:table-cell table:formula="of:=[.C27]-[.E27]" office:value-type="float" office:value="0.0422531" calcext:value-type="float">
            <text:p>0.0422531</text:p>
          </table:table-cell>
          <table:table-cell table:formula="of:=[.E27]-[.G27]" office:value-type="float" office:value="-0.0803281" calcext:value-type="float">
            <text:p>-0.0803281</text:p>
          </table:table-cell>
          <table:table-cell table:formula="of:=[.J27]^2" office:value-type="float" office:value="0.00175861132164" calcext:value-type="float">
            <text:p>0.00175861132164</text:p>
          </table:table-cell>
          <table:table-cell table:formula="of:=[.K27]^2" office:value-type="float" office:value="0.00178532445961" calcext:value-type="float">
            <text:p>0.00178532445961</text:p>
          </table:table-cell>
          <table:table-cell table:formula="of:=[.L27]^2" office:value-type="float" office:value="0.00645260364961" calcext:value-type="float">
            <text:p>0.00645260364961</text:p>
          </table:table-cell>
          <table:table-cell/>
          <table:table-cell table:formula="of:=[.B27]-[.D27]" office:value-type="float" office:value="0.064516" calcext:value-type="float">
            <text:p>0.064516</text:p>
          </table:table-cell>
          <table:table-cell table:formula="of:=[.D27]-[.F27]" office:value-type="float" office:value="-0.218614" calcext:value-type="float">
            <text:p>-0.218614</text:p>
          </table:table-cell>
          <table:table-cell table:formula="of:=[.F27]-[.H27]" office:value-type="float" office:value="0.208196" calcext:value-type="float">
            <text:p>0.208196</text:p>
          </table:table-cell>
          <table:table-cell table:formula="of:=[.Q27]^2" office:value-type="float" office:value="0.004162314256" calcext:value-type="float">
            <text:p>0.004162314256</text:p>
          </table:table-cell>
          <table:table-cell table:formula="of:=[.R27]^2" office:value-type="float" office:value="0.047792080996" calcext:value-type="float">
            <text:p>0.047792080996</text:p>
          </table:table-cell>
          <table:table-cell table:formula="of:=[.S27]^2" office:value-type="float" office:value="0.043345574416" calcext:value-type="float">
            <text:p>0.043345574416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0822581" calcext:value-type="float">
            <text:p>0.0822581</text:p>
          </table:table-cell>
          <table:table-cell office:value-type="float" office:value="0.698387" calcext:value-type="float">
            <text:p>0.698387</text:p>
          </table:table-cell>
          <table:table-cell office:value-type="float" office:value="0.155738" calcext:value-type="float">
            <text:p>0.155738</text:p>
          </table:table-cell>
          <table:table-cell office:value-type="float" office:value="0.460656" calcext:value-type="float">
            <text:p>0.460656</text:p>
          </table:table-cell>
          <table:table-cell office:value-type="float" office:value="0.0954918" calcext:value-type="float">
            <text:p>0.0954918</text:p>
          </table:table-cell>
          <table:table-cell office:value-type="float" office:value="0.677459" calcext:value-type="float">
            <text:p>0.677459</text:p>
          </table:table-cell>
          <table:table-cell/>
          <table:table-cell table:formula="of:=[.A28]-[.C28]" office:value-type="float" office:value="-0.017742" calcext:value-type="float">
            <text:p>-0.017742</text:p>
          </table:table-cell>
          <table:table-cell table:formula="of:=[.C28]-[.E28]" office:value-type="float" office:value="-0.0734799" calcext:value-type="float">
            <text:p>-0.0734799</text:p>
          </table:table-cell>
          <table:table-cell table:formula="of:=[.E28]-[.G28]" office:value-type="float" office:value="0.0602462" calcext:value-type="float">
            <text:p>0.0602462</text:p>
          </table:table-cell>
          <table:table-cell table:formula="of:=[.J28]^2" office:value-type="float" office:value="0.000314778564" calcext:value-type="float">
            <text:p>0.000314778564</text:p>
          </table:table-cell>
          <table:table-cell table:formula="of:=[.K28]^2" office:value-type="float" office:value="0.00539929570401" calcext:value-type="float">
            <text:p>0.00539929570401</text:p>
          </table:table-cell>
          <table:table-cell table:formula="of:=[.L28]^2" office:value-type="float" office:value="0.00362960461444" calcext:value-type="float">
            <text:p>0.00362960461444</text:p>
          </table:table-cell>
          <table:table-cell/>
          <table:table-cell table:formula="of:=[.B28]-[.D28]" office:value-type="float" office:value="-0.053226" calcext:value-type="float">
            <text:p>-0.053226</text:p>
          </table:table-cell>
          <table:table-cell table:formula="of:=[.D28]-[.F28]" office:value-type="float" office:value="0.237731" calcext:value-type="float">
            <text:p>0.237731</text:p>
          </table:table-cell>
          <table:table-cell table:formula="of:=[.F28]-[.H28]" office:value-type="float" office:value="-0.216803" calcext:value-type="float">
            <text:p>-0.216803</text:p>
          </table:table-cell>
          <table:table-cell table:formula="of:=[.Q28]^2" office:value-type="float" office:value="0.002833007076" calcext:value-type="float">
            <text:p>0.002833007076</text:p>
          </table:table-cell>
          <table:table-cell table:formula="of:=[.R28]^2" office:value-type="float" office:value="0.056516028361" calcext:value-type="float">
            <text:p>0.056516028361</text:p>
          </table:table-cell>
          <table:table-cell table:formula="of:=[.S28]^2" office:value-type="float" office:value="0.047003540809" calcext:value-type="float">
            <text:p>0.047003540809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145161" calcext:value-type="float">
            <text:p>0.145161</text:p>
          </table:table-cell>
          <table:table-cell office:value-type="float" office:value="0.556452" calcext:value-type="float">
            <text:p>0.556452</text:p>
          </table:table-cell>
          <table:table-cell office:value-type="float" office:value="0.109016" calcext:value-type="float">
            <text:p>0.109016</text:p>
          </table:table-cell>
          <table:table-cell office:value-type="float" office:value="0.684426" calcext:value-type="float">
            <text:p>0.684426</text:p>
          </table:table-cell>
          <table:table-cell office:value-type="float" office:value="0.181557" calcext:value-type="float">
            <text:p>0.181557</text:p>
          </table:table-cell>
          <table:table-cell office:value-type="float" office:value="0.546721" calcext:value-type="float">
            <text:p>0.546721</text:p>
          </table:table-cell>
          <table:table-cell/>
          <table:table-cell table:formula="of:=[.A29]-[.C29]" office:value-type="float" office:value="-0.016129" calcext:value-type="float">
            <text:p>-0.016129</text:p>
          </table:table-cell>
          <table:table-cell table:formula="of:=[.C29]-[.E29]" office:value-type="float" office:value="0.036145" calcext:value-type="float">
            <text:p>0.036145</text:p>
          </table:table-cell>
          <table:table-cell table:formula="of:=[.E29]-[.G29]" office:value-type="float" office:value="-0.072541" calcext:value-type="float">
            <text:p>-0.072541</text:p>
          </table:table-cell>
          <table:table-cell table:formula="of:=[.J29]^2" office:value-type="float" office:value="0.000260144641" calcext:value-type="float">
            <text:p>0.000260144641</text:p>
          </table:table-cell>
          <table:table-cell table:formula="of:=[.K29]^2" office:value-type="float" office:value="0.001306461025" calcext:value-type="float">
            <text:p>0.001306461025</text:p>
          </table:table-cell>
          <table:table-cell table:formula="of:=[.L29]^2" office:value-type="float" office:value="0.005262196681" calcext:value-type="float">
            <text:p>0.005262196681</text:p>
          </table:table-cell>
          <table:table-cell/>
          <table:table-cell table:formula="of:=[.B29]-[.D29]" office:value-type="float" office:value="-0.0241939999999999" calcext:value-type="float">
            <text:p>-0.024194</text:p>
          </table:table-cell>
          <table:table-cell table:formula="of:=[.D29]-[.F29]" office:value-type="float" office:value="-0.127974" calcext:value-type="float">
            <text:p>-0.127974</text:p>
          </table:table-cell>
          <table:table-cell table:formula="of:=[.F29]-[.H29]" office:value-type="float" office:value="0.137705" calcext:value-type="float">
            <text:p>0.137705</text:p>
          </table:table-cell>
          <table:table-cell table:formula="of:=[.Q29]^2" office:value-type="float" office:value="0.000585349635999997" calcext:value-type="float">
            <text:p>0.000585349636</text:p>
          </table:table-cell>
          <table:table-cell table:formula="of:=[.R29]^2" office:value-type="float" office:value="0.016377344676" calcext:value-type="float">
            <text:p>0.016377344676</text:p>
          </table:table-cell>
          <table:table-cell table:formula="of:=[.S29]^2" office:value-type="float" office:value="0.018962667025" calcext:value-type="float">
            <text:p>0.018962667025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0677419" calcext:value-type="float">
            <text:p>0.0677419</text:p>
          </table:table-cell>
          <table:table-cell office:value-type="float" office:value="0.637097" calcext:value-type="float">
            <text:p>0.637097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540164" calcext:value-type="float">
            <text:p>0.540164</text:p>
          </table:table-cell>
          <table:table-cell office:value-type="float" office:value="0.0565574" calcext:value-type="float">
            <text:p>0.0565574</text:p>
          </table:table-cell>
          <table:table-cell office:value-type="float" office:value="0.607377" calcext:value-type="float">
            <text:p>0.607377</text:p>
          </table:table-cell>
          <table:table-cell/>
          <table:table-cell table:formula="of:=[.A30]-[.C30]" office:value-type="float" office:value="-0.0354838" calcext:value-type="float">
            <text:p>-0.0354838</text:p>
          </table:table-cell>
          <table:table-cell table:formula="of:=[.C30]-[.E30]" office:value-type="float" office:value="-0.1232421" calcext:value-type="float">
            <text:p>-0.1232421</text:p>
          </table:table-cell>
          <table:table-cell table:formula="of:=[.E30]-[.G30]" office:value-type="float" office:value="0.1344266" calcext:value-type="float">
            <text:p>0.1344266</text:p>
          </table:table-cell>
          <table:table-cell table:formula="of:=[.J30]^2" office:value-type="float" office:value="0.00125910006244" calcext:value-type="float">
            <text:p>0.00125910006244</text:p>
          </table:table-cell>
          <table:table-cell table:formula="of:=[.K30]^2" office:value-type="float" office:value="0.01518861521241" calcext:value-type="float">
            <text:p>0.01518861521241</text:p>
          </table:table-cell>
          <table:table-cell table:formula="of:=[.L30]^2" office:value-type="float" office:value="0.01807051078756" calcext:value-type="float">
            <text:p>0.01807051078756</text:p>
          </table:table-cell>
          <table:table-cell/>
          <table:table-cell table:formula="of:=[.B30]-[.D30]" office:value-type="float" office:value="0.024193" calcext:value-type="float">
            <text:p>0.024193</text:p>
          </table:table-cell>
          <table:table-cell table:formula="of:=[.D30]-[.F30]" office:value-type="float" office:value="0.096933" calcext:value-type="float">
            <text:p>0.096933</text:p>
          </table:table-cell>
          <table:table-cell table:formula="of:=[.F30]-[.H30]" office:value-type="float" office:value="-0.067213" calcext:value-type="float">
            <text:p>-0.067213</text:p>
          </table:table-cell>
          <table:table-cell table:formula="of:=[.Q30]^2" office:value-type="float" office:value="0.000585301249000001" calcext:value-type="float">
            <text:p>0.000585301249</text:p>
          </table:table-cell>
          <table:table-cell table:formula="of:=[.R30]^2" office:value-type="float" office:value="0.00939600648900001" calcext:value-type="float">
            <text:p>0.009396006489</text:p>
          </table:table-cell>
          <table:table-cell table:formula="of:=[.S30]^2" office:value-type="float" office:value="0.004517587369" calcext:value-type="float">
            <text:p>0.004517587369</text:p>
          </table:table-cell>
        </table:table-row>
        <table:table-row table:style-name="ro1">
          <table:table-cell office:value-type="float" office:value="0.16129" calcext:value-type="float">
            <text:p>0.16129</text:p>
          </table:table-cell>
          <table:table-cell office:value-type="float" office:value="0.435484" calcext:value-type="float">
            <text:p>0.435484</text:p>
          </table:table-cell>
          <table:table-cell office:value-type="float" office:value="0.135484" calcext:value-type="float">
            <text:p>0.135484</text:p>
          </table:table-cell>
          <table:table-cell office:value-type="float" office:value="0.480645" calcext:value-type="float">
            <text:p>0.480645</text:p>
          </table:table-cell>
          <table:table-cell office:value-type="float" office:value="0.054918" calcext:value-type="float">
            <text:p>0.054918</text:p>
          </table:table-cell>
          <table:table-cell office:value-type="float" office:value="0.640164" calcext:value-type="float">
            <text:p>0.640164</text:p>
          </table:table-cell>
          <table:table-cell office:value-type="float" office:value="0.193033" calcext:value-type="float">
            <text:p>0.193033</text:p>
          </table:table-cell>
          <table:table-cell office:value-type="float" office:value="0.487295" calcext:value-type="float">
            <text:p>0.487295</text:p>
          </table:table-cell>
          <table:table-cell/>
          <table:table-cell table:formula="of:=[.A31]-[.C31]" office:value-type="float" office:value="0.025806" calcext:value-type="float">
            <text:p>0.025806</text:p>
          </table:table-cell>
          <table:table-cell table:formula="of:=[.C31]-[.E31]" office:value-type="float" office:value="0.080566" calcext:value-type="float">
            <text:p>0.080566</text:p>
          </table:table-cell>
          <table:table-cell table:formula="of:=[.E31]-[.G31]" office:value-type="float" office:value="-0.138115" calcext:value-type="float">
            <text:p>-0.138115</text:p>
          </table:table-cell>
          <table:table-cell table:formula="of:=[.J31]^2" office:value-type="float" office:value="0.000665949636" calcext:value-type="float">
            <text:p>0.000665949636</text:p>
          </table:table-cell>
          <table:table-cell table:formula="of:=[.K31]^2" office:value-type="float" office:value="0.006490880356" calcext:value-type="float">
            <text:p>0.006490880356</text:p>
          </table:table-cell>
          <table:table-cell table:formula="of:=[.L31]^2" office:value-type="float" office:value="0.019075753225" calcext:value-type="float">
            <text:p>0.019075753225</text:p>
          </table:table-cell>
          <table:table-cell/>
          <table:table-cell table:formula="of:=[.B31]-[.D31]" office:value-type="float" office:value="-0.045161" calcext:value-type="float">
            <text:p>-0.045161</text:p>
          </table:table-cell>
          <table:table-cell table:formula="of:=[.D31]-[.F31]" office:value-type="float" office:value="-0.159519" calcext:value-type="float">
            <text:p>-0.159519</text:p>
          </table:table-cell>
          <table:table-cell table:formula="of:=[.F31]-[.H31]" office:value-type="float" office:value="0.152869" calcext:value-type="float">
            <text:p>0.152869</text:p>
          </table:table-cell>
          <table:table-cell table:formula="of:=[.Q31]^2" office:value-type="float" office:value="0.002039515921" calcext:value-type="float">
            <text:p>0.002039515921</text:p>
          </table:table-cell>
          <table:table-cell table:formula="of:=[.R31]^2" office:value-type="float" office:value="0.025446311361" calcext:value-type="float">
            <text:p>0.025446311361</text:p>
          </table:table-cell>
          <table:table-cell table:formula="of:=[.S31]^2" office:value-type="float" office:value="0.023368931161" calcext:value-type="float">
            <text:p>0.023368931161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0612903" calcext:value-type="float">
            <text:p>0.0612903</text:p>
          </table:table-cell>
          <table:table-cell office:value-type="float" office:value="0.691935" calcext:value-type="float">
            <text:p>0.691935</text:p>
          </table:table-cell>
          <table:table-cell office:value-type="float" office:value="0.168033" calcext:value-type="float">
            <text:p>0.168033</text:p>
          </table:table-cell>
          <table:table-cell office:value-type="float" office:value="0.511475" calcext:value-type="float">
            <text:p>0.511475</text:p>
          </table:table-cell>
          <table:table-cell office:value-type="float" office:value="0.0803279" calcext:value-type="float">
            <text:p>0.0803279</text:p>
          </table:table-cell>
          <table:table-cell office:value-type="float" office:value="0.657787" calcext:value-type="float">
            <text:p>0.657787</text:p>
          </table:table-cell>
          <table:table-cell/>
          <table:table-cell table:formula="of:=[.A32]-[.C32]" office:value-type="float" office:value="-0.0290322" calcext:value-type="float">
            <text:p>-0.0290322</text:p>
          </table:table-cell>
          <table:table-cell table:formula="of:=[.C32]-[.E32]" office:value-type="float" office:value="-0.1067427" calcext:value-type="float">
            <text:p>-0.1067427</text:p>
          </table:table-cell>
          <table:table-cell table:formula="of:=[.E32]-[.G32]" office:value-type="float" office:value="0.0877051" calcext:value-type="float">
            <text:p>0.0877051</text:p>
          </table:table-cell>
          <table:table-cell table:formula="of:=[.J32]^2" office:value-type="float" office:value="0.00084286863684" calcext:value-type="float">
            <text:p>0.00084286863684</text:p>
          </table:table-cell>
          <table:table-cell table:formula="of:=[.K32]^2" office:value-type="float" office:value="0.01139400400329" calcext:value-type="float">
            <text:p>0.01139400400329</text:p>
          </table:table-cell>
          <table:table-cell table:formula="of:=[.L32]^2" office:value-type="float" office:value="0.00769218456601" calcext:value-type="float">
            <text:p>0.00769218456601</text:p>
          </table:table-cell>
          <table:table-cell/>
          <table:table-cell table:formula="of:=[.B32]-[.D32]" office:value-type="float" office:value="0.00161300000000009" calcext:value-type="float">
            <text:p>0.001613</text:p>
          </table:table-cell>
          <table:table-cell table:formula="of:=[.D32]-[.F32]" office:value-type="float" office:value="0.18046" calcext:value-type="float">
            <text:p>0.18046</text:p>
          </table:table-cell>
          <table:table-cell table:formula="of:=[.F32]-[.H32]" office:value-type="float" office:value="-0.146312" calcext:value-type="float">
            <text:p>-0.146312</text:p>
          </table:table-cell>
          <table:table-cell table:formula="of:=[.Q32]^2" office:value-type="float" office:value="0.00000260176900000028" calcext:value-type="float">
            <text:p>2.60176900000028E-06</text:p>
          </table:table-cell>
          <table:table-cell table:formula="of:=[.R32]^2" office:value-type="float" office:value="0.0325658116" calcext:value-type="float">
            <text:p>0.0325658116</text:p>
          </table:table-cell>
          <table:table-cell table:formula="of:=[.S32]^2" office:value-type="float" office:value="0.021407201344" calcext:value-type="float">
            <text:p>0.021407201344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125806" calcext:value-type="float">
            <text:p>0.125806</text:p>
          </table:table-cell>
          <table:table-cell office:value-type="float" office:value="0.425806" calcext:value-type="float">
            <text:p>0.425806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171721" calcext:value-type="float">
            <text:p>0.171721</text:p>
          </table:table-cell>
          <table:table-cell office:value-type="float" office:value="0.515574" calcext:value-type="float">
            <text:p>0.515574</text:p>
          </table:table-cell>
          <table:table-cell/>
          <table:table-cell table:formula="of:=[.A33]-[.C33]" office:value-type="float" office:value="-0.0774189" calcext:value-type="float">
            <text:p>-0.0774189</text:p>
          </table:table-cell>
          <table:table-cell table:formula="of:=[.C33]-[.E33]" office:value-type="float" office:value="0.0356421" calcext:value-type="float">
            <text:p>0.0356421</text:p>
          </table:table-cell>
          <table:table-cell table:formula="of:=[.E33]-[.G33]" office:value-type="float" office:value="-0.0815571" calcext:value-type="float">
            <text:p>-0.0815571</text:p>
          </table:table-cell>
          <table:table-cell table:formula="of:=[.J33]^2" office:value-type="float" office:value="0.00599368607721" calcext:value-type="float">
            <text:p>0.00599368607721</text:p>
          </table:table-cell>
          <table:table-cell table:formula="of:=[.K33]^2" office:value-type="float" office:value="0.00127035929241" calcext:value-type="float">
            <text:p>0.00127035929241</text:p>
          </table:table-cell>
          <table:table-cell table:formula="of:=[.L33]^2" office:value-type="float" office:value="0.00665156056041" calcext:value-type="float">
            <text:p>0.00665156056041</text:p>
          </table:table-cell>
          <table:table-cell/>
          <table:table-cell table:formula="of:=[.B33]-[.D33]" office:value-type="float" office:value="0.025807" calcext:value-type="float">
            <text:p>0.025807</text:p>
          </table:table-cell>
          <table:table-cell table:formula="of:=[.D33]-[.F33]" office:value-type="float" office:value="-0.242227" calcext:value-type="float">
            <text:p>-0.242227</text:p>
          </table:table-cell>
          <table:table-cell table:formula="of:=[.F33]-[.H33]" office:value-type="float" office:value="0.152459" calcext:value-type="float">
            <text:p>0.152459</text:p>
          </table:table-cell>
          <table:table-cell table:formula="of:=[.Q33]^2" office:value-type="float" office:value="0.000666001248999998" calcext:value-type="float">
            <text:p>0.000666001249</text:p>
          </table:table-cell>
          <table:table-cell table:formula="of:=[.R33]^2" office:value-type="float" office:value="0.058673919529" calcext:value-type="float">
            <text:p>0.058673919529</text:p>
          </table:table-cell>
          <table:table-cell table:formula="of:=[.S33]^2" office:value-type="float" office:value="0.023243746681" calcext:value-type="float">
            <text:p>0.023243746681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0709677" calcext:value-type="float">
            <text:p>0.0709677</text:p>
          </table:table-cell>
          <table:table-cell office:value-type="float" office:value="0.622581" calcext:value-type="float">
            <text:p>0.622581</text:p>
          </table:table-cell>
          <table:table-cell office:value-type="float" office:value="0.17541" calcext:value-type="float">
            <text:p>0.17541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0508197" calcext:value-type="float">
            <text:p>0.0508197</text:p>
          </table:table-cell>
          <table:table-cell office:value-type="float" office:value="0.686066" calcext:value-type="float">
            <text:p>0.686066</text:p>
          </table:table-cell>
          <table:table-cell/>
          <table:table-cell table:formula="of:=[.A34]-[.C34]" office:value-type="float" office:value="-0.0548387" calcext:value-type="float">
            <text:p>-0.0548387</text:p>
          </table:table-cell>
          <table:table-cell table:formula="of:=[.C34]-[.E34]" office:value-type="float" office:value="-0.1044423" calcext:value-type="float">
            <text:p>-0.1044423</text:p>
          </table:table-cell>
          <table:table-cell table:formula="of:=[.E34]-[.G34]" office:value-type="float" office:value="0.1245903" calcext:value-type="float">
            <text:p>0.1245903</text:p>
          </table:table-cell>
          <table:table-cell table:formula="of:=[.J34]^2" office:value-type="float" office:value="0.00300728301769" calcext:value-type="float">
            <text:p>0.00300728301769</text:p>
          </table:table-cell>
          <table:table-cell table:formula="of:=[.K34]^2" office:value-type="float" office:value="0.01090819402929" calcext:value-type="float">
            <text:p>0.01090819402929</text:p>
          </table:table-cell>
          <table:table-cell table:formula="of:=[.L34]^2" office:value-type="float" office:value="0.01552274285409" calcext:value-type="float">
            <text:p>0.01552274285409</text:p>
          </table:table-cell>
          <table:table-cell/>
          <table:table-cell table:formula="of:=[.B34]-[.D34]" office:value-type="float" office:value="0.151613" calcext:value-type="float">
            <text:p>0.151613</text:p>
          </table:table-cell>
          <table:table-cell table:formula="of:=[.D34]-[.F34]" office:value-type="float" office:value="0.15045" calcext:value-type="float">
            <text:p>0.15045</text:p>
          </table:table-cell>
          <table:table-cell table:formula="of:=[.F34]-[.H34]" office:value-type="float" office:value="-0.213935" calcext:value-type="float">
            <text:p>-0.213935</text:p>
          </table:table-cell>
          <table:table-cell table:formula="of:=[.Q34]^2" office:value-type="float" office:value="0.022986501769" calcext:value-type="float">
            <text:p>0.022986501769</text:p>
          </table:table-cell>
          <table:table-cell table:formula="of:=[.R34]^2" office:value-type="float" office:value="0.0226352025" calcext:value-type="float">
            <text:p>0.0226352025</text:p>
          </table:table-cell>
          <table:table-cell table:formula="of:=[.S34]^2" office:value-type="float" office:value="0.045768184225" calcext:value-type="float">
            <text:p>0.045768184225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46129" calcext:value-type="float">
            <text:p>0.46129</text:p>
          </table:table-cell>
          <table:table-cell office:value-type="float" office:value="0.0770492" calcext:value-type="float">
            <text:p>0.0770492</text:p>
          </table:table-cell>
          <table:table-cell office:value-type="float" office:value="0.654918" calcext:value-type="float">
            <text:p>0.654918</text:p>
          </table:table-cell>
          <table:table-cell office:value-type="float" office:value="0.158197" calcext:value-type="float">
            <text:p>0.158197</text:p>
          </table:table-cell>
          <table:table-cell office:value-type="float" office:value="0.45041" calcext:value-type="float">
            <text:p>0.45041</text:p>
          </table:table-cell>
          <table:table-cell/>
          <table:table-cell table:formula="of:=[.A35]-[.C35]" office:value-type="float" office:value="-0.0580648" calcext:value-type="float">
            <text:p>-0.0580648</text:p>
          </table:table-cell>
          <table:table-cell table:formula="of:=[.C35]-[.E35]" office:value-type="float" office:value="0.0616608" calcext:value-type="float">
            <text:p>0.0616608</text:p>
          </table:table-cell>
          <table:table-cell table:formula="of:=[.E35]-[.G35]" office:value-type="float" office:value="-0.0811478" calcext:value-type="float">
            <text:p>-0.0811478</text:p>
          </table:table-cell>
          <table:table-cell table:formula="of:=[.J35]^2" office:value-type="float" office:value="0.00337152099904" calcext:value-type="float">
            <text:p>0.00337152099904</text:p>
          </table:table-cell>
          <table:table-cell table:formula="of:=[.K35]^2" office:value-type="float" office:value="0.00380205425664" calcext:value-type="float">
            <text:p>0.00380205425664</text:p>
          </table:table-cell>
          <table:table-cell table:formula="of:=[.L35]^2" office:value-type="float" office:value="0.00658496544484" calcext:value-type="float">
            <text:p>0.00658496544484</text:p>
          </table:table-cell>
          <table:table-cell/>
          <table:table-cell table:formula="of:=[.B35]-[.D35]" office:value-type="float" office:value="-0.041935" calcext:value-type="float">
            <text:p>-0.041935</text:p>
          </table:table-cell>
          <table:table-cell table:formula="of:=[.D35]-[.F35]" office:value-type="float" office:value="-0.193628" calcext:value-type="float">
            <text:p>-0.193628</text:p>
          </table:table-cell>
          <table:table-cell table:formula="of:=[.F35]-[.H35]" office:value-type="float" office:value="0.204508" calcext:value-type="float">
            <text:p>0.204508</text:p>
          </table:table-cell>
          <table:table-cell table:formula="of:=[.Q35]^2" office:value-type="float" office:value="0.001758544225" calcext:value-type="float">
            <text:p>0.001758544225</text:p>
          </table:table-cell>
          <table:table-cell table:formula="of:=[.R35]^2" office:value-type="float" office:value="0.037491802384" calcext:value-type="float">
            <text:p>0.037491802384</text:p>
          </table:table-cell>
          <table:table-cell table:formula="of:=[.S35]^2" office:value-type="float" office:value="0.041823522064" calcext:value-type="float">
            <text:p>0.041823522064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125806" calcext:value-type="float">
            <text:p>0.125806</text:p>
          </table:table-cell>
          <table:table-cell office:value-type="float" office:value="0.762903" calcext:value-type="float">
            <text:p>0.762903</text:p>
          </table:table-cell>
          <table:table-cell office:value-type="float" office:value="0.168033" calcext:value-type="float">
            <text:p>0.168033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109016" calcext:value-type="float">
            <text:p>0.109016</text:p>
          </table:table-cell>
          <table:table-cell office:value-type="float" office:value="0.741393" calcext:value-type="float">
            <text:p>0.741393</text:p>
          </table:table-cell>
          <table:table-cell/>
          <table:table-cell table:formula="of:=[.A36]-[.C36]" office:value-type="float" office:value="-0.0451608" calcext:value-type="float">
            <text:p>-0.0451608</text:p>
          </table:table-cell>
          <table:table-cell table:formula="of:=[.C36]-[.E36]" office:value-type="float" office:value="-0.042227" calcext:value-type="float">
            <text:p>-0.042227</text:p>
          </table:table-cell>
          <table:table-cell table:formula="of:=[.E36]-[.G36]" office:value-type="float" office:value="0.059017" calcext:value-type="float">
            <text:p>0.059017</text:p>
          </table:table-cell>
          <table:table-cell table:formula="of:=[.J36]^2" office:value-type="float" office:value="0.00203949785664" calcext:value-type="float">
            <text:p>0.00203949785664</text:p>
          </table:table-cell>
          <table:table-cell table:formula="of:=[.K36]^2" office:value-type="float" office:value="0.001783119529" calcext:value-type="float">
            <text:p>0.001783119529</text:p>
          </table:table-cell>
          <table:table-cell table:formula="of:=[.L36]^2" office:value-type="float" office:value="0.003483006289" calcext:value-type="float">
            <text:p>0.003483006289</text:p>
          </table:table-cell>
          <table:table-cell/>
          <table:table-cell table:formula="of:=[.B36]-[.D36]" office:value-type="float" office:value="-0.037097" calcext:value-type="float">
            <text:p>-0.037097</text:p>
          </table:table-cell>
          <table:table-cell table:formula="of:=[.D36]-[.F36]" office:value-type="float" office:value="0.290772" calcext:value-type="float">
            <text:p>0.290772</text:p>
          </table:table-cell>
          <table:table-cell table:formula="of:=[.F36]-[.H36]" office:value-type="float" office:value="-0.269262" calcext:value-type="float">
            <text:p>-0.269262</text:p>
          </table:table-cell>
          <table:table-cell table:formula="of:=[.Q36]^2" office:value-type="float" office:value="0.001376187409" calcext:value-type="float">
            <text:p>0.001376187409</text:p>
          </table:table-cell>
          <table:table-cell table:formula="of:=[.R36]^2" office:value-type="float" office:value="0.084548355984" calcext:value-type="float">
            <text:p>0.084548355984</text:p>
          </table:table-cell>
          <table:table-cell table:formula="of:=[.S36]^2" office:value-type="float" office:value="0.072502024644" calcext:value-type="float">
            <text:p>0.072502024644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0951613" calcext:value-type="float">
            <text:p>0.0951613</text:p>
          </table:table-cell>
          <table:table-cell office:value-type="float" office:value="0.659677" calcext:value-type="float">
            <text:p>0.659677</text:p>
          </table:table-cell>
          <table:table-cell office:value-type="float" office:value="0.127869" calcext:value-type="float">
            <text:p>0.127869</text:p>
          </table:table-cell>
          <table:table-cell office:value-type="float" office:value="0.767213" calcext:value-type="float">
            <text:p>0.767213</text:p>
          </table:table-cell>
          <table:table-cell office:value-type="float" office:value="0.0991803" calcext:value-type="float">
            <text:p>0.0991803</text:p>
          </table:table-cell>
          <table:table-cell office:value-type="float" office:value="0.671721" calcext:value-type="float">
            <text:p>0.671721</text:p>
          </table:table-cell>
          <table:table-cell/>
          <table:table-cell table:formula="of:=[.A37]-[.C37]" office:value-type="float" office:value="-0.0306452" calcext:value-type="float">
            <text:p>-0.0306452</text:p>
          </table:table-cell>
          <table:table-cell table:formula="of:=[.C37]-[.E37]" office:value-type="float" office:value="-0.0327077" calcext:value-type="float">
            <text:p>-0.0327077</text:p>
          </table:table-cell>
          <table:table-cell table:formula="of:=[.E37]-[.G37]" office:value-type="float" office:value="0.0286887" calcext:value-type="float">
            <text:p>0.0286887</text:p>
          </table:table-cell>
          <table:table-cell table:formula="of:=[.J37]^2" office:value-type="float" office:value="0.00093912828304" calcext:value-type="float">
            <text:p>0.00093912828304</text:p>
          </table:table-cell>
          <table:table-cell table:formula="of:=[.K37]^2" office:value-type="float" office:value="0.00106979363929" calcext:value-type="float">
            <text:p>0.00106979363929</text:p>
          </table:table-cell>
          <table:table-cell table:formula="of:=[.L37]^2" office:value-type="float" office:value="0.000823041507690001" calcext:value-type="float">
            <text:p>0.00082304150769</text:p>
          </table:table-cell>
          <table:table-cell/>
          <table:table-cell table:formula="of:=[.B37]-[.D37]" office:value-type="float" office:value="0.017742" calcext:value-type="float">
            <text:p>0.017742</text:p>
          </table:table-cell>
          <table:table-cell table:formula="of:=[.D37]-[.F37]" office:value-type="float" office:value="-0.107536" calcext:value-type="float">
            <text:p>-0.107536</text:p>
          </table:table-cell>
          <table:table-cell table:formula="of:=[.F37]-[.H37]" office:value-type="float" office:value="0.095492" calcext:value-type="float">
            <text:p>0.095492</text:p>
          </table:table-cell>
          <table:table-cell table:formula="of:=[.Q37]^2" office:value-type="float" office:value="0.000314778564000001" calcext:value-type="float">
            <text:p>0.000314778564</text:p>
          </table:table-cell>
          <table:table-cell table:formula="of:=[.R37]^2" office:value-type="float" office:value="0.011563991296" calcext:value-type="float">
            <text:p>0.011563991296</text:p>
          </table:table-cell>
          <table:table-cell table:formula="of:=[.S37]^2" office:value-type="float" office:value="0.009118722064" calcext:value-type="float">
            <text:p>0.009118722064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167742" calcext:value-type="float">
            <text:p>0.167742</text:p>
          </table:table-cell>
          <table:table-cell office:value-type="float" office:value="0.546774" calcext:value-type="float">
            <text:p>0.546774</text:p>
          </table:table-cell>
          <table:table-cell office:value-type="float" office:value="0.119672" calcext:value-type="float">
            <text:p>0.119672</text:p>
          </table:table-cell>
          <table:table-cell office:value-type="float" office:value="0.671311" calcext:value-type="float">
            <text:p>0.671311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570902" calcext:value-type="float">
            <text:p>0.570902</text:p>
          </table:table-cell>
          <table:table-cell/>
          <table:table-cell table:formula="of:=[.A38]-[.C38]" office:value-type="float" office:value="-0.1193549" calcext:value-type="float">
            <text:p>-0.1193549</text:p>
          </table:table-cell>
          <table:table-cell table:formula="of:=[.C38]-[.E38]" office:value-type="float" office:value="0.04807" calcext:value-type="float">
            <text:p>0.04807</text:p>
          </table:table-cell>
          <table:table-cell table:formula="of:=[.E38]-[.G38]" office:value-type="float" office:value="-0.061476" calcext:value-type="float">
            <text:p>-0.061476</text:p>
          </table:table-cell>
          <table:table-cell table:formula="of:=[.J38]^2" office:value-type="float" office:value="0.01424559215401" calcext:value-type="float">
            <text:p>0.01424559215401</text:p>
          </table:table-cell>
          <table:table-cell table:formula="of:=[.K38]^2" office:value-type="float" office:value="0.0023107249" calcext:value-type="float">
            <text:p>0.0023107249</text:p>
          </table:table-cell>
          <table:table-cell table:formula="of:=[.L38]^2" office:value-type="float" office:value="0.003779298576" calcext:value-type="float">
            <text:p>0.003779298576</text:p>
          </table:table-cell>
          <table:table-cell/>
          <table:table-cell table:formula="of:=[.B38]-[.D38]" office:value-type="float" office:value="-0.095161" calcext:value-type="float">
            <text:p>-0.095161</text:p>
          </table:table-cell>
          <table:table-cell table:formula="of:=[.D38]-[.F38]" office:value-type="float" office:value="-0.124537" calcext:value-type="float">
            <text:p>-0.124537</text:p>
          </table:table-cell>
          <table:table-cell table:formula="of:=[.F38]-[.H38]" office:value-type="float" office:value="0.100409" calcext:value-type="float">
            <text:p>0.100409</text:p>
          </table:table-cell>
          <table:table-cell table:formula="of:=[.Q38]^2" office:value-type="float" office:value="0.009055615921" calcext:value-type="float">
            <text:p>0.009055615921</text:p>
          </table:table-cell>
          <table:table-cell table:formula="of:=[.R38]^2" office:value-type="float" office:value="0.015509464369" calcext:value-type="float">
            <text:p>0.015509464369</text:p>
          </table:table-cell>
          <table:table-cell table:formula="of:=[.S38]^2" office:value-type="float" office:value="0.010081967281" calcext:value-type="float">
            <text:p>0.010081967281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0887097" calcext:value-type="float">
            <text:p>0.0887097</text:p>
          </table:table-cell>
          <table:table-cell office:value-type="float" office:value="0.616129" calcext:value-type="float">
            <text:p>0.616129</text:p>
          </table:table-cell>
          <table:table-cell office:value-type="float" office:value="0.183607" calcext:value-type="float">
            <text:p>0.183607</text:p>
          </table:table-cell>
          <table:table-cell office:value-type="float" office:value="0.559836" calcext:value-type="float">
            <text:p>0.559836</text:p>
          </table:table-cell>
          <table:table-cell office:value-type="float" office:value="0.054918" calcext:value-type="float">
            <text:p>0.054918</text:p>
          </table:table-cell>
          <table:table-cell office:value-type="float" office:value="0.579508" calcext:value-type="float">
            <text:p>0.579508</text:p>
          </table:table-cell>
          <table:table-cell/>
          <table:table-cell table:formula="of:=[.A39]-[.C39]" office:value-type="float" office:value="-0.0403226" calcext:value-type="float">
            <text:p>-0.0403226</text:p>
          </table:table-cell>
          <table:table-cell table:formula="of:=[.C39]-[.E39]" office:value-type="float" office:value="-0.0948973" calcext:value-type="float">
            <text:p>-0.0948973</text:p>
          </table:table-cell>
          <table:table-cell table:formula="of:=[.E39]-[.G39]" office:value-type="float" office:value="0.128689" calcext:value-type="float">
            <text:p>0.128689</text:p>
          </table:table-cell>
          <table:table-cell table:formula="of:=[.J39]^2" office:value-type="float" office:value="0.00162591207076" calcext:value-type="float">
            <text:p>0.00162591207076</text:p>
          </table:table-cell>
          <table:table-cell table:formula="of:=[.K39]^2" office:value-type="float" office:value="0.00900549754729" calcext:value-type="float">
            <text:p>0.00900549754729</text:p>
          </table:table-cell>
          <table:table-cell table:formula="of:=[.L39]^2" office:value-type="float" office:value="0.016560858721" calcext:value-type="float">
            <text:p>0.016560858721</text:p>
          </table:table-cell>
          <table:table-cell/>
          <table:table-cell table:formula="of:=[.B39]-[.D39]" office:value-type="float" office:value="0.093548" calcext:value-type="float">
            <text:p>0.093548</text:p>
          </table:table-cell>
          <table:table-cell table:formula="of:=[.D39]-[.F39]" office:value-type="float" office:value="0.056293" calcext:value-type="float">
            <text:p>0.056293</text:p>
          </table:table-cell>
          <table:table-cell table:formula="of:=[.F39]-[.H39]" office:value-type="float" office:value="-0.019672" calcext:value-type="float">
            <text:p>-0.019672</text:p>
          </table:table-cell>
          <table:table-cell table:formula="of:=[.Q39]^2" office:value-type="float" office:value="0.00875122830399999" calcext:value-type="float">
            <text:p>0.008751228304</text:p>
          </table:table-cell>
          <table:table-cell table:formula="of:=[.R39]^2" office:value-type="float" office:value="0.003168901849" calcext:value-type="float">
            <text:p>0.003168901849</text:p>
          </table:table-cell>
          <table:table-cell table:formula="of:=[.S39]^2" office:value-type="float" office:value="0.000386987584000001" calcext:value-type="float">
            <text:p>0.000386987584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612903" calcext:value-type="float">
            <text:p>0.612903</text:p>
          </table:table-cell>
          <table:table-cell office:value-type="float" office:value="0.0580645" calcext:value-type="float">
            <text:p>0.0580645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0663934" calcext:value-type="float">
            <text:p>0.0663934</text:p>
          </table:table-cell>
          <table:table-cell office:value-type="float" office:value="0.610656" calcext:value-type="float">
            <text:p>0.610656</text:p>
          </table:table-cell>
          <table:table-cell office:value-type="float" office:value="0.0696721" calcext:value-type="float">
            <text:p>0.0696721</text:p>
          </table:table-cell>
          <table:table-cell office:value-type="float" office:value="0.59959" calcext:value-type="float">
            <text:p>0.59959</text:p>
          </table:table-cell>
          <table:table-cell/>
          <table:table-cell table:formula="of:=[.A40]-[.C40]" office:value-type="float" office:value="-0.0258064" calcext:value-type="float">
            <text:p>-0.0258064</text:p>
          </table:table-cell>
          <table:table-cell table:formula="of:=[.C40]-[.E40]" office:value-type="float" office:value="-0.00832890000000001" calcext:value-type="float">
            <text:p>-0.0083289</text:p>
          </table:table-cell>
          <table:table-cell table:formula="of:=[.E40]-[.G40]" office:value-type="float" office:value="-0.0032787" calcext:value-type="float">
            <text:p>-0.0032787</text:p>
          </table:table-cell>
          <table:table-cell table:formula="of:=[.J40]^2" office:value-type="float" office:value="0.00066597028096" calcext:value-type="float">
            <text:p>0.00066597028096</text:p>
          </table:table-cell>
          <table:table-cell table:formula="of:=[.K40]^2" office:value-type="float" office:value="0.0000693705752100001" calcext:value-type="float">
            <text:p>6.93705752100001E-05</text:p>
          </table:table-cell>
          <table:table-cell table:formula="of:=[.L40]^2" office:value-type="float" office:value="0.00001074987369" calcext:value-type="float">
            <text:p>1.074987369E-05</text:p>
          </table:table-cell>
          <table:table-cell/>
          <table:table-cell table:formula="of:=[.B40]-[.D40]" office:value-type="float" office:value="-0.064516" calcext:value-type="float">
            <text:p>-0.064516</text:p>
          </table:table-cell>
          <table:table-cell table:formula="of:=[.D40]-[.F40]" office:value-type="float" office:value="0.066763" calcext:value-type="float">
            <text:p>0.066763</text:p>
          </table:table-cell>
          <table:table-cell table:formula="of:=[.F40]-[.H40]" office:value-type="float" office:value="0.011066" calcext:value-type="float">
            <text:p>0.011066</text:p>
          </table:table-cell>
          <table:table-cell table:formula="of:=[.Q40]^2" office:value-type="float" office:value="0.004162314256" calcext:value-type="float">
            <text:p>0.004162314256</text:p>
          </table:table-cell>
          <table:table-cell table:formula="of:=[.R40]^2" office:value-type="float" office:value="0.004457298169" calcext:value-type="float">
            <text:p>0.004457298169</text:p>
          </table:table-cell>
          <table:table-cell table:formula="of:=[.S40]^2" office:value-type="float" office:value="0.000122456356" calcext:value-type="float">
            <text:p>0.000122456356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135484" calcext:value-type="float">
            <text:p>0.135484</text:p>
          </table:table-cell>
          <table:table-cell office:value-type="float" office:value="0.475806" calcext:value-type="float">
            <text:p>0.475806</text:p>
          </table:table-cell>
          <table:table-cell office:value-type="float" office:value="0.191803" calcext:value-type="float">
            <text:p>0.191803</text:p>
          </table:table-cell>
          <table:table-cell office:value-type="float" office:value="0.518852" calcext:value-type="float">
            <text:p>0.518852</text:p>
          </table:table-cell>
          <table:table-cell office:value-type="float" office:value="0.183197" calcext:value-type="float">
            <text:p>0.183197</text:p>
          </table:table-cell>
          <table:table-cell office:value-type="float" office:value="0.508197" calcext:value-type="float">
            <text:p>0.508197</text:p>
          </table:table-cell>
          <table:table-cell/>
          <table:table-cell table:formula="of:=[.A41]-[.C41]" office:value-type="float" office:value="-0.00645199999999999" calcext:value-type="float">
            <text:p>-0.006452</text:p>
          </table:table-cell>
          <table:table-cell table:formula="of:=[.C41]-[.E41]" office:value-type="float" office:value="-0.056319" calcext:value-type="float">
            <text:p>-0.056319</text:p>
          </table:table-cell>
          <table:table-cell table:formula="of:=[.E41]-[.G41]" office:value-type="float" office:value="0.008606" calcext:value-type="float">
            <text:p>0.008606</text:p>
          </table:table-cell>
          <table:table-cell table:formula="of:=[.J41]^2" office:value-type="float" office:value="0.0000416283039999998" calcext:value-type="float">
            <text:p>4.16283039999998E-05</text:p>
          </table:table-cell>
          <table:table-cell table:formula="of:=[.K41]^2" office:value-type="float" office:value="0.003171829761" calcext:value-type="float">
            <text:p>0.003171829761</text:p>
          </table:table-cell>
          <table:table-cell table:formula="of:=[.L41]^2" office:value-type="float" office:value="0.000074063236" calcext:value-type="float">
            <text:p>7.4063236E-05</text:p>
          </table:table-cell>
          <table:table-cell/>
          <table:table-cell table:formula="of:=[.B41]-[.D41]" office:value-type="float" office:value="-0.120967" calcext:value-type="float">
            <text:p>-0.120967</text:p>
          </table:table-cell>
          <table:table-cell table:formula="of:=[.D41]-[.F41]" office:value-type="float" office:value="-0.043046" calcext:value-type="float">
            <text:p>-0.043046</text:p>
          </table:table-cell>
          <table:table-cell table:formula="of:=[.F41]-[.H41]" office:value-type="float" office:value="0.010655" calcext:value-type="float">
            <text:p>0.010655</text:p>
          </table:table-cell>
          <table:table-cell table:formula="of:=[.Q41]^2" office:value-type="float" office:value="0.014633015089" calcext:value-type="float">
            <text:p>0.014633015089</text:p>
          </table:table-cell>
          <table:table-cell table:formula="of:=[.R41]^2" office:value-type="float" office:value="0.001852958116" calcext:value-type="float">
            <text:p>0.001852958116</text:p>
          </table:table-cell>
          <table:table-cell table:formula="of:=[.S41]^2" office:value-type="float" office:value="0.000113529024999999" calcext:value-type="float">
            <text:p>0.000113529025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11129" calcext:value-type="float">
            <text:p>0.11129</text:p>
          </table:table-cell>
          <table:table-cell office:value-type="float" office:value="0.735484" calcext:value-type="float">
            <text:p>0.735484</text:p>
          </table:table-cell>
          <table:table-cell office:value-type="float" office:value="0.0786885" calcext:value-type="float">
            <text:p>0.0786885</text:p>
          </table:table-cell>
          <table:table-cell office:value-type="float" office:value="0.677869" calcext:value-type="float">
            <text:p>0.677869</text:p>
          </table:table-cell>
          <table:table-cell office:value-type="float" office:value="0.122541" calcext:value-type="float">
            <text:p>0.122541</text:p>
          </table:table-cell>
          <table:table-cell office:value-type="float" office:value="0.716803" calcext:value-type="float">
            <text:p>0.716803</text:p>
          </table:table-cell>
          <table:table-cell/>
          <table:table-cell table:formula="of:=[.A42]-[.C42]" office:value-type="float" office:value="-0.0467739" calcext:value-type="float">
            <text:p>-0.0467739</text:p>
          </table:table-cell>
          <table:table-cell table:formula="of:=[.C42]-[.E42]" office:value-type="float" office:value="0.0326015" calcext:value-type="float">
            <text:p>0.0326015</text:p>
          </table:table-cell>
          <table:table-cell table:formula="of:=[.E42]-[.G42]" office:value-type="float" office:value="-0.0438525" calcext:value-type="float">
            <text:p>-0.0438525</text:p>
          </table:table-cell>
          <table:table-cell table:formula="of:=[.J42]^2" office:value-type="float" office:value="0.00218779772121" calcext:value-type="float">
            <text:p>0.00218779772121</text:p>
          </table:table-cell>
          <table:table-cell table:formula="of:=[.K42]^2" office:value-type="float" office:value="0.00106285780225" calcext:value-type="float">
            <text:p>0.00106285780225</text:p>
          </table:table-cell>
          <table:table-cell table:formula="of:=[.L42]^2" office:value-type="float" office:value="0.00192304175625" calcext:value-type="float">
            <text:p>0.00192304175625</text:p>
          </table:table-cell>
          <table:table-cell/>
          <table:table-cell table:formula="of:=[.B42]-[.D42]" office:value-type="float" office:value="0.03871" calcext:value-type="float">
            <text:p>0.03871</text:p>
          </table:table-cell>
          <table:table-cell table:formula="of:=[.D42]-[.F42]" office:value-type="float" office:value="0.057615" calcext:value-type="float">
            <text:p>0.057615</text:p>
          </table:table-cell>
          <table:table-cell table:formula="of:=[.F42]-[.H42]" office:value-type="float" office:value="-0.0389339999999999" calcext:value-type="float">
            <text:p>-0.038934</text:p>
          </table:table-cell>
          <table:table-cell table:formula="of:=[.Q42]^2" office:value-type="float" office:value="0.0014984641" calcext:value-type="float">
            <text:p>0.0014984641</text:p>
          </table:table-cell>
          <table:table-cell table:formula="of:=[.R42]^2" office:value-type="float" office:value="0.003319488225" calcext:value-type="float">
            <text:p>0.003319488225</text:p>
          </table:table-cell>
          <table:table-cell table:formula="of:=[.S42]^2" office:value-type="float" office:value="0.00151585635599999" calcext:value-type="float">
            <text:p>0.001515856356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083871" calcext:value-type="float">
            <text:p>0.083871</text:p>
          </table:table-cell>
          <table:table-cell office:value-type="float" office:value="0.695161" calcext:value-type="float">
            <text:p>0.695161</text:p>
          </table:table-cell>
          <table:table-cell office:value-type="float" office:value="0.17377" calcext:value-type="float">
            <text:p>0.17377</text:p>
          </table:table-cell>
          <table:table-cell office:value-type="float" office:value="0.492623" calcext:value-type="float">
            <text:p>0.492623</text:p>
          </table:table-cell>
          <table:table-cell office:value-type="float" office:value="0.0659836" calcext:value-type="float">
            <text:p>0.0659836</text:p>
          </table:table-cell>
          <table:table-cell office:value-type="float" office:value="0.672541" calcext:value-type="float">
            <text:p>0.672541</text:p>
          </table:table-cell>
          <table:table-cell/>
          <table:table-cell table:formula="of:=[.A43]-[.C43]" office:value-type="float" office:value="-0.067742" calcext:value-type="float">
            <text:p>-0.067742</text:p>
          </table:table-cell>
          <table:table-cell table:formula="of:=[.C43]-[.E43]" office:value-type="float" office:value="-0.089899" calcext:value-type="float">
            <text:p>-0.089899</text:p>
          </table:table-cell>
          <table:table-cell table:formula="of:=[.E43]-[.G43]" office:value-type="float" office:value="0.1077864" calcext:value-type="float">
            <text:p>0.1077864</text:p>
          </table:table-cell>
          <table:table-cell table:formula="of:=[.J43]^2" office:value-type="float" office:value="0.004588978564" calcext:value-type="float">
            <text:p>0.004588978564</text:p>
          </table:table-cell>
          <table:table-cell table:formula="of:=[.K43]^2" office:value-type="float" office:value="0.008081830201" calcext:value-type="float">
            <text:p>0.008081830201</text:p>
          </table:table-cell>
          <table:table-cell table:formula="of:=[.L43]^2" office:value-type="float" office:value="0.01161790802496" calcext:value-type="float">
            <text:p>0.01161790802496</text:p>
          </table:table-cell>
          <table:table-cell/>
          <table:table-cell table:formula="of:=[.B43]-[.D43]" office:value-type="float" office:value="-0.00161299999999998" calcext:value-type="float">
            <text:p>-0.001613</text:p>
          </table:table-cell>
          <table:table-cell table:formula="of:=[.D43]-[.F43]" office:value-type="float" office:value="0.202538" calcext:value-type="float">
            <text:p>0.202538</text:p>
          </table:table-cell>
          <table:table-cell table:formula="of:=[.F43]-[.H43]" office:value-type="float" office:value="-0.179918" calcext:value-type="float">
            <text:p>-0.179918</text:p>
          </table:table-cell>
          <table:table-cell table:formula="of:=[.Q43]^2" office:value-type="float" office:value="0.00000260176899999992" calcext:value-type="float">
            <text:p>2.60176899999992E-06</text:p>
          </table:table-cell>
          <table:table-cell table:formula="of:=[.R43]^2" office:value-type="float" office:value="0.041021641444" calcext:value-type="float">
            <text:p>0.041021641444</text:p>
          </table:table-cell>
          <table:table-cell table:formula="of:=[.S43]^2" office:value-type="float" office:value="0.032370486724" calcext:value-type="float">
            <text:p>0.032370486724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425806" calcext:value-type="float">
            <text:p>0.425806</text:p>
          </table:table-cell>
          <table:table-cell office:value-type="float" office:value="0.0762295" calcext:value-type="float">
            <text:p>0.0762295</text:p>
          </table:table-cell>
          <table:table-cell office:value-type="float" office:value="0.672951" calcext:value-type="float">
            <text:p>0.672951</text:p>
          </table:table-cell>
          <table:table-cell office:value-type="float" office:value="0.176639" calcext:value-type="float">
            <text:p>0.176639</text:p>
          </table:table-cell>
          <table:table-cell office:value-type="float" office:value="0.509426" calcext:value-type="float">
            <text:p>0.509426</text:p>
          </table:table-cell>
          <table:table-cell/>
          <table:table-cell table:formula="of:=[.A44]-[.C44]" office:value-type="float" office:value="-0.0661288" calcext:value-type="float">
            <text:p>-0.0661288</text:p>
          </table:table-cell>
          <table:table-cell table:formula="of:=[.C44]-[.E44]" office:value-type="float" office:value="0.0705445" calcext:value-type="float">
            <text:p>0.0705445</text:p>
          </table:table-cell>
          <table:table-cell table:formula="of:=[.E44]-[.G44]" office:value-type="float" office:value="-0.1004095" calcext:value-type="float">
            <text:p>-0.1004095</text:p>
          </table:table-cell>
          <table:table-cell table:formula="of:=[.J44]^2" office:value-type="float" office:value="0.00437301818944" calcext:value-type="float">
            <text:p>0.00437301818944</text:p>
          </table:table-cell>
          <table:table-cell table:formula="of:=[.K44]^2" office:value-type="float" office:value="0.00497652648025" calcext:value-type="float">
            <text:p>0.00497652648025</text:p>
          </table:table-cell>
          <table:table-cell table:formula="of:=[.L44]^2" office:value-type="float" office:value="0.01008206769025" calcext:value-type="float">
            <text:p>0.01008206769025</text:p>
          </table:table-cell>
          <table:table-cell/>
          <table:table-cell table:formula="of:=[.B44]-[.D44]" office:value-type="float" office:value="-0.054838" calcext:value-type="float">
            <text:p>-0.054838</text:p>
          </table:table-cell>
          <table:table-cell table:formula="of:=[.D44]-[.F44]" office:value-type="float" office:value="-0.247145" calcext:value-type="float">
            <text:p>-0.247145</text:p>
          </table:table-cell>
          <table:table-cell table:formula="of:=[.F44]-[.H44]" office:value-type="float" office:value="0.163525" calcext:value-type="float">
            <text:p>0.163525</text:p>
          </table:table-cell>
          <table:table-cell table:formula="of:=[.Q44]^2" office:value-type="float" office:value="0.003007206244" calcext:value-type="float">
            <text:p>0.003007206244</text:p>
          </table:table-cell>
          <table:table-cell table:formula="of:=[.R44]^2" office:value-type="float" office:value="0.061080651025" calcext:value-type="float">
            <text:p>0.061080651025</text:p>
          </table:table-cell>
          <table:table-cell table:formula="of:=[.S44]^2" office:value-type="float" office:value="0.026740425625" calcext:value-type="float">
            <text:p>0.026740425625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066129" calcext:value-type="float">
            <text:p>0.066129</text:p>
          </table:table-cell>
          <table:table-cell office:value-type="float" office:value="0.635484" calcext:value-type="float">
            <text:p>0.635484</text:p>
          </table:table-cell>
          <table:table-cell office:value-type="float" office:value="0.182787" calcext:value-type="float">
            <text:p>0.182787</text:p>
          </table:table-cell>
          <table:table-cell office:value-type="float" office:value="0.45" calcext:value-type="float">
            <text:p>0.45</text:p>
          </table:table-cell>
          <table:table-cell office:value-type="float" office:value="0.052459" calcext:value-type="float">
            <text:p>0.052459</text:p>
          </table:table-cell>
          <table:table-cell office:value-type="float" office:value="0.640164" calcext:value-type="float">
            <text:p>0.640164</text:p>
          </table:table-cell>
          <table:table-cell/>
          <table:table-cell table:formula="of:=[.A45]-[.C45]" office:value-type="float" office:value="0.0145162" calcext:value-type="float">
            <text:p>0.0145162</text:p>
          </table:table-cell>
          <table:table-cell table:formula="of:=[.C45]-[.E45]" office:value-type="float" office:value="-0.116658" calcext:value-type="float">
            <text:p>-0.116658</text:p>
          </table:table-cell>
          <table:table-cell table:formula="of:=[.E45]-[.G45]" office:value-type="float" office:value="0.130328" calcext:value-type="float">
            <text:p>0.130328</text:p>
          </table:table-cell>
          <table:table-cell table:formula="of:=[.J45]^2" office:value-type="float" office:value="0.00021072006244" calcext:value-type="float">
            <text:p>0.00021072006244</text:p>
          </table:table-cell>
          <table:table-cell table:formula="of:=[.K45]^2" office:value-type="float" office:value="0.013609088964" calcext:value-type="float">
            <text:p>0.013609088964</text:p>
          </table:table-cell>
          <table:table-cell table:formula="of:=[.L45]^2" office:value-type="float" office:value="0.016985387584" calcext:value-type="float">
            <text:p>0.016985387584</text:p>
          </table:table-cell>
          <table:table-cell/>
          <table:table-cell table:formula="of:=[.B45]-[.D45]" office:value-type="float" office:value="0.0903219999999999" calcext:value-type="float">
            <text:p>0.090322</text:p>
          </table:table-cell>
          <table:table-cell table:formula="of:=[.D45]-[.F45]" office:value-type="float" office:value="0.185484" calcext:value-type="float">
            <text:p>0.185484</text:p>
          </table:table-cell>
          <table:table-cell table:formula="of:=[.F45]-[.H45]" office:value-type="float" office:value="-0.190164" calcext:value-type="float">
            <text:p>-0.190164</text:p>
          </table:table-cell>
          <table:table-cell table:formula="of:=[.Q45]^2" office:value-type="float" office:value="0.00815806368399998" calcext:value-type="float">
            <text:p>0.008158063684</text:p>
          </table:table-cell>
          <table:table-cell table:formula="of:=[.R45]^2" office:value-type="float" office:value="0.034404314256" calcext:value-type="float">
            <text:p>0.034404314256</text:p>
          </table:table-cell>
          <table:table-cell table:formula="of:=[.S45]^2" office:value-type="float" office:value="0.036162346896" calcext:value-type="float">
            <text:p>0.036162346896</text:p>
          </table:table-cell>
        </table:table-row>
        <table:table-row table:style-name="ro1">
          <table:table-cell office:value-type="float" office:value="0.145161" calcext:value-type="float">
            <text:p>0.145161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135484" calcext:value-type="float">
            <text:p>0.135484</text:p>
          </table:table-cell>
          <table:table-cell office:value-type="float" office:value="0.441935" calcext:value-type="float">
            <text:p>0.441935</text:p>
          </table:table-cell>
          <table:table-cell office:value-type="float" office:value="0.12459" calcext:value-type="float">
            <text:p>0.12459</text:p>
          </table:table-cell>
          <table:table-cell office:value-type="float" office:value="0.718033" calcext:value-type="float">
            <text:p>0.718033</text:p>
          </table:table-cell>
          <table:table-cell office:value-type="float" office:value="0.168443" calcext:value-type="float">
            <text:p>0.168443</text:p>
          </table:table-cell>
          <table:table-cell office:value-type="float" office:value="0.42459" calcext:value-type="float">
            <text:p>0.42459</text:p>
          </table:table-cell>
          <table:table-cell/>
          <table:table-cell table:formula="of:=[.A46]-[.C46]" office:value-type="float" office:value="0.00967700000000002" calcext:value-type="float">
            <text:p>0.009677</text:p>
          </table:table-cell>
          <table:table-cell table:formula="of:=[.C46]-[.E46]" office:value-type="float" office:value="0.010894" calcext:value-type="float">
            <text:p>0.010894</text:p>
          </table:table-cell>
          <table:table-cell table:formula="of:=[.E46]-[.G46]" office:value-type="float" office:value="-0.043853" calcext:value-type="float">
            <text:p>-0.043853</text:p>
          </table:table-cell>
          <table:table-cell table:formula="of:=[.J46]^2" office:value-type="float" office:value="0.0000936443290000004" calcext:value-type="float">
            <text:p>9.36443290000004E-05</text:p>
          </table:table-cell>
          <table:table-cell table:formula="of:=[.K46]^2" office:value-type="float" office:value="0.000118679236" calcext:value-type="float">
            <text:p>0.000118679236</text:p>
          </table:table-cell>
          <table:table-cell table:formula="of:=[.L46]^2" office:value-type="float" office:value="0.001923085609" calcext:value-type="float">
            <text:p>0.001923085609</text:p>
          </table:table-cell>
          <table:table-cell/>
          <table:table-cell table:formula="of:=[.B46]-[.D46]" office:value-type="float" office:value="-0.087096" calcext:value-type="float">
            <text:p>-0.087096</text:p>
          </table:table-cell>
          <table:table-cell table:formula="of:=[.D46]-[.F46]" office:value-type="float" office:value="-0.276098" calcext:value-type="float">
            <text:p>-0.276098</text:p>
          </table:table-cell>
          <table:table-cell table:formula="of:=[.F46]-[.H46]" office:value-type="float" office:value="0.293443" calcext:value-type="float">
            <text:p>0.293443</text:p>
          </table:table-cell>
          <table:table-cell table:formula="of:=[.Q46]^2" office:value-type="float" office:value="0.007585713216" calcext:value-type="float">
            <text:p>0.007585713216</text:p>
          </table:table-cell>
          <table:table-cell table:formula="of:=[.R46]^2" office:value-type="float" office:value="0.076230105604" calcext:value-type="float">
            <text:p>0.076230105604</text:p>
          </table:table-cell>
          <table:table-cell table:formula="of:=[.S46]^2" office:value-type="float" office:value="0.086108794249" calcext:value-type="float">
            <text:p>0.086108794249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114516" calcext:value-type="float">
            <text:p>0.114516</text:p>
          </table:table-cell>
          <table:table-cell office:value-type="float" office:value="0.722581" calcext:value-type="float">
            <text:p>0.722581</text:p>
          </table:table-cell>
          <table:table-cell office:value-type="float" office:value="0.178689" calcext:value-type="float">
            <text:p>0.178689</text:p>
          </table:table-cell>
          <table:table-cell office:value-type="float" office:value="0.498361" calcext:value-type="float">
            <text:p>0.498361</text:p>
          </table:table-cell>
          <table:table-cell office:value-type="float" office:value="0.104508" calcext:value-type="float">
            <text:p>0.104508</text:p>
          </table:table-cell>
          <table:table-cell office:value-type="float" office:value="0.688525" calcext:value-type="float">
            <text:p>0.688525</text:p>
          </table:table-cell>
          <table:table-cell/>
          <table:table-cell table:formula="of:=[.A47]-[.C47]" office:value-type="float" office:value="-0.0338708" calcext:value-type="float">
            <text:p>-0.0338708</text:p>
          </table:table-cell>
          <table:table-cell table:formula="of:=[.C47]-[.E47]" office:value-type="float" office:value="-0.064173" calcext:value-type="float">
            <text:p>-0.064173</text:p>
          </table:table-cell>
          <table:table-cell table:formula="of:=[.E47]-[.G47]" office:value-type="float" office:value="0.074181" calcext:value-type="float">
            <text:p>0.074181</text:p>
          </table:table-cell>
          <table:table-cell table:formula="of:=[.J47]^2" office:value-type="float" office:value="0.00114723109264" calcext:value-type="float">
            <text:p>0.00114723109264</text:p>
          </table:table-cell>
          <table:table-cell table:formula="of:=[.K47]^2" office:value-type="float" office:value="0.004118173929" calcext:value-type="float">
            <text:p>0.004118173929</text:p>
          </table:table-cell>
          <table:table-cell table:formula="of:=[.L47]^2" office:value-type="float" office:value="0.005502820761" calcext:value-type="float">
            <text:p>0.005502820761</text:p>
          </table:table-cell>
          <table:table-cell/>
          <table:table-cell table:formula="of:=[.B47]-[.D47]" office:value-type="float" office:value="-0.012904" calcext:value-type="float">
            <text:p>-0.012904</text:p>
          </table:table-cell>
          <table:table-cell table:formula="of:=[.D47]-[.F47]" office:value-type="float" office:value="0.22422" calcext:value-type="float">
            <text:p>0.22422</text:p>
          </table:table-cell>
          <table:table-cell table:formula="of:=[.F47]-[.H47]" office:value-type="float" office:value="-0.190164" calcext:value-type="float">
            <text:p>-0.190164</text:p>
          </table:table-cell>
          <table:table-cell table:formula="of:=[.Q47]^2" office:value-type="float" office:value="0.000166513216000001" calcext:value-type="float">
            <text:p>0.000166513216</text:p>
          </table:table-cell>
          <table:table-cell table:formula="of:=[.R47]^2" office:value-type="float" office:value="0.0502746084" calcext:value-type="float">
            <text:p>0.0502746084</text:p>
          </table:table-cell>
          <table:table-cell table:formula="of:=[.S47]^2" office:value-type="float" office:value="0.036162346896" calcext:value-type="float">
            <text:p>0.036162346896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06452" calcext:value-type="float">
            <text:p>0.306452</text:p>
          </table:table-cell>
          <table:table-cell office:value-type="float" office:value="0.15" calcext:value-type="float">
            <text:p>0.15</text:p>
          </table:table-cell>
          <table:table-cell office:value-type="float" office:value="0.495161" calcext:value-type="float">
            <text:p>0.495161</text:p>
          </table:table-cell>
          <table:table-cell office:value-type="float" office:value="0.196721" calcext:value-type="float">
            <text:p>0.196721</text:p>
          </table:table-cell>
          <table:table-cell office:value-type="float" office:value="0.527049" calcext:value-type="float">
            <text:p>0.527049</text:p>
          </table:table-cell>
          <table:table-cell office:value-type="float" office:value="0.179098" calcext:value-type="float">
            <text:p>0.179098</text:p>
          </table:table-cell>
          <table:table-cell office:value-type="float" office:value="0.516393" calcext:value-type="float">
            <text:p>0.516393</text:p>
          </table:table-cell>
          <table:table-cell/>
          <table:table-cell table:formula="of:=[.A48]-[.C48]" office:value-type="float" office:value="-0.0693548" calcext:value-type="float">
            <text:p>-0.0693548</text:p>
          </table:table-cell>
          <table:table-cell table:formula="of:=[.C48]-[.E48]" office:value-type="float" office:value="-0.046721" calcext:value-type="float">
            <text:p>-0.046721</text:p>
          </table:table-cell>
          <table:table-cell table:formula="of:=[.E48]-[.G48]" office:value-type="float" office:value="0.017623" calcext:value-type="float">
            <text:p>0.017623</text:p>
          </table:table-cell>
          <table:table-cell table:formula="of:=[.J48]^2" office:value-type="float" office:value="0.00481008828304" calcext:value-type="float">
            <text:p>0.00481008828304</text:p>
          </table:table-cell>
          <table:table-cell table:formula="of:=[.K48]^2" office:value-type="float" office:value="0.002182851841" calcext:value-type="float">
            <text:p>0.002182851841</text:p>
          </table:table-cell>
          <table:table-cell table:formula="of:=[.L48]^2" office:value-type="float" office:value="0.000310570129" calcext:value-type="float">
            <text:p>0.000310570129</text:p>
          </table:table-cell>
          <table:table-cell/>
          <table:table-cell table:formula="of:=[.B48]-[.D48]" office:value-type="float" office:value="-0.188709" calcext:value-type="float">
            <text:p>-0.188709</text:p>
          </table:table-cell>
          <table:table-cell table:formula="of:=[.D48]-[.F48]" office:value-type="float" office:value="-0.031888" calcext:value-type="float">
            <text:p>-0.031888</text:p>
          </table:table-cell>
          <table:table-cell table:formula="of:=[.F48]-[.H48]" office:value-type="float" office:value="0.010656" calcext:value-type="float">
            <text:p>0.010656</text:p>
          </table:table-cell>
          <table:table-cell table:formula="of:=[.Q48]^2" office:value-type="float" office:value="0.035611086681" calcext:value-type="float">
            <text:p>0.035611086681</text:p>
          </table:table-cell>
          <table:table-cell table:formula="of:=[.R48]^2" office:value-type="float" office:value="0.001016844544" calcext:value-type="float">
            <text:p>0.001016844544</text:p>
          </table:table-cell>
          <table:table-cell table:formula="of:=[.S48]^2" office:value-type="float" office:value="0.000113550336" calcext:value-type="float">
            <text:p>0.000113550336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141935" calcext:value-type="float">
            <text:p>0.141935</text:p>
          </table:table-cell>
          <table:table-cell office:value-type="float" office:value="0.496774" calcext:value-type="float">
            <text:p>0.496774</text:p>
          </table:table-cell>
          <table:table-cell office:value-type="float" office:value="0.144262" calcext:value-type="float">
            <text:p>0.144262</text:p>
          </table:table-cell>
          <table:table-cell office:value-type="float" office:value="0.7" calcext:value-type="float">
            <text:p>0.7</text:p>
          </table:table-cell>
          <table:table-cell office:value-type="float" office:value="0.170082" calcext:value-type="float">
            <text:p>0.170082</text:p>
          </table:table-cell>
          <table:table-cell office:value-type="float" office:value="0.498361" calcext:value-type="float">
            <text:p>0.498361</text:p>
          </table:table-cell>
          <table:table-cell/>
          <table:table-cell table:formula="of:=[.A49]-[.C49]" office:value-type="float" office:value="-0.0451608" calcext:value-type="float">
            <text:p>-0.0451608</text:p>
          </table:table-cell>
          <table:table-cell table:formula="of:=[.C49]-[.E49]" office:value-type="float" office:value="-0.002327" calcext:value-type="float">
            <text:p>-0.002327</text:p>
          </table:table-cell>
          <table:table-cell table:formula="of:=[.E49]-[.G49]" office:value-type="float" office:value="-0.02582" calcext:value-type="float">
            <text:p>-0.02582</text:p>
          </table:table-cell>
          <table:table-cell table:formula="of:=[.J49]^2" office:value-type="float" office:value="0.00203949785664" calcext:value-type="float">
            <text:p>0.00203949785664</text:p>
          </table:table-cell>
          <table:table-cell table:formula="of:=[.K49]^2" office:value-type="float" office:value="0.00000541492899999998" calcext:value-type="float">
            <text:p>5.41492899999998E-06</text:p>
          </table:table-cell>
          <table:table-cell table:formula="of:=[.L49]^2" office:value-type="float" office:value="0.0006666724" calcext:value-type="float">
            <text:p>0.0006666724</text:p>
          </table:table-cell>
          <table:table-cell/>
          <table:table-cell table:formula="of:=[.B49]-[.D49]" office:value-type="float" office:value="0.067742" calcext:value-type="float">
            <text:p>0.067742</text:p>
          </table:table-cell>
          <table:table-cell table:formula="of:=[.D49]-[.F49]" office:value-type="float" office:value="-0.203226" calcext:value-type="float">
            <text:p>-0.203226</text:p>
          </table:table-cell>
          <table:table-cell table:formula="of:=[.F49]-[.H49]" office:value-type="float" office:value="0.201639" calcext:value-type="float">
            <text:p>0.201639</text:p>
          </table:table-cell>
          <table:table-cell table:formula="of:=[.Q49]^2" office:value-type="float" office:value="0.004588978564" calcext:value-type="float">
            <text:p>0.004588978564</text:p>
          </table:table-cell>
          <table:table-cell table:formula="of:=[.R49]^2" office:value-type="float" office:value="0.041300807076" calcext:value-type="float">
            <text:p>0.041300807076</text:p>
          </table:table-cell>
          <table:table-cell table:formula="of:=[.S49]^2" office:value-type="float" office:value="0.040658286321" calcext:value-type="float">
            <text:p>0.040658286321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159677" calcext:value-type="float">
            <text:p>0.159677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184426" calcext:value-type="float">
            <text:p>0.184426</text:p>
          </table:table-cell>
          <table:table-cell office:value-type="float" office:value="0.458197" calcext:value-type="float">
            <text:p>0.458197</text:p>
          </table:table-cell>
          <table:table-cell office:value-type="float" office:value="0.165574" calcext:value-type="float">
            <text:p>0.165574</text:p>
          </table:table-cell>
          <table:table-cell office:value-type="float" office:value="0.733607" calcext:value-type="float">
            <text:p>0.733607</text:p>
          </table:table-cell>
          <table:table-cell/>
          <table:table-cell table:formula="of:=[.A50]-[.C50]" office:value-type="float" office:value="-0.030645" calcext:value-type="float">
            <text:p>-0.030645</text:p>
          </table:table-cell>
          <table:table-cell table:formula="of:=[.C50]-[.E50]" office:value-type="float" office:value="-0.024749" calcext:value-type="float">
            <text:p>-0.024749</text:p>
          </table:table-cell>
          <table:table-cell table:formula="of:=[.E50]-[.G50]" office:value-type="float" office:value="0.018852" calcext:value-type="float">
            <text:p>0.018852</text:p>
          </table:table-cell>
          <table:table-cell table:formula="of:=[.J50]^2" office:value-type="float" office:value="0.000939116025" calcext:value-type="float">
            <text:p>0.000939116025</text:p>
          </table:table-cell>
          <table:table-cell table:formula="of:=[.K50]^2" office:value-type="float" office:value="0.000612513001" calcext:value-type="float">
            <text:p>0.000612513001</text:p>
          </table:table-cell>
          <table:table-cell table:formula="of:=[.L50]^2" office:value-type="float" office:value="0.000355397904" calcext:value-type="float">
            <text:p>0.000355397904</text:p>
          </table:table-cell>
          <table:table-cell/>
          <table:table-cell table:formula="of:=[.B50]-[.D50]" office:value-type="float" office:value="0.0499999999999999" calcext:value-type="float">
            <text:p>0.05</text:p>
          </table:table-cell>
          <table:table-cell table:formula="of:=[.D50]-[.F50]" office:value-type="float" office:value="0.217609" calcext:value-type="float">
            <text:p>0.217609</text:p>
          </table:table-cell>
          <table:table-cell table:formula="of:=[.F50]-[.H50]" office:value-type="float" office:value="-0.27541" calcext:value-type="float">
            <text:p>-0.27541</text:p>
          </table:table-cell>
          <table:table-cell table:formula="of:=[.Q50]^2" office:value-type="float" office:value="0.00249999999999999" calcext:value-type="float">
            <text:p>0.0025</text:p>
          </table:table-cell>
          <table:table-cell table:formula="of:=[.R50]^2" office:value-type="float" office:value="0.047353676881" calcext:value-type="float">
            <text:p>0.047353676881</text:p>
          </table:table-cell>
          <table:table-cell table:formula="of:=[.S50]^2" office:value-type="float" office:value="0.0758506681" calcext:value-type="float">
            <text:p>0.0758506681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435484" calcext:value-type="float">
            <text:p>0.435484</text:p>
          </table:table-cell>
          <table:table-cell office:value-type="float" office:value="0.159677" calcext:value-type="float">
            <text:p>0.159677</text:p>
          </table:table-cell>
          <table:table-cell office:value-type="float" office:value="0.445161" calcext:value-type="float">
            <text:p>0.445161</text:p>
          </table:table-cell>
          <table:table-cell office:value-type="float" office:value="0.131148" calcext:value-type="float">
            <text:p>0.131148</text:p>
          </table:table-cell>
          <table:table-cell office:value-type="float" office:value="0.7" calcext:value-type="float">
            <text:p>0.7</text:p>
          </table:table-cell>
          <table:table-cell office:value-type="float" office:value="0.183607" calcext:value-type="float">
            <text:p>0.183607</text:p>
          </table:table-cell>
          <table:table-cell office:value-type="float" office:value="0.452049" calcext:value-type="float">
            <text:p>0.452049</text:p>
          </table:table-cell>
          <table:table-cell/>
          <table:table-cell table:formula="of:=[.A51]-[.C51]" office:value-type="float" office:value="-0.0629028" calcext:value-type="float">
            <text:p>-0.0629028</text:p>
          </table:table-cell>
          <table:table-cell table:formula="of:=[.C51]-[.E51]" office:value-type="float" office:value="0.028529" calcext:value-type="float">
            <text:p>0.028529</text:p>
          </table:table-cell>
          <table:table-cell table:formula="of:=[.E51]-[.G51]" office:value-type="float" office:value="-0.052459" calcext:value-type="float">
            <text:p>-0.052459</text:p>
          </table:table-cell>
          <table:table-cell table:formula="of:=[.J51]^2" office:value-type="float" office:value="0.00395676224784" calcext:value-type="float">
            <text:p>0.00395676224784</text:p>
          </table:table-cell>
          <table:table-cell table:formula="of:=[.K51]^2" office:value-type="float" office:value="0.000813903841000002" calcext:value-type="float">
            <text:p>0.000813903841</text:p>
          </table:table-cell>
          <table:table-cell table:formula="of:=[.L51]^2" office:value-type="float" office:value="0.002751946681" calcext:value-type="float">
            <text:p>0.002751946681</text:p>
          </table:table-cell>
          <table:table-cell/>
          <table:table-cell table:formula="of:=[.B51]-[.D51]" office:value-type="float" office:value="-0.00967699999999999" calcext:value-type="float">
            <text:p>-0.009677</text:p>
          </table:table-cell>
          <table:table-cell table:formula="of:=[.D51]-[.F51]" office:value-type="float" office:value="-0.254839" calcext:value-type="float">
            <text:p>-0.254839</text:p>
          </table:table-cell>
          <table:table-cell table:formula="of:=[.F51]-[.H51]" office:value-type="float" office:value="0.247951" calcext:value-type="float">
            <text:p>0.247951</text:p>
          </table:table-cell>
          <table:table-cell table:formula="of:=[.Q51]^2" office:value-type="float" office:value="0.0000936443289999998" calcext:value-type="float">
            <text:p>9.36443289999998E-05</text:p>
          </table:table-cell>
          <table:table-cell table:formula="of:=[.R51]^2" office:value-type="float" office:value="0.064942915921" calcext:value-type="float">
            <text:p>0.064942915921</text:p>
          </table:table-cell>
          <table:table-cell table:formula="of:=[.S51]^2" office:value-type="float" office:value="0.061479698401" calcext:value-type="float">
            <text:p>0.061479698401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758065" calcext:value-type="float">
            <text:p>0.758065</text:p>
          </table:table-cell>
          <table:table-cell office:value-type="float" office:value="0.119355" calcext:value-type="float">
            <text:p>0.119355</text:p>
          </table:table-cell>
          <table:table-cell office:value-type="float" office:value="0.733871" calcext:value-type="float">
            <text:p>0.733871</text:p>
          </table:table-cell>
          <table:table-cell office:value-type="float" office:value="0.186066" calcext:value-type="float">
            <text:p>0.186066</text:p>
          </table:table-cell>
          <table:table-cell office:value-type="float" office:value="0.497541" calcext:value-type="float">
            <text:p>0.497541</text:p>
          </table:table-cell>
          <table:table-cell office:value-type="float" office:value="0.113934" calcext:value-type="float">
            <text:p>0.113934</text:p>
          </table:table-cell>
          <table:table-cell office:value-type="float" office:value="0.693852" calcext:value-type="float">
            <text:p>0.693852</text:p>
          </table:table-cell>
          <table:table-cell/>
          <table:table-cell table:formula="of:=[.A52]-[.C52]" office:value-type="float" office:value="-0.103226" calcext:value-type="float">
            <text:p>-0.103226</text:p>
          </table:table-cell>
          <table:table-cell table:formula="of:=[.C52]-[.E52]" office:value-type="float" office:value="-0.066711" calcext:value-type="float">
            <text:p>-0.066711</text:p>
          </table:table-cell>
          <table:table-cell table:formula="of:=[.E52]-[.G52]" office:value-type="float" office:value="0.072132" calcext:value-type="float">
            <text:p>0.072132</text:p>
          </table:table-cell>
          <table:table-cell table:formula="of:=[.J52]^2" office:value-type="float" office:value="0.010655607076" calcext:value-type="float">
            <text:p>0.010655607076</text:p>
          </table:table-cell>
          <table:table-cell table:formula="of:=[.K52]^2" office:value-type="float" office:value="0.004450357521" calcext:value-type="float">
            <text:p>0.004450357521</text:p>
          </table:table-cell>
          <table:table-cell table:formula="of:=[.L52]^2" office:value-type="float" office:value="0.005203025424" calcext:value-type="float">
            <text:p>0.005203025424</text:p>
          </table:table-cell>
          <table:table-cell/>
          <table:table-cell table:formula="of:=[.B52]-[.D52]" office:value-type="float" office:value="0.0241939999999999" calcext:value-type="float">
            <text:p>0.024194</text:p>
          </table:table-cell>
          <table:table-cell table:formula="of:=[.D52]-[.F52]" office:value-type="float" office:value="0.23633" calcext:value-type="float">
            <text:p>0.23633</text:p>
          </table:table-cell>
          <table:table-cell table:formula="of:=[.F52]-[.H52]" office:value-type="float" office:value="-0.196311" calcext:value-type="float">
            <text:p>-0.196311</text:p>
          </table:table-cell>
          <table:table-cell table:formula="of:=[.Q52]^2" office:value-type="float" office:value="0.000585349635999997" calcext:value-type="float">
            <text:p>0.000585349636</text:p>
          </table:table-cell>
          <table:table-cell table:formula="of:=[.R52]^2" office:value-type="float" office:value="0.0558518689" calcext:value-type="float">
            <text:p>0.0558518689</text:p>
          </table:table-cell>
          <table:table-cell table:formula="of:=[.S52]^2" office:value-type="float" office:value="0.038538008721" calcext:value-type="float">
            <text:p>0.038538008721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306452" calcext:value-type="float">
            <text:p>0.306452</text:p>
          </table:table-cell>
          <table:table-cell office:value-type="float" office:value="0.169355" calcext:value-type="float">
            <text:p>0.169355</text:p>
          </table:table-cell>
          <table:table-cell office:value-type="float" office:value="0.474194" calcext:value-type="float">
            <text:p>0.474194</text:p>
          </table:table-cell>
          <table:table-cell office:value-type="float" office:value="0.17377" calcext:value-type="float">
            <text:p>0.17377</text:p>
          </table:table-cell>
          <table:table-cell office:value-type="float" office:value="0.665574" calcext:value-type="float">
            <text:p>0.665574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505738" calcext:value-type="float">
            <text:p>0.505738</text:p>
          </table:table-cell>
          <table:table-cell/>
          <table:table-cell table:formula="of:=[.A53]-[.C53]" office:value-type="float" office:value="-0.1048389" calcext:value-type="float">
            <text:p>-0.1048389</text:p>
          </table:table-cell>
          <table:table-cell table:formula="of:=[.C53]-[.E53]" office:value-type="float" office:value="-0.004415" calcext:value-type="float">
            <text:p>-0.004415</text:p>
          </table:table-cell>
          <table:table-cell table:formula="of:=[.E53]-[.G53]" office:value-type="float" office:value="-0.017214" calcext:value-type="float">
            <text:p>-0.017214</text:p>
          </table:table-cell>
          <table:table-cell table:formula="of:=[.J53]^2" office:value-type="float" office:value="0.01099119495321" calcext:value-type="float">
            <text:p>0.01099119495321</text:p>
          </table:table-cell>
          <table:table-cell table:formula="of:=[.K53]^2" office:value-type="float" office:value="0.000019492225" calcext:value-type="float">
            <text:p>1.9492225E-05</text:p>
          </table:table-cell>
          <table:table-cell table:formula="of:=[.L53]^2" office:value-type="float" office:value="0.000296321795999999" calcext:value-type="float">
            <text:p>0.000296321796</text:p>
          </table:table-cell>
          <table:table-cell/>
          <table:table-cell table:formula="of:=[.B53]-[.D53]" office:value-type="float" office:value="-0.167742" calcext:value-type="float">
            <text:p>-0.167742</text:p>
          </table:table-cell>
          <table:table-cell table:formula="of:=[.D53]-[.F53]" office:value-type="float" office:value="-0.19138" calcext:value-type="float">
            <text:p>-0.19138</text:p>
          </table:table-cell>
          <table:table-cell table:formula="of:=[.F53]-[.H53]" office:value-type="float" office:value="0.159836" calcext:value-type="float">
            <text:p>0.159836</text:p>
          </table:table-cell>
          <table:table-cell table:formula="of:=[.Q53]^2" office:value-type="float" office:value="0.028137378564" calcext:value-type="float">
            <text:p>0.028137378564</text:p>
          </table:table-cell>
          <table:table-cell table:formula="of:=[.R53]^2" office:value-type="float" office:value="0.0366263044" calcext:value-type="float">
            <text:p>0.0366263044</text:p>
          </table:table-cell>
          <table:table-cell table:formula="of:=[.S53]^2" office:value-type="float" office:value="0.025547546896" calcext:value-type="float">
            <text:p>0.025547546896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806452" calcext:value-type="float">
            <text:p>0.806452</text:p>
          </table:table-cell>
          <table:table-cell office:value-type="float" office:value="0.141935" calcext:value-type="float">
            <text:p>0.141935</text:p>
          </table:table-cell>
          <table:table-cell office:value-type="float" office:value="0.662903" calcext:value-type="float">
            <text:p>0.662903</text:p>
          </table:table-cell>
          <table:table-cell office:value-type="float" office:value="0.170492" calcext:value-type="float">
            <text:p>0.170492</text:p>
          </table:table-cell>
          <table:table-cell office:value-type="float" office:value="0.45082" calcext:value-type="float">
            <text:p>0.45082</text:p>
          </table:table-cell>
          <table:table-cell office:value-type="float" office:value="0.182787" calcext:value-type="float">
            <text:p>0.182787</text:p>
          </table:table-cell>
          <table:table-cell office:value-type="float" office:value="0.727459" calcext:value-type="float">
            <text:p>0.727459</text:p>
          </table:table-cell>
          <table:table-cell/>
          <table:table-cell table:formula="of:=[.A54]-[.C54]" office:value-type="float" office:value="-0.012903" calcext:value-type="float">
            <text:p>-0.012903</text:p>
          </table:table-cell>
          <table:table-cell table:formula="of:=[.C54]-[.E54]" office:value-type="float" office:value="-0.028557" calcext:value-type="float">
            <text:p>-0.028557</text:p>
          </table:table-cell>
          <table:table-cell table:formula="of:=[.E54]-[.G54]" office:value-type="float" office:value="-0.012295" calcext:value-type="float">
            <text:p>-0.012295</text:p>
          </table:table-cell>
          <table:table-cell table:formula="of:=[.J54]^2" office:value-type="float" office:value="0.000166487409" calcext:value-type="float">
            <text:p>0.000166487409</text:p>
          </table:table-cell>
          <table:table-cell table:formula="of:=[.K54]^2" office:value-type="float" office:value="0.000815502249" calcext:value-type="float">
            <text:p>0.000815502249</text:p>
          </table:table-cell>
          <table:table-cell table:formula="of:=[.L54]^2" office:value-type="float" office:value="0.000151167025" calcext:value-type="float">
            <text:p>0.000151167025</text:p>
          </table:table-cell>
          <table:table-cell/>
          <table:table-cell table:formula="of:=[.B54]-[.D54]" office:value-type="float" office:value="0.143549" calcext:value-type="float">
            <text:p>0.143549</text:p>
          </table:table-cell>
          <table:table-cell table:formula="of:=[.D54]-[.F54]" office:value-type="float" office:value="0.212083" calcext:value-type="float">
            <text:p>0.212083</text:p>
          </table:table-cell>
          <table:table-cell table:formula="of:=[.F54]-[.H54]" office:value-type="float" office:value="-0.276639" calcext:value-type="float">
            <text:p>-0.276639</text:p>
          </table:table-cell>
          <table:table-cell table:formula="of:=[.Q54]^2" office:value-type="float" office:value="0.020606315401" calcext:value-type="float">
            <text:p>0.020606315401</text:p>
          </table:table-cell>
          <table:table-cell table:formula="of:=[.R54]^2" office:value-type="float" office:value="0.044979198889" calcext:value-type="float">
            <text:p>0.044979198889</text:p>
          </table:table-cell>
          <table:table-cell table:formula="of:=[.S54]^2" office:value-type="float" office:value="0.076529136321" calcext:value-type="float">
            <text:p>0.076529136321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417742" calcext:value-type="float">
            <text:p>0.417742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718852" calcext:value-type="float">
            <text:p>0.718852</text:p>
          </table:table-cell>
          <table:table-cell office:value-type="float" office:value="0.186475" calcext:value-type="float">
            <text:p>0.186475</text:p>
          </table:table-cell>
          <table:table-cell office:value-type="float" office:value="0.435246" calcext:value-type="float">
            <text:p>0.435246</text:p>
          </table:table-cell>
          <table:table-cell/>
          <table:table-cell table:formula="of:=[.A55]-[.C55]" office:value-type="float" office:value="-0.0709678" calcext:value-type="float">
            <text:p>-0.0709678</text:p>
          </table:table-cell>
          <table:table-cell table:formula="of:=[.C55]-[.E55]" office:value-type="float" office:value="0.018006" calcext:value-type="float">
            <text:p>0.018006</text:p>
          </table:table-cell>
          <table:table-cell table:formula="of:=[.E55]-[.G55]" office:value-type="float" office:value="-0.052868" calcext:value-type="float">
            <text:p>-0.052868</text:p>
          </table:table-cell>
          <table:table-cell table:formula="of:=[.J55]^2" office:value-type="float" office:value="0.00503642863684" calcext:value-type="float">
            <text:p>0.00503642863684</text:p>
          </table:table-cell>
          <table:table-cell table:formula="of:=[.K55]^2" office:value-type="float" office:value="0.000324216036" calcext:value-type="float">
            <text:p>0.000324216036</text:p>
          </table:table-cell>
          <table:table-cell table:formula="of:=[.L55]^2" office:value-type="float" office:value="0.002795025424" calcext:value-type="float">
            <text:p>0.002795025424</text:p>
          </table:table-cell>
          <table:table-cell/>
          <table:table-cell table:formula="of:=[.B55]-[.D55]" office:value-type="float" office:value="-0.046774" calcext:value-type="float">
            <text:p>-0.046774</text:p>
          </table:table-cell>
          <table:table-cell table:formula="of:=[.D55]-[.F55]" office:value-type="float" office:value="-0.30111" calcext:value-type="float">
            <text:p>-0.30111</text:p>
          </table:table-cell>
          <table:table-cell table:formula="of:=[.F55]-[.H55]" office:value-type="float" office:value="0.283606" calcext:value-type="float">
            <text:p>0.283606</text:p>
          </table:table-cell>
          <table:table-cell table:formula="of:=[.Q55]^2" office:value-type="float" office:value="0.002187807076" calcext:value-type="float">
            <text:p>0.002187807076</text:p>
          </table:table-cell>
          <table:table-cell table:formula="of:=[.R55]^2" office:value-type="float" office:value="0.0906672321" calcext:value-type="float">
            <text:p>0.0906672321</text:p>
          </table:table-cell>
          <table:table-cell table:formula="of:=[.S55]^2" office:value-type="float" office:value="0.080432363236" calcext:value-type="float">
            <text:p>0.080432363236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806452" calcext:value-type="float">
            <text:p>0.806452</text:p>
          </table:table-cell>
          <table:table-cell office:value-type="float" office:value="0.0935484" calcext:value-type="float">
            <text:p>0.0935484</text:p>
          </table:table-cell>
          <table:table-cell office:value-type="float" office:value="0.706452" calcext:value-type="float">
            <text:p>0.706452</text:p>
          </table:table-cell>
          <table:table-cell office:value-type="float" office:value="0.172131" calcext:value-type="float">
            <text:p>0.172131</text:p>
          </table:table-cell>
          <table:table-cell office:value-type="float" office:value="0.459016" calcext:value-type="float">
            <text:p>0.459016</text:p>
          </table:table-cell>
          <table:table-cell office:value-type="float" office:value="0.103689" calcext:value-type="float">
            <text:p>0.103689</text:p>
          </table:table-cell>
          <table:table-cell office:value-type="float" office:value="0.704918" calcext:value-type="float">
            <text:p>0.704918</text:p>
          </table:table-cell>
          <table:table-cell/>
          <table:table-cell table:formula="of:=[.A56]-[.C56]" office:value-type="float" office:value="-0.0451613" calcext:value-type="float">
            <text:p>-0.0451613</text:p>
          </table:table-cell>
          <table:table-cell table:formula="of:=[.C56]-[.E56]" office:value-type="float" office:value="-0.0785826" calcext:value-type="float">
            <text:p>-0.0785826</text:p>
          </table:table-cell>
          <table:table-cell table:formula="of:=[.E56]-[.G56]" office:value-type="float" office:value="0.068442" calcext:value-type="float">
            <text:p>0.068442</text:p>
          </table:table-cell>
          <table:table-cell table:formula="of:=[.J56]^2" office:value-type="float" office:value="0.00203954301769" calcext:value-type="float">
            <text:p>0.00203954301769</text:p>
          </table:table-cell>
          <table:table-cell table:formula="of:=[.K56]^2" office:value-type="float" office:value="0.00617522502276" calcext:value-type="float">
            <text:p>0.00617522502276</text:p>
          </table:table-cell>
          <table:table-cell table:formula="of:=[.L56]^2" office:value-type="float" office:value="0.004684307364" calcext:value-type="float">
            <text:p>0.004684307364</text:p>
          </table:table-cell>
          <table:table-cell/>
          <table:table-cell table:formula="of:=[.B56]-[.D56]" office:value-type="float" office:value="0.1" calcext:value-type="float">
            <text:p>0.1</text:p>
          </table:table-cell>
          <table:table-cell table:formula="of:=[.D56]-[.F56]" office:value-type="float" office:value="0.247436" calcext:value-type="float">
            <text:p>0.247436</text:p>
          </table:table-cell>
          <table:table-cell table:formula="of:=[.F56]-[.H56]" office:value-type="float" office:value="-0.245902" calcext:value-type="float">
            <text:p>-0.245902</text:p>
          </table:table-cell>
          <table:table-cell table:formula="of:=[.Q56]^2" office:value-type="float" office:value="0.01" calcext:value-type="float">
            <text:p>0.01</text:p>
          </table:table-cell>
          <table:table-cell table:formula="of:=[.R56]^2" office:value-type="float" office:value="0.061224574096" calcext:value-type="float">
            <text:p>0.061224574096</text:p>
          </table:table-cell>
          <table:table-cell table:formula="of:=[.S56]^2" office:value-type="float" office:value="0.060467793604" calcext:value-type="float">
            <text:p>0.060467793604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166393" calcext:value-type="float">
            <text:p>0.166393</text:p>
          </table:table-cell>
          <table:table-cell office:value-type="float" office:value="0.705738" calcext:value-type="float">
            <text:p>0.705738</text:p>
          </table:table-cell>
          <table:table-cell office:value-type="float" office:value="0.181967" calcext:value-type="float">
            <text:p>0.181967</text:p>
          </table:table-cell>
          <table:table-cell office:value-type="float" office:value="0.501639" calcext:value-type="float">
            <text:p>0.501639</text:p>
          </table:table-cell>
          <table:table-cell/>
          <table:table-cell table:formula="of:=[.A57]-[.C57]" office:value-type="float" office:value="-0.0548388" calcext:value-type="float">
            <text:p>-0.0548388</text:p>
          </table:table-cell>
          <table:table-cell table:formula="of:=[.C57]-[.E57]" office:value-type="float" office:value="-0.01478" calcext:value-type="float">
            <text:p>-0.01478</text:p>
          </table:table-cell>
          <table:table-cell table:formula="of:=[.E57]-[.G57]" office:value-type="float" office:value="-0.015574" calcext:value-type="float">
            <text:p>-0.015574</text:p>
          </table:table-cell>
          <table:table-cell table:formula="of:=[.J57]^2" office:value-type="float" office:value="0.00300729398544" calcext:value-type="float">
            <text:p>0.00300729398544</text:p>
          </table:table-cell>
          <table:table-cell table:formula="of:=[.K57]^2" office:value-type="float" office:value="0.0002184484" calcext:value-type="float">
            <text:p>0.0002184484</text:p>
          </table:table-cell>
          <table:table-cell table:formula="of:=[.L57]^2" office:value-type="float" office:value="0.000242549475999999" calcext:value-type="float">
            <text:p>0.000242549476</text:p>
          </table:table-cell>
          <table:table-cell/>
          <table:table-cell table:formula="of:=[.B57]-[.D57]" office:value-type="float" office:value="-0.096774" calcext:value-type="float">
            <text:p>-0.096774</text:p>
          </table:table-cell>
          <table:table-cell table:formula="of:=[.D57]-[.F57]" office:value-type="float" office:value="-0.221867" calcext:value-type="float">
            <text:p>-0.221867</text:p>
          </table:table-cell>
          <table:table-cell table:formula="of:=[.F57]-[.H57]" office:value-type="float" office:value="0.204099" calcext:value-type="float">
            <text:p>0.204099</text:p>
          </table:table-cell>
          <table:table-cell table:formula="of:=[.Q57]^2" office:value-type="float" office:value="0.009365207076" calcext:value-type="float">
            <text:p>0.009365207076</text:p>
          </table:table-cell>
          <table:table-cell table:formula="of:=[.R57]^2" office:value-type="float" office:value="0.049224965689" calcext:value-type="float">
            <text:p>0.049224965689</text:p>
          </table:table-cell>
          <table:table-cell table:formula="of:=[.S57]^2" office:value-type="float" office:value="0.041656401801" calcext:value-type="float">
            <text:p>0.041656401801</text:p>
          </table:table-cell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148387" calcext:value-type="float">
            <text:p>0.148387</text:p>
          </table:table-cell>
          <table:table-cell office:value-type="float" office:value="0.701613" calcext:value-type="float">
            <text:p>0.701613</text:p>
          </table:table-cell>
          <table:table-cell office:value-type="float" office:value="0.186066" calcext:value-type="float">
            <text:p>0.186066</text:p>
          </table:table-cell>
          <table:table-cell office:value-type="float" office:value="0.439344" calcext:value-type="float">
            <text:p>0.439344</text:p>
          </table:table-cell>
          <table:table-cell office:value-type="float" office:value="0.140164" calcext:value-type="float">
            <text:p>0.140164</text:p>
          </table:table-cell>
          <table:table-cell office:value-type="float" office:value="0.709016" calcext:value-type="float">
            <text:p>0.709016</text:p>
          </table:table-cell>
          <table:table-cell/>
          <table:table-cell table:formula="of:=[.A58]-[.C58]" office:value-type="float" office:value="-0.019355" calcext:value-type="float">
            <text:p>-0.019355</text:p>
          </table:table-cell>
          <table:table-cell table:formula="of:=[.C58]-[.E58]" office:value-type="float" office:value="-0.037679" calcext:value-type="float">
            <text:p>-0.037679</text:p>
          </table:table-cell>
          <table:table-cell table:formula="of:=[.E58]-[.G58]" office:value-type="float" office:value="0.045902" calcext:value-type="float">
            <text:p>0.045902</text:p>
          </table:table-cell>
          <table:table-cell table:formula="of:=[.J58]^2" office:value-type="float" office:value="0.000374616024999999" calcext:value-type="float">
            <text:p>0.000374616025</text:p>
          </table:table-cell>
          <table:table-cell table:formula="of:=[.K58]^2" office:value-type="float" office:value="0.001419707041" calcext:value-type="float">
            <text:p>0.001419707041</text:p>
          </table:table-cell>
          <table:table-cell table:formula="of:=[.L58]^2" office:value-type="float" office:value="0.002106993604" calcext:value-type="float">
            <text:p>0.002106993604</text:p>
          </table:table-cell>
          <table:table-cell/>
          <table:table-cell table:formula="of:=[.B58]-[.D58]" office:value-type="float" office:value="0.0241929999999999" calcext:value-type="float">
            <text:p>0.024193</text:p>
          </table:table-cell>
          <table:table-cell table:formula="of:=[.D58]-[.F58]" office:value-type="float" office:value="0.262269" calcext:value-type="float">
            <text:p>0.262269</text:p>
          </table:table-cell>
          <table:table-cell table:formula="of:=[.F58]-[.H58]" office:value-type="float" office:value="-0.269672" calcext:value-type="float">
            <text:p>-0.269672</text:p>
          </table:table-cell>
          <table:table-cell table:formula="of:=[.Q58]^2" office:value-type="float" office:value="0.000585301248999996" calcext:value-type="float">
            <text:p>0.000585301249</text:p>
          </table:table-cell>
          <table:table-cell table:formula="of:=[.R58]^2" office:value-type="float" office:value="0.068785028361" calcext:value-type="float">
            <text:p>0.068785028361</text:p>
          </table:table-cell>
          <table:table-cell table:formula="of:=[.S58]^2" office:value-type="float" office:value="0.072722987584" calcext:value-type="float">
            <text:p>0.072722987584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33871" calcext:value-type="float">
            <text:p>0.13387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0696721" calcext:value-type="float">
            <text:p>0.0696721</text:p>
          </table:table-cell>
          <table:table-cell office:value-type="float" office:value="0.62623" calcext:value-type="float">
            <text:p>0.62623</text:p>
          </table:table-cell>
          <table:table-cell office:value-type="float" office:value="0.204508" calcext:value-type="float">
            <text:p>0.204508</text:p>
          </table:table-cell>
          <table:table-cell office:value-type="float" office:value="0.452459" calcext:value-type="float">
            <text:p>0.452459</text:p>
          </table:table-cell>
          <table:table-cell/>
          <table:table-cell table:formula="of:=[.A59]-[.C59]" office:value-type="float" office:value="-0.020968" calcext:value-type="float">
            <text:p>-0.020968</text:p>
          </table:table-cell>
          <table:table-cell table:formula="of:=[.C59]-[.E59]" office:value-type="float" office:value="0.0641989" calcext:value-type="float">
            <text:p>0.0641989</text:p>
          </table:table-cell>
          <table:table-cell table:formula="of:=[.E59]-[.G59]" office:value-type="float" office:value="-0.1348359" calcext:value-type="float">
            <text:p>-0.1348359</text:p>
          </table:table-cell>
          <table:table-cell table:formula="of:=[.J59]^2" office:value-type="float" office:value="0.000439657023999999" calcext:value-type="float">
            <text:p>0.000439657024</text:p>
          </table:table-cell>
          <table:table-cell table:formula="of:=[.K59]^2" office:value-type="float" office:value="0.00412149876121" calcext:value-type="float">
            <text:p>0.00412149876121</text:p>
          </table:table-cell>
          <table:table-cell table:formula="of:=[.L59]^2" office:value-type="float" office:value="0.01818071992881" calcext:value-type="float">
            <text:p>0.01818071992881</text:p>
          </table:table-cell>
          <table:table-cell/>
          <table:table-cell table:formula="of:=[.B59]-[.D59]" office:value-type="float" office:value="-0.080645" calcext:value-type="float">
            <text:p>-0.080645</text:p>
          </table:table-cell>
          <table:table-cell table:formula="of:=[.D59]-[.F59]" office:value-type="float" office:value="-0.174617" calcext:value-type="float">
            <text:p>-0.174617</text:p>
          </table:table-cell>
          <table:table-cell table:formula="of:=[.F59]-[.H59]" office:value-type="float" office:value="0.173771" calcext:value-type="float">
            <text:p>0.173771</text:p>
          </table:table-cell>
          <table:table-cell table:formula="of:=[.Q59]^2" office:value-type="float" office:value="0.00650361602499999" calcext:value-type="float">
            <text:p>0.006503616025</text:p>
          </table:table-cell>
          <table:table-cell table:formula="of:=[.R59]^2" office:value-type="float" office:value="0.030491096689" calcext:value-type="float">
            <text:p>0.030491096689</text:p>
          </table:table-cell>
          <table:table-cell table:formula="of:=[.S59]^2" office:value-type="float" office:value="0.030196360441" calcext:value-type="float">
            <text:p>0.030196360441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0.575806" calcext:value-type="float">
            <text:p>0.575806</text:p>
          </table:table-cell>
          <table:table-cell office:value-type="float" office:value="0.140164" calcext:value-type="float">
            <text:p>0.140164</text:p>
          </table:table-cell>
          <table:table-cell office:value-type="float" office:value="0.717213" calcext:value-type="float">
            <text:p>0.717213</text:p>
          </table:table-cell>
          <table:table-cell office:value-type="float" office:value="0.0557377" calcext:value-type="float">
            <text:p>0.0557377</text:p>
          </table:table-cell>
          <table:table-cell office:value-type="float" office:value="0.634016" calcext:value-type="float">
            <text:p>0.634016</text:p>
          </table:table-cell>
          <table:table-cell/>
          <table:table-cell table:formula="of:=[.A60]-[.C60]" office:value-type="float" office:value="0" calcext:value-type="float">
            <text:p>0</text:p>
          </table:table-cell>
          <table:table-cell table:formula="of:=[.C60]-[.E60]" office:value-type="float" office:value="-0.0917769" calcext:value-type="float">
            <text:p>-0.0917769</text:p>
          </table:table-cell>
          <table:table-cell table:formula="of:=[.E60]-[.G60]" office:value-type="float" office:value="0.0844263" calcext:value-type="float">
            <text:p>0.0844263</text:p>
          </table:table-cell>
          <table:table-cell table:formula="of:=[.J60]^2" office:value-type="float" office:value="0" calcext:value-type="float">
            <text:p>0</text:p>
          </table:table-cell>
          <table:table-cell table:formula="of:=[.K60]^2" office:value-type="float" office:value="0.00842299937361" calcext:value-type="float">
            <text:p>0.00842299937361</text:p>
          </table:table-cell>
          <table:table-cell table:formula="of:=[.L60]^2" office:value-type="float" office:value="0.00712780013169" calcext:value-type="float">
            <text:p>0.00712780013169</text:p>
          </table:table-cell>
          <table:table-cell/>
          <table:table-cell table:formula="of:=[.B60]-[.D60]" office:value-type="float" office:value="0.0693549999999999" calcext:value-type="float">
            <text:p>0.069355</text:p>
          </table:table-cell>
          <table:table-cell table:formula="of:=[.D60]-[.F60]" office:value-type="float" office:value="-0.141407" calcext:value-type="float">
            <text:p>-0.141407</text:p>
          </table:table-cell>
          <table:table-cell table:formula="of:=[.F60]-[.H60]" office:value-type="float" office:value="0.083197" calcext:value-type="float">
            <text:p>0.083197</text:p>
          </table:table-cell>
          <table:table-cell table:formula="of:=[.Q60]^2" office:value-type="float" office:value="0.00481011602499999" calcext:value-type="float">
            <text:p>0.004810116025</text:p>
          </table:table-cell>
          <table:table-cell table:formula="of:=[.R60]^2" office:value-type="float" office:value="0.019995939649" calcext:value-type="float">
            <text:p>0.019995939649</text:p>
          </table:table-cell>
          <table:table-cell table:formula="of:=[.S60]^2" office:value-type="float" office:value="0.006921740809" calcext:value-type="float">
            <text:p>0.006921740809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482258" calcext:value-type="float">
            <text:p>0.482258</text:p>
          </table:table-cell>
          <table:table-cell office:value-type="float" office:value="0.230328" calcext:value-type="float">
            <text:p>0.230328</text:p>
          </table:table-cell>
          <table:table-cell office:value-type="float" office:value="0.504918" calcext:value-type="float">
            <text:p>0.504918</text:p>
          </table:table-cell>
          <table:table-cell office:value-type="float" office:value="0.196721" calcext:value-type="float">
            <text:p>0.196721</text:p>
          </table:table-cell>
          <table:table-cell office:value-type="float" office:value="0.521311" calcext:value-type="float">
            <text:p>0.521311</text:p>
          </table:table-cell>
          <table:table-cell/>
          <table:table-cell table:formula="of:=[.A61]-[.C61]" office:value-type="float" office:value="-0.0838708" calcext:value-type="float">
            <text:p>-0.0838708</text:p>
          </table:table-cell>
          <table:table-cell table:formula="of:=[.C61]-[.E61]" office:value-type="float" office:value="-0.065812" calcext:value-type="float">
            <text:p>-0.065812</text:p>
          </table:table-cell>
          <table:table-cell table:formula="of:=[.E61]-[.G61]" office:value-type="float" office:value="0.033607" calcext:value-type="float">
            <text:p>0.033607</text:p>
          </table:table-cell>
          <table:table-cell table:formula="of:=[.J61]^2" office:value-type="float" office:value="0.00703431109264" calcext:value-type="float">
            <text:p>0.00703431109264</text:p>
          </table:table-cell>
          <table:table-cell table:formula="of:=[.K61]^2" office:value-type="float" office:value="0.004331219344" calcext:value-type="float">
            <text:p>0.004331219344</text:p>
          </table:table-cell>
          <table:table-cell table:formula="of:=[.L61]^2" office:value-type="float" office:value="0.001129430449" calcext:value-type="float">
            <text:p>0.001129430449</text:p>
          </table:table-cell>
          <table:table-cell/>
          <table:table-cell table:formula="of:=[.B61]-[.D61]" office:value-type="float" office:value="-0.11129" calcext:value-type="float">
            <text:p>-0.11129</text:p>
          </table:table-cell>
          <table:table-cell table:formula="of:=[.D61]-[.F61]" office:value-type="float" office:value="-0.02266" calcext:value-type="float">
            <text:p>-0.02266</text:p>
          </table:table-cell>
          <table:table-cell table:formula="of:=[.F61]-[.H61]" office:value-type="float" office:value="-0.016393" calcext:value-type="float">
            <text:p>-0.016393</text:p>
          </table:table-cell>
          <table:table-cell table:formula="of:=[.Q61]^2" office:value-type="float" office:value="0.0123854641" calcext:value-type="float">
            <text:p>0.0123854641</text:p>
          </table:table-cell>
          <table:table-cell table:formula="of:=[.R61]^2" office:value-type="float" office:value="0.000513475599999998" calcext:value-type="float">
            <text:p>0.0005134756</text:p>
          </table:table-cell>
          <table:table-cell table:formula="of:=[.S61]^2" office:value-type="float" office:value="0.000268730449" calcext:value-type="float">
            <text:p>0.000268730449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790323" calcext:value-type="float">
            <text:p>0.790323</text:p>
          </table:table-cell>
          <table:table-cell office:value-type="float" office:value="0.148387" calcext:value-type="float">
            <text:p>0.148387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17541" calcext:value-type="float">
            <text:p>0.17541</text:p>
          </table:table-cell>
          <table:table-cell office:value-type="float" office:value="0.717213" calcext:value-type="float">
            <text:p>0.717213</text:p>
          </table:table-cell>
          <table:table-cell/>
          <table:table-cell table:formula="of:=[.A62]-[.C62]" office:value-type="float" office:value="-0.0838709" calcext:value-type="float">
            <text:p>-0.0838709</text:p>
          </table:table-cell>
          <table:table-cell table:formula="of:=[.C62]-[.E62]" office:value-type="float" office:value="-0.032761" calcext:value-type="float">
            <text:p>-0.032761</text:p>
          </table:table-cell>
          <table:table-cell table:formula="of:=[.E62]-[.G62]" office:value-type="float" office:value="0.00573799999999999" calcext:value-type="float">
            <text:p>0.005738</text:p>
          </table:table-cell>
          <table:table-cell table:formula="of:=[.J62]^2" office:value-type="float" office:value="0.00703432786681" calcext:value-type="float">
            <text:p>0.00703432786681</text:p>
          </table:table-cell>
          <table:table-cell table:formula="of:=[.K62]^2" office:value-type="float" office:value="0.001073283121" calcext:value-type="float">
            <text:p>0.001073283121</text:p>
          </table:table-cell>
          <table:table-cell table:formula="of:=[.L62]^2" office:value-type="float" office:value="0.0000329246439999999" calcext:value-type="float">
            <text:p>3.29246439999999E-05</text:p>
          </table:table-cell>
          <table:table-cell/>
          <table:table-cell table:formula="of:=[.B62]-[.D62]" office:value-type="float" office:value="0.122581" calcext:value-type="float">
            <text:p>0.122581</text:p>
          </table:table-cell>
          <table:table-cell table:formula="of:=[.D62]-[.F62]" office:value-type="float" office:value="0.00544699999999998" calcext:value-type="float">
            <text:p>0.005447</text:p>
          </table:table-cell>
          <table:table-cell table:formula="of:=[.F62]-[.H62]" office:value-type="float" office:value="-0.054918" calcext:value-type="float">
            <text:p>-0.054918</text:p>
          </table:table-cell>
          <table:table-cell table:formula="of:=[.Q62]^2" office:value-type="float" office:value="0.015026101561" calcext:value-type="float">
            <text:p>0.015026101561</text:p>
          </table:table-cell>
          <table:table-cell table:formula="of:=[.R62]^2" office:value-type="float" office:value="0.0000296698089999998" calcext:value-type="float">
            <text:p>2.96698089999998E-05</text:p>
          </table:table-cell>
          <table:table-cell table:formula="of:=[.S62]^2" office:value-type="float" office:value="0.003015986724" calcext:value-type="float">
            <text:p>0.003015986724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32258" calcext:value-type="float">
            <text:p>0.132258</text:p>
          </table:table-cell>
          <table:table-cell office:value-type="float" office:value="0.425806" calcext:value-type="float">
            <text:p>0.425806</text:p>
          </table:table-cell>
          <table:table-cell office:value-type="float" office:value="0.158197" calcext:value-type="float">
            <text:p>0.158197</text:p>
          </table:table-cell>
          <table:table-cell office:value-type="float" office:value="0.463115" calcext:value-type="float">
            <text:p>0.463115</text:p>
          </table:table-cell>
          <table:table-cell office:value-type="float" office:value="0.172951" calcext:value-type="float">
            <text:p>0.172951</text:p>
          </table:table-cell>
          <table:table-cell office:value-type="float" office:value="0.436885" calcext:value-type="float">
            <text:p>0.436885</text:p>
          </table:table-cell>
          <table:table-cell/>
          <table:table-cell table:formula="of:=[.A63]-[.C63]" office:value-type="float" office:value="-0.0516128" calcext:value-type="float">
            <text:p>-0.0516128</text:p>
          </table:table-cell>
          <table:table-cell table:formula="of:=[.C63]-[.E63]" office:value-type="float" office:value="-0.025939" calcext:value-type="float">
            <text:p>-0.025939</text:p>
          </table:table-cell>
          <table:table-cell table:formula="of:=[.E63]-[.G63]" office:value-type="float" office:value="-0.014754" calcext:value-type="float">
            <text:p>-0.014754</text:p>
          </table:table-cell>
          <table:table-cell table:formula="of:=[.J63]^2" office:value-type="float" office:value="0.00266388112384" calcext:value-type="float">
            <text:p>0.00266388112384</text:p>
          </table:table-cell>
          <table:table-cell table:formula="of:=[.K63]^2" office:value-type="float" office:value="0.000672831721000001" calcext:value-type="float">
            <text:p>0.000672831721</text:p>
          </table:table-cell>
          <table:table-cell table:formula="of:=[.L63]^2" office:value-type="float" office:value="0.000217680516" calcext:value-type="float">
            <text:p>0.000217680516</text:p>
          </table:table-cell>
          <table:table-cell/>
          <table:table-cell table:formula="of:=[.B63]-[.D63]" office:value-type="float" office:value="-0.054838" calcext:value-type="float">
            <text:p>-0.054838</text:p>
          </table:table-cell>
          <table:table-cell table:formula="of:=[.D63]-[.F63]" office:value-type="float" office:value="-0.037309" calcext:value-type="float">
            <text:p>-0.037309</text:p>
          </table:table-cell>
          <table:table-cell table:formula="of:=[.F63]-[.H63]" office:value-type="float" office:value="0.02623" calcext:value-type="float">
            <text:p>0.02623</text:p>
          </table:table-cell>
          <table:table-cell table:formula="of:=[.Q63]^2" office:value-type="float" office:value="0.003007206244" calcext:value-type="float">
            <text:p>0.003007206244</text:p>
          </table:table-cell>
          <table:table-cell table:formula="of:=[.R63]^2" office:value-type="float" office:value="0.001391961481" calcext:value-type="float">
            <text:p>0.001391961481</text:p>
          </table:table-cell>
          <table:table-cell table:formula="of:=[.S63]^2" office:value-type="float" office:value="0.000688012899999999" calcext:value-type="float">
            <text:p>0.0006880129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822581" calcext:value-type="float">
            <text:p>0.822581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0.732258" calcext:value-type="float">
            <text:p>0.732258</text:p>
          </table:table-cell>
          <table:table-cell office:value-type="float" office:value="0.134426" calcext:value-type="float">
            <text:p>0.134426</text:p>
          </table:table-cell>
          <table:table-cell office:value-type="float" office:value="0.697541" calcext:value-type="float">
            <text:p>0.697541</text:p>
          </table:table-cell>
          <table:table-cell office:value-type="float" office:value="0.110656" calcext:value-type="float">
            <text:p>0.110656</text:p>
          </table:table-cell>
          <table:table-cell office:value-type="float" office:value="0.708197" calcext:value-type="float">
            <text:p>0.708197</text:p>
          </table:table-cell>
          <table:table-cell/>
          <table:table-cell table:formula="of:=[.A64]-[.C64]" office:value-type="float" office:value="-0.0645159" calcext:value-type="float">
            <text:p>-0.0645159</text:p>
          </table:table-cell>
          <table:table-cell table:formula="of:=[.C64]-[.E64]" office:value-type="float" office:value="-0.021523" calcext:value-type="float">
            <text:p>-0.021523</text:p>
          </table:table-cell>
          <table:table-cell table:formula="of:=[.E64]-[.G64]" office:value-type="float" office:value="0.02377" calcext:value-type="float">
            <text:p>0.02377</text:p>
          </table:table-cell>
          <table:table-cell table:formula="of:=[.J64]^2" office:value-type="float" office:value="0.00416230135281" calcext:value-type="float">
            <text:p>0.00416230135281</text:p>
          </table:table-cell>
          <table:table-cell table:formula="of:=[.K64]^2" office:value-type="float" office:value="0.000463239528999999" calcext:value-type="float">
            <text:p>0.000463239529</text:p>
          </table:table-cell>
          <table:table-cell table:formula="of:=[.L64]^2" office:value-type="float" office:value="0.000565012899999999" calcext:value-type="float">
            <text:p>0.0005650129</text:p>
          </table:table-cell>
          <table:table-cell/>
          <table:table-cell table:formula="of:=[.B64]-[.D64]" office:value-type="float" office:value="0.090323" calcext:value-type="float">
            <text:p>0.090323</text:p>
          </table:table-cell>
          <table:table-cell table:formula="of:=[.D64]-[.F64]" office:value-type="float" office:value="0.034717" calcext:value-type="float">
            <text:p>0.034717</text:p>
          </table:table-cell>
          <table:table-cell table:formula="of:=[.F64]-[.H64]" office:value-type="float" office:value="-0.010656" calcext:value-type="float">
            <text:p>-0.010656</text:p>
          </table:table-cell>
          <table:table-cell table:formula="of:=[.Q64]^2" office:value-type="float" office:value="0.00815824432900001" calcext:value-type="float">
            <text:p>0.008158244329</text:p>
          </table:table-cell>
          <table:table-cell table:formula="of:=[.R64]^2" office:value-type="float" office:value="0.001205270089" calcext:value-type="float">
            <text:p>0.001205270089</text:p>
          </table:table-cell>
          <table:table-cell table:formula="of:=[.S64]^2" office:value-type="float" office:value="0.000113550336" calcext:value-type="float">
            <text:p>0.000113550336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159677" calcext:value-type="float">
            <text:p>0.159677</text:p>
          </table:table-cell>
          <table:table-cell office:value-type="float" office:value="0.467742" calcext:value-type="float">
            <text:p>0.467742</text:p>
          </table:table-cell>
          <table:table-cell office:value-type="float" office:value="0.187705" calcext:value-type="float">
            <text:p>0.187705</text:p>
          </table:table-cell>
          <table:table-cell office:value-type="float" office:value="0.49918" calcext:value-type="float">
            <text:p>0.49918</text:p>
          </table:table-cell>
          <table:table-cell office:value-type="float" office:value="0.189754" calcext:value-type="float">
            <text:p>0.189754</text:p>
          </table:table-cell>
          <table:table-cell office:value-type="float" office:value="0.518852" calcext:value-type="float">
            <text:p>0.518852</text:p>
          </table:table-cell>
          <table:table-cell/>
          <table:table-cell table:formula="of:=[.A65]-[.C65]" office:value-type="float" office:value="-0.0790318" calcext:value-type="float">
            <text:p>-0.0790318</text:p>
          </table:table-cell>
          <table:table-cell table:formula="of:=[.C65]-[.E65]" office:value-type="float" office:value="-0.028028" calcext:value-type="float">
            <text:p>-0.028028</text:p>
          </table:table-cell>
          <table:table-cell table:formula="of:=[.E65]-[.G65]" office:value-type="float" office:value="-0.00204899999999999" calcext:value-type="float">
            <text:p>-0.002049</text:p>
          </table:table-cell>
          <table:table-cell table:formula="of:=[.J65]^2" office:value-type="float" office:value="0.00624602541124" calcext:value-type="float">
            <text:p>0.00624602541124</text:p>
          </table:table-cell>
          <table:table-cell table:formula="of:=[.K65]^2" office:value-type="float" office:value="0.000785568784" calcext:value-type="float">
            <text:p>0.000785568784</text:p>
          </table:table-cell>
          <table:table-cell table:formula="of:=[.L65]^2" office:value-type="float" office:value="0.00000419840099999998" calcext:value-type="float">
            <text:p>4.19840099999998E-06</text:p>
          </table:table-cell>
          <table:table-cell/>
          <table:table-cell table:formula="of:=[.B65]-[.D65]" office:value-type="float" office:value="-0.112903" calcext:value-type="float">
            <text:p>-0.112903</text:p>
          </table:table-cell>
          <table:table-cell table:formula="of:=[.D65]-[.F65]" office:value-type="float" office:value="-0.031438" calcext:value-type="float">
            <text:p>-0.031438</text:p>
          </table:table-cell>
          <table:table-cell table:formula="of:=[.F65]-[.H65]" office:value-type="float" office:value="-0.019672" calcext:value-type="float">
            <text:p>-0.019672</text:p>
          </table:table-cell>
          <table:table-cell table:formula="of:=[.Q65]^2" office:value-type="float" office:value="0.012747087409" calcext:value-type="float">
            <text:p>0.012747087409</text:p>
          </table:table-cell>
          <table:table-cell table:formula="of:=[.R65]^2" office:value-type="float" office:value="0.000988347844000001" calcext:value-type="float">
            <text:p>0.000988347844</text:p>
          </table:table-cell>
          <table:table-cell table:formula="of:=[.S65]^2" office:value-type="float" office:value="0.000386987583999999" calcext:value-type="float">
            <text:p>0.000386987584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167742" calcext:value-type="float">
            <text:p>0.167742</text:p>
          </table:table-cell>
          <table:table-cell office:value-type="float" office:value="0.674194" calcext:value-type="float">
            <text:p>0.674194</text:p>
          </table:table-cell>
          <table:table-cell office:value-type="float" office:value="0.17459" calcext:value-type="float">
            <text:p>0.17459</text:p>
          </table:table-cell>
          <table:table-cell office:value-type="float" office:value="0.690164" calcext:value-type="float">
            <text:p>0.690164</text:p>
          </table:table-cell>
          <table:table-cell office:value-type="float" office:value="0.194672" calcext:value-type="float">
            <text:p>0.194672</text:p>
          </table:table-cell>
          <table:table-cell office:value-type="float" office:value="0.711885" calcext:value-type="float">
            <text:p>0.711885</text:p>
          </table:table-cell>
          <table:table-cell/>
          <table:table-cell table:formula="of:=[.A66]-[.C66]" office:value-type="float" office:value="-0.1032259" calcext:value-type="float">
            <text:p>-0.1032259</text:p>
          </table:table-cell>
          <table:table-cell table:formula="of:=[.C66]-[.E66]" office:value-type="float" office:value="-0.00684799999999999" calcext:value-type="float">
            <text:p>-0.006848</text:p>
          </table:table-cell>
          <table:table-cell table:formula="of:=[.E66]-[.G66]" office:value-type="float" office:value="-0.020082" calcext:value-type="float">
            <text:p>-0.020082</text:p>
          </table:table-cell>
          <table:table-cell table:formula="of:=[.J66]^2" office:value-type="float" office:value="0.01065558643081" calcext:value-type="float">
            <text:p>0.01065558643081</text:p>
          </table:table-cell>
          <table:table-cell table:formula="of:=[.K66]^2" office:value-type="float" office:value="0.0000468951039999999" calcext:value-type="float">
            <text:p>4.68951039999999E-05</text:p>
          </table:table-cell>
          <table:table-cell table:formula="of:=[.L66]^2" office:value-type="float" office:value="0.000403286724000001" calcext:value-type="float">
            <text:p>0.000403286724</text:p>
          </table:table-cell>
          <table:table-cell/>
          <table:table-cell table:formula="of:=[.B66]-[.D66]" office:value-type="float" office:value="0.035483" calcext:value-type="float">
            <text:p>0.035483</text:p>
          </table:table-cell>
          <table:table-cell table:formula="of:=[.D66]-[.F66]" office:value-type="float" office:value="-0.01597" calcext:value-type="float">
            <text:p>-0.01597</text:p>
          </table:table-cell>
          <table:table-cell table:formula="of:=[.F66]-[.H66]" office:value-type="float" office:value="-0.021721" calcext:value-type="float">
            <text:p>-0.021721</text:p>
          </table:table-cell>
          <table:table-cell table:formula="of:=[.Q66]^2" office:value-type="float" office:value="0.001259043289" calcext:value-type="float">
            <text:p>0.001259043289</text:p>
          </table:table-cell>
          <table:table-cell table:formula="of:=[.R66]^2" office:value-type="float" office:value="0.000255040900000001" calcext:value-type="float">
            <text:p>0.0002550409</text:p>
          </table:table-cell>
          <table:table-cell table:formula="of:=[.S66]^2" office:value-type="float" office:value="0.000471801841" calcext:value-type="float">
            <text:p>0.000471801841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129032" calcext:value-type="float">
            <text:p>0.129032</text:p>
          </table:table-cell>
          <table:table-cell office:value-type="float" office:value="0.403226" calcext:value-type="float">
            <text:p>0.403226</text:p>
          </table:table-cell>
          <table:table-cell office:value-type="float" office:value="0.184426" calcext:value-type="float">
            <text:p>0.184426</text:p>
          </table:table-cell>
          <table:table-cell office:value-type="float" office:value="0.481148" calcext:value-type="float">
            <text:p>0.481148</text:p>
          </table:table-cell>
          <table:table-cell office:value-type="float" office:value="0.175" calcext:value-type="float">
            <text:p>0.175</text:p>
          </table:table-cell>
          <table:table-cell office:value-type="float" office:value="0.460656" calcext:value-type="float">
            <text:p>0.460656</text:p>
          </table:table-cell>
          <table:table-cell/>
          <table:table-cell table:formula="of:=[.A67]-[.C67]" office:value-type="float" office:value="-0.016129" calcext:value-type="float">
            <text:p>-0.016129</text:p>
          </table:table-cell>
          <table:table-cell table:formula="of:=[.C67]-[.E67]" office:value-type="float" office:value="-0.055394" calcext:value-type="float">
            <text:p>-0.055394</text:p>
          </table:table-cell>
          <table:table-cell table:formula="of:=[.E67]-[.G67]" office:value-type="float" office:value="0.00942600000000002" calcext:value-type="float">
            <text:p>0.009426</text:p>
          </table:table-cell>
          <table:table-cell table:formula="of:=[.J67]^2" office:value-type="float" office:value="0.000260144641" calcext:value-type="float">
            <text:p>0.000260144641</text:p>
          </table:table-cell>
          <table:table-cell table:formula="of:=[.K67]^2" office:value-type="float" office:value="0.003068495236" calcext:value-type="float">
            <text:p>0.003068495236</text:p>
          </table:table-cell>
          <table:table-cell table:formula="of:=[.L67]^2" office:value-type="float" office:value="0.0000888494760000003" calcext:value-type="float">
            <text:p>8.88494760000003E-05</text:p>
          </table:table-cell>
          <table:table-cell/>
          <table:table-cell table:formula="of:=[.B67]-[.D67]" office:value-type="float" office:value="-0.0161289999999999" calcext:value-type="float">
            <text:p>-0.016129</text:p>
          </table:table-cell>
          <table:table-cell table:formula="of:=[.D67]-[.F67]" office:value-type="float" office:value="-0.0779220000000001" calcext:value-type="float">
            <text:p>-0.077922</text:p>
          </table:table-cell>
          <table:table-cell table:formula="of:=[.F67]-[.H67]" office:value-type="float" office:value="0.020492" calcext:value-type="float">
            <text:p>0.020492</text:p>
          </table:table-cell>
          <table:table-cell table:formula="of:=[.Q67]^2" office:value-type="float" office:value="0.000260144640999998" calcext:value-type="float">
            <text:p>0.000260144641</text:p>
          </table:table-cell>
          <table:table-cell table:formula="of:=[.R67]^2" office:value-type="float" office:value="0.00607183808400001" calcext:value-type="float">
            <text:p>0.006071838084</text:p>
          </table:table-cell>
          <table:table-cell table:formula="of:=[.S67]^2" office:value-type="float" office:value="0.000419922064" calcext:value-type="float">
            <text:p>0.000419922064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11129" calcext:value-type="float">
            <text:p>0.11129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128689" calcext:value-type="float">
            <text:p>0.128689</text:p>
          </table:table-cell>
          <table:table-cell office:value-type="float" office:value="0.721311" calcext:value-type="float">
            <text:p>0.721311</text:p>
          </table:table-cell>
          <table:table-cell office:value-type="float" office:value="0.092623" calcext:value-type="float">
            <text:p>0.092623</text:p>
          </table:table-cell>
          <table:table-cell office:value-type="float" office:value="0.679508" calcext:value-type="float">
            <text:p>0.679508</text:p>
          </table:table-cell>
          <table:table-cell/>
          <table:table-cell table:formula="of:=[.A68]-[.C68]" office:value-type="float" office:value="-0.0629029" calcext:value-type="float">
            <text:p>-0.0629029</text:p>
          </table:table-cell>
          <table:table-cell table:formula="of:=[.C68]-[.E68]" office:value-type="float" office:value="-0.017399" calcext:value-type="float">
            <text:p>-0.017399</text:p>
          </table:table-cell>
          <table:table-cell table:formula="of:=[.E68]-[.G68]" office:value-type="float" office:value="0.036066" calcext:value-type="float">
            <text:p>0.036066</text:p>
          </table:table-cell>
          <table:table-cell table:formula="of:=[.J68]^2" office:value-type="float" office:value="0.00395677482841" calcext:value-type="float">
            <text:p>0.00395677482841</text:p>
          </table:table-cell>
          <table:table-cell table:formula="of:=[.K68]^2" office:value-type="float" office:value="0.000302725201" calcext:value-type="float">
            <text:p>0.000302725201</text:p>
          </table:table-cell>
          <table:table-cell table:formula="of:=[.L68]^2" office:value-type="float" office:value="0.001300756356" calcext:value-type="float">
            <text:p>0.001300756356</text:p>
          </table:table-cell>
          <table:table-cell/>
          <table:table-cell table:formula="of:=[.B68]-[.D68]" office:value-type="float" office:value="-0.048387" calcext:value-type="float">
            <text:p>-0.048387</text:p>
          </table:table-cell>
          <table:table-cell table:formula="of:=[.D68]-[.F68]" office:value-type="float" office:value="0.020624" calcext:value-type="float">
            <text:p>0.020624</text:p>
          </table:table-cell>
          <table:table-cell table:formula="of:=[.F68]-[.H68]" office:value-type="float" office:value="0.041803" calcext:value-type="float">
            <text:p>0.041803</text:p>
          </table:table-cell>
          <table:table-cell table:formula="of:=[.Q68]^2" office:value-type="float" office:value="0.002341301769" calcext:value-type="float">
            <text:p>0.002341301769</text:p>
          </table:table-cell>
          <table:table-cell table:formula="of:=[.R68]^2" office:value-type="float" office:value="0.000425349375999999" calcext:value-type="float">
            <text:p>0.000425349376</text:p>
          </table:table-cell>
          <table:table-cell table:formula="of:=[.S68]^2" office:value-type="float" office:value="0.001747490809" calcext:value-type="float">
            <text:p>0.001747490809</text:p>
          </table:table-cell>
        </table:table-row>
        <table:table-row table:style-name="ro1">
          <table:table-cell office:value-type="float" office:value="0.0967742" calcext:value-type="float">
            <text:p>0.096774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156452" calcext:value-type="float">
            <text:p>0.156452</text:p>
          </table:table-cell>
          <table:table-cell office:value-type="float" office:value="0.46129" calcext:value-type="float">
            <text:p>0.46129</text:p>
          </table:table-cell>
          <table:table-cell office:value-type="float" office:value="0.177049" calcext:value-type="float">
            <text:p>0.177049</text:p>
          </table:table-cell>
          <table:table-cell office:value-type="float" office:value="0.531967" calcext:value-type="float">
            <text:p>0.531967</text:p>
          </table:table-cell>
          <table:table-cell office:value-type="float" office:value="0.184426" calcext:value-type="float">
            <text:p>0.184426</text:p>
          </table:table-cell>
          <table:table-cell office:value-type="float" office:value="0.52418" calcext:value-type="float">
            <text:p>0.52418</text:p>
          </table:table-cell>
          <table:table-cell/>
          <table:table-cell table:formula="of:=[.A69]-[.C69]" office:value-type="float" office:value="-0.0596778" calcext:value-type="float">
            <text:p>-0.0596778</text:p>
          </table:table-cell>
          <table:table-cell table:formula="of:=[.C69]-[.E69]" office:value-type="float" office:value="-0.020597" calcext:value-type="float">
            <text:p>-0.020597</text:p>
          </table:table-cell>
          <table:table-cell table:formula="of:=[.E69]-[.G69]" office:value-type="float" office:value="-0.00737699999999999" calcext:value-type="float">
            <text:p>-0.007377</text:p>
          </table:table-cell>
          <table:table-cell table:formula="of:=[.J69]^2" office:value-type="float" office:value="0.00356143981284" calcext:value-type="float">
            <text:p>0.00356143981284</text:p>
          </table:table-cell>
          <table:table-cell table:formula="of:=[.K69]^2" office:value-type="float" office:value="0.000424236409" calcext:value-type="float">
            <text:p>0.000424236409</text:p>
          </table:table-cell>
          <table:table-cell table:formula="of:=[.L69]^2" office:value-type="float" office:value="0.0000544201289999999" calcext:value-type="float">
            <text:p>5.44201289999999E-05</text:p>
          </table:table-cell>
          <table:table-cell/>
          <table:table-cell table:formula="of:=[.B69]-[.D69]" office:value-type="float" office:value="-0.090322" calcext:value-type="float">
            <text:p>-0.090322</text:p>
          </table:table-cell>
          <table:table-cell table:formula="of:=[.D69]-[.F69]" office:value-type="float" office:value="-0.070677" calcext:value-type="float">
            <text:p>-0.070677</text:p>
          </table:table-cell>
          <table:table-cell table:formula="of:=[.F69]-[.H69]" office:value-type="float" office:value="0.00778699999999999" calcext:value-type="float">
            <text:p>0.007787</text:p>
          </table:table-cell>
          <table:table-cell table:formula="of:=[.Q69]^2" office:value-type="float" office:value="0.00815806368399999" calcext:value-type="float">
            <text:p>0.008158063684</text:p>
          </table:table-cell>
          <table:table-cell table:formula="of:=[.R69]^2" office:value-type="float" office:value="0.004995238329" calcext:value-type="float">
            <text:p>0.004995238329</text:p>
          </table:table-cell>
          <table:table-cell table:formula="of:=[.S69]^2" office:value-type="float" office:value="0.0000606373689999998" calcext:value-type="float">
            <text:p>6.06373689999998E-05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132258" calcext:value-type="float">
            <text:p>0.132258</text:p>
          </table:table-cell>
          <table:table-cell office:value-type="float" office:value="0.432258" calcext:value-type="float">
            <text:p>0.432258</text:p>
          </table:table-cell>
          <table:table-cell office:value-type="float" office:value="0.179508" calcext:value-type="float">
            <text:p>0.179508</text:p>
          </table:table-cell>
          <table:table-cell office:value-type="float" office:value="0.471311" calcext:value-type="float">
            <text:p>0.471311</text:p>
          </table:table-cell>
          <table:table-cell office:value-type="float" office:value="0.143852" calcext:value-type="float">
            <text:p>0.143852</text:p>
          </table:table-cell>
          <table:table-cell office:value-type="float" office:value="0.370902" calcext:value-type="float">
            <text:p>0.370902</text:p>
          </table:table-cell>
          <table:table-cell/>
          <table:table-cell table:formula="of:=[.A70]-[.C70]" office:value-type="float" office:value="-0.0999999" calcext:value-type="float">
            <text:p>-0.0999999</text:p>
          </table:table-cell>
          <table:table-cell table:formula="of:=[.C70]-[.E70]" office:value-type="float" office:value="-0.04725" calcext:value-type="float">
            <text:p>-0.04725</text:p>
          </table:table-cell>
          <table:table-cell table:formula="of:=[.E70]-[.G70]" office:value-type="float" office:value="0.035656" calcext:value-type="float">
            <text:p>0.035656</text:p>
          </table:table-cell>
          <table:table-cell table:formula="of:=[.J70]^2" office:value-type="float" office:value="0.00999998000001" calcext:value-type="float">
            <text:p>0.00999998000001</text:p>
          </table:table-cell>
          <table:table-cell table:formula="of:=[.K70]^2" office:value-type="float" office:value="0.0022325625" calcext:value-type="float">
            <text:p>0.0022325625</text:p>
          </table:table-cell>
          <table:table-cell table:formula="of:=[.L70]^2" office:value-type="float" office:value="0.001271350336" calcext:value-type="float">
            <text:p>0.001271350336</text:p>
          </table:table-cell>
          <table:table-cell/>
          <table:table-cell table:formula="of:=[.B70]-[.D70]" office:value-type="float" office:value="0.132258" calcext:value-type="float">
            <text:p>0.132258</text:p>
          </table:table-cell>
          <table:table-cell table:formula="of:=[.D70]-[.F70]" office:value-type="float" office:value="-0.039053" calcext:value-type="float">
            <text:p>-0.039053</text:p>
          </table:table-cell>
          <table:table-cell table:formula="of:=[.F70]-[.H70]" office:value-type="float" office:value="0.100409" calcext:value-type="float">
            <text:p>0.100409</text:p>
          </table:table-cell>
          <table:table-cell table:formula="of:=[.Q70]^2" office:value-type="float" office:value="0.017492178564" calcext:value-type="float">
            <text:p>0.017492178564</text:p>
          </table:table-cell>
          <table:table-cell table:formula="of:=[.R70]^2" office:value-type="float" office:value="0.001525136809" calcext:value-type="float">
            <text:p>0.001525136809</text:p>
          </table:table-cell>
          <table:table-cell table:formula="of:=[.S70]^2" office:value-type="float" office:value="0.010081967281" calcext:value-type="float">
            <text:p>0.010081967281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143548" calcext:value-type="float">
            <text:p>0.143548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179508" calcext:value-type="float">
            <text:p>0.179508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161066" calcext:value-type="float">
            <text:p>0.161066</text:p>
          </table:table-cell>
          <table:table-cell office:value-type="float" office:value="0.706557" calcext:value-type="float">
            <text:p>0.706557</text:p>
          </table:table-cell>
          <table:table-cell/>
          <table:table-cell table:formula="of:=[.A71]-[.C71]" office:value-type="float" office:value="-0.0951609" calcext:value-type="float">
            <text:p>-0.0951609</text:p>
          </table:table-cell>
          <table:table-cell table:formula="of:=[.C71]-[.E71]" office:value-type="float" office:value="-0.03596" calcext:value-type="float">
            <text:p>-0.03596</text:p>
          </table:table-cell>
          <table:table-cell table:formula="of:=[.E71]-[.G71]" office:value-type="float" office:value="0.018442" calcext:value-type="float">
            <text:p>0.018442</text:p>
          </table:table-cell>
          <table:table-cell table:formula="of:=[.J71]^2" office:value-type="float" office:value="0.00905559688881" calcext:value-type="float">
            <text:p>0.00905559688881</text:p>
          </table:table-cell>
          <table:table-cell table:formula="of:=[.K71]^2" office:value-type="float" office:value="0.0012931216" calcext:value-type="float">
            <text:p>0.0012931216</text:p>
          </table:table-cell>
          <table:table-cell table:formula="of:=[.L71]^2" office:value-type="float" office:value="0.000340107364000001" calcext:value-type="float">
            <text:p>0.000340107364</text:p>
          </table:table-cell>
          <table:table-cell/>
          <table:table-cell table:formula="of:=[.B71]-[.D71]" office:value-type="float" office:value="0.0419350000000001" calcext:value-type="float">
            <text:p>0.041935</text:p>
          </table:table-cell>
          <table:table-cell table:formula="of:=[.D71]-[.F71]" office:value-type="float" office:value="0.00544699999999998" calcext:value-type="float">
            <text:p>0.005447</text:p>
          </table:table-cell>
          <table:table-cell table:formula="of:=[.F71]-[.H71]" office:value-type="float" office:value="-0.044262" calcext:value-type="float">
            <text:p>-0.044262</text:p>
          </table:table-cell>
          <table:table-cell table:formula="of:=[.Q71]^2" office:value-type="float" office:value="0.001758544225" calcext:value-type="float">
            <text:p>0.001758544225</text:p>
          </table:table-cell>
          <table:table-cell table:formula="of:=[.R71]^2" office:value-type="float" office:value="0.0000296698089999998" calcext:value-type="float">
            <text:p>2.96698089999998E-05</text:p>
          </table:table-cell>
          <table:table-cell table:formula="of:=[.S71]^2" office:value-type="float" office:value="0.001959124644" calcext:value-type="float">
            <text:p>0.001959124644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403226" calcext:value-type="float">
            <text:p>0.403226</text:p>
          </table:table-cell>
          <table:table-cell office:value-type="float" office:value="0.156452" calcext:value-type="float">
            <text:p>0.156452</text:p>
          </table:table-cell>
          <table:table-cell office:value-type="float" office:value="0.412903" calcext:value-type="float">
            <text:p>0.412903</text:p>
          </table:table-cell>
          <table:table-cell office:value-type="float" office:value="0.163115" calcext:value-type="float">
            <text:p>0.163115</text:p>
          </table:table-cell>
          <table:table-cell office:value-type="float" office:value="0.462295" calcext:value-type="float">
            <text:p>0.462295</text:p>
          </table:table-cell>
          <table:table-cell office:value-type="float" office:value="0.163934" calcext:value-type="float">
            <text:p>0.163934</text:p>
          </table:table-cell>
          <table:table-cell office:value-type="float" office:value="0.459836" calcext:value-type="float">
            <text:p>0.459836</text:p>
          </table:table-cell>
          <table:table-cell/>
          <table:table-cell table:formula="of:=[.A72]-[.C72]" office:value-type="float" office:value="-0.043549" calcext:value-type="float">
            <text:p>-0.043549</text:p>
          </table:table-cell>
          <table:table-cell table:formula="of:=[.C72]-[.E72]" office:value-type="float" office:value="-0.006663" calcext:value-type="float">
            <text:p>-0.006663</text:p>
          </table:table-cell>
          <table:table-cell table:formula="of:=[.E72]-[.G72]" office:value-type="float" office:value="-0.000818999999999986" calcext:value-type="float">
            <text:p>-0.000819</text:p>
          </table:table-cell>
          <table:table-cell table:formula="of:=[.J72]^2" office:value-type="float" office:value="0.001896515401" calcext:value-type="float">
            <text:p>0.001896515401</text:p>
          </table:table-cell>
          <table:table-cell table:formula="of:=[.K72]^2" office:value-type="float" office:value="0.000044395569" calcext:value-type="float">
            <text:p>4.4395569E-05</text:p>
          </table:table-cell>
          <table:table-cell table:formula="of:=[.L72]^2" office:value-type="float" office:value="0.00000067076099999998" calcext:value-type="float">
            <text:p>6.70760999999978E-07</text:p>
          </table:table-cell>
          <table:table-cell/>
          <table:table-cell table:formula="of:=[.B72]-[.D72]" office:value-type="float" office:value="-0.00967700000000005" calcext:value-type="float">
            <text:p>-0.009677</text:p>
          </table:table-cell>
          <table:table-cell table:formula="of:=[.D72]-[.F72]" office:value-type="float" office:value="-0.049392" calcext:value-type="float">
            <text:p>-0.049392</text:p>
          </table:table-cell>
          <table:table-cell table:formula="of:=[.F72]-[.H72]" office:value-type="float" office:value="0.00245899999999999" calcext:value-type="float">
            <text:p>0.002459</text:p>
          </table:table-cell>
          <table:table-cell table:formula="of:=[.Q72]^2" office:value-type="float" office:value="0.0000936443290000009" calcext:value-type="float">
            <text:p>9.36443290000009E-05</text:p>
          </table:table-cell>
          <table:table-cell table:formula="of:=[.R72]^2" office:value-type="float" office:value="0.002439569664" calcext:value-type="float">
            <text:p>0.002439569664</text:p>
          </table:table-cell>
          <table:table-cell table:formula="of:=[.S72]^2" office:value-type="float" office:value="0.00000604668099999995" calcext:value-type="float">
            <text:p>6.04668099999995E-06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124194" calcext:value-type="float">
            <text:p>0.124194</text:p>
          </table:table-cell>
          <table:table-cell office:value-type="float" office:value="0.679032" calcext:value-type="float">
            <text:p>0.679032</text:p>
          </table:table-cell>
          <table:table-cell office:value-type="float" office:value="0.12623" calcext:value-type="float">
            <text:p>0.12623</text:p>
          </table:table-cell>
          <table:table-cell office:value-type="float" office:value="0.703279" calcext:value-type="float">
            <text:p>0.703279</text:p>
          </table:table-cell>
          <table:table-cell office:value-type="float" office:value="0.0967213" calcext:value-type="float">
            <text:p>0.0967213</text:p>
          </table:table-cell>
          <table:table-cell office:value-type="float" office:value="0.648361" calcext:value-type="float">
            <text:p>0.648361</text:p>
          </table:table-cell>
          <table:table-cell/>
          <table:table-cell table:formula="of:=[.A73]-[.C73]" office:value-type="float" office:value="-0.0435488" calcext:value-type="float">
            <text:p>-0.0435488</text:p>
          </table:table-cell>
          <table:table-cell table:formula="of:=[.C73]-[.E73]" office:value-type="float" office:value="-0.00203600000000001" calcext:value-type="float">
            <text:p>-0.002036</text:p>
          </table:table-cell>
          <table:table-cell table:formula="of:=[.E73]-[.G73]" office:value-type="float" office:value="0.0295087" calcext:value-type="float">
            <text:p>0.0295087</text:p>
          </table:table-cell>
          <table:table-cell table:formula="of:=[.J73]^2" office:value-type="float" office:value="0.00189649798144" calcext:value-type="float">
            <text:p>0.00189649798144</text:p>
          </table:table-cell>
          <table:table-cell table:formula="of:=[.K73]^2" office:value-type="float" office:value="0.00000414529600000004" calcext:value-type="float">
            <text:p>4.14529600000004E-06</text:p>
          </table:table-cell>
          <table:table-cell table:formula="of:=[.L73]^2" office:value-type="float" office:value="0.000870763375690001" calcext:value-type="float">
            <text:p>0.00087076337569</text:p>
          </table:table-cell>
          <table:table-cell/>
          <table:table-cell table:formula="of:=[.B73]-[.D73]" office:value-type="float" office:value="-0.0822579999999999" calcext:value-type="float">
            <text:p>-0.082258</text:p>
          </table:table-cell>
          <table:table-cell table:formula="of:=[.D73]-[.F73]" office:value-type="float" office:value="-0.024247" calcext:value-type="float">
            <text:p>-0.024247</text:p>
          </table:table-cell>
          <table:table-cell table:formula="of:=[.F73]-[.H73]" office:value-type="float" office:value="0.054918" calcext:value-type="float">
            <text:p>0.054918</text:p>
          </table:table-cell>
          <table:table-cell table:formula="of:=[.Q73]^2" office:value-type="float" office:value="0.00676637856399999" calcext:value-type="float">
            <text:p>0.006766378564</text:p>
          </table:table-cell>
          <table:table-cell table:formula="of:=[.R73]^2" office:value-type="float" office:value="0.000587917009000001" calcext:value-type="float">
            <text:p>0.000587917009</text:p>
          </table:table-cell>
          <table:table-cell table:formula="of:=[.S73]^2" office:value-type="float" office:value="0.003015986724" calcext:value-type="float">
            <text:p>0.003015986724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18871" calcext:value-type="float">
            <text:p>0.18871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202459" calcext:value-type="float">
            <text:p>0.202459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0.221311" calcext:value-type="float">
            <text:p>0.221311</text:p>
          </table:table-cell>
          <table:table-cell office:value-type="float" office:value="0.633607" calcext:value-type="float">
            <text:p>0.633607</text:p>
          </table:table-cell>
          <table:table-cell/>
          <table:table-cell table:formula="of:=[.A74]-[.C74]" office:value-type="float" office:value="-0.075807" calcext:value-type="float">
            <text:p>-0.075807</text:p>
          </table:table-cell>
          <table:table-cell table:formula="of:=[.C74]-[.E74]" office:value-type="float" office:value="-0.013749" calcext:value-type="float">
            <text:p>-0.013749</text:p>
          </table:table-cell>
          <table:table-cell table:formula="of:=[.E74]-[.G74]" office:value-type="float" office:value="-0.018852" calcext:value-type="float">
            <text:p>-0.018852</text:p>
          </table:table-cell>
          <table:table-cell table:formula="of:=[.J74]^2" office:value-type="float" office:value="0.005746701249" calcext:value-type="float">
            <text:p>0.005746701249</text:p>
          </table:table-cell>
          <table:table-cell table:formula="of:=[.K74]^2" office:value-type="float" office:value="0.000189035001" calcext:value-type="float">
            <text:p>0.000189035001</text:p>
          </table:table-cell>
          <table:table-cell table:formula="of:=[.L74]^2" office:value-type="float" office:value="0.000355397904" calcext:value-type="float">
            <text:p>0.000355397904</text:p>
          </table:table-cell>
          <table:table-cell/>
          <table:table-cell table:formula="of:=[.B74]-[.D74]" office:value-type="float" office:value="0.037096" calcext:value-type="float">
            <text:p>0.037096</text:p>
          </table:table-cell>
          <table:table-cell table:formula="of:=[.D74]-[.F74]" office:value-type="float" office:value="-0.07882" calcext:value-type="float">
            <text:p>-0.07882</text:p>
          </table:table-cell>
          <table:table-cell table:formula="of:=[.F74]-[.H74]" office:value-type="float" office:value="0.0532779999999999" calcext:value-type="float">
            <text:p>0.053278</text:p>
          </table:table-cell>
          <table:table-cell table:formula="of:=[.Q74]^2" office:value-type="float" office:value="0.001376113216" calcext:value-type="float">
            <text:p>0.001376113216</text:p>
          </table:table-cell>
          <table:table-cell table:formula="of:=[.R74]^2" office:value-type="float" office:value="0.0062125924" calcext:value-type="float">
            <text:p>0.0062125924</text:p>
          </table:table-cell>
          <table:table-cell table:formula="of:=[.S74]^2" office:value-type="float" office:value="0.00283854528399999" calcext:value-type="float">
            <text:p>0.002838545284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758065" calcext:value-type="float">
            <text:p>0.758065</text:p>
          </table:table-cell>
          <table:table-cell office:value-type="float" office:value="0.130645" calcext:value-type="float">
            <text:p>0.130645</text:p>
          </table:table-cell>
          <table:table-cell office:value-type="float" office:value="0.691935" calcext:value-type="float">
            <text:p>0.691935</text:p>
          </table:table-cell>
          <table:table-cell office:value-type="float" office:value="0.121311" calcext:value-type="float">
            <text:p>0.121311</text:p>
          </table:table-cell>
          <table:table-cell office:value-type="float" office:value="0.709836" calcext:value-type="float">
            <text:p>0.709836</text:p>
          </table:table-cell>
          <table:table-cell office:value-type="float" office:value="0.110656" calcext:value-type="float">
            <text:p>0.110656</text:p>
          </table:table-cell>
          <table:table-cell office:value-type="float" office:value="0.637295" calcext:value-type="float">
            <text:p>0.637295</text:p>
          </table:table-cell>
          <table:table-cell/>
          <table:table-cell table:formula="of:=[.A75]-[.C75]" office:value-type="float" office:value="-0.0822579" calcext:value-type="float">
            <text:p>-0.0822579</text:p>
          </table:table-cell>
          <table:table-cell table:formula="of:=[.C75]-[.E75]" office:value-type="float" office:value="0.00933400000000001" calcext:value-type="float">
            <text:p>0.009334</text:p>
          </table:table-cell>
          <table:table-cell table:formula="of:=[.E75]-[.G75]" office:value-type="float" office:value="0.010655" calcext:value-type="float">
            <text:p>0.010655</text:p>
          </table:table-cell>
          <table:table-cell table:formula="of:=[.J75]^2" office:value-type="float" office:value="0.00676636211241" calcext:value-type="float">
            <text:p>0.00676636211241</text:p>
          </table:table-cell>
          <table:table-cell table:formula="of:=[.K75]^2" office:value-type="float" office:value="0.0000871235560000002" calcext:value-type="float">
            <text:p>8.71235560000002E-05</text:p>
          </table:table-cell>
          <table:table-cell table:formula="of:=[.L75]^2" office:value-type="float" office:value="0.000113529025" calcext:value-type="float">
            <text:p>0.000113529025</text:p>
          </table:table-cell>
          <table:table-cell/>
          <table:table-cell table:formula="of:=[.B75]-[.D75]" office:value-type="float" office:value="0.06613" calcext:value-type="float">
            <text:p>0.06613</text:p>
          </table:table-cell>
          <table:table-cell table:formula="of:=[.D75]-[.F75]" office:value-type="float" office:value="-0.0179010000000001" calcext:value-type="float">
            <text:p>-0.017901</text:p>
          </table:table-cell>
          <table:table-cell table:formula="of:=[.F75]-[.H75]" office:value-type="float" office:value="0.0725410000000001" calcext:value-type="float">
            <text:p>0.072541</text:p>
          </table:table-cell>
          <table:table-cell table:formula="of:=[.Q75]^2" office:value-type="float" office:value="0.0043731769" calcext:value-type="float">
            <text:p>0.0043731769</text:p>
          </table:table-cell>
          <table:table-cell table:formula="of:=[.R75]^2" office:value-type="float" office:value="0.000320445801000002" calcext:value-type="float">
            <text:p>0.000320445801</text:p>
          </table:table-cell>
          <table:table-cell table:formula="of:=[.S75]^2" office:value-type="float" office:value="0.00526219668100001" calcext:value-type="float">
            <text:p>0.005262196681</text:p>
          </table:table-cell>
        </table:table-row>
        <table:table-row table:style-name="ro1">
          <table:table-cell office:value-type="float" office:value="0.0645161" calcext:value-type="float">
            <text:p>0.0645161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162903" calcext:value-type="float">
            <text:p>0.162903</text:p>
          </table:table-cell>
          <table:table-cell office:value-type="float" office:value="0.58871" calcext:value-type="float">
            <text:p>0.58871</text:p>
          </table:table-cell>
          <table:table-cell office:value-type="float" office:value="0.20082" calcext:value-type="float">
            <text:p>0.20082</text:p>
          </table:table-cell>
          <table:table-cell office:value-type="float" office:value="0.613115" calcext:value-type="float">
            <text:p>0.613115</text:p>
          </table:table-cell>
          <table:table-cell office:value-type="float" office:value="0.195902" calcext:value-type="float">
            <text:p>0.195902</text:p>
          </table:table-cell>
          <table:table-cell office:value-type="float" office:value="0.544262" calcext:value-type="float">
            <text:p>0.544262</text:p>
          </table:table-cell>
          <table:table-cell/>
          <table:table-cell table:formula="of:=[.A76]-[.C76]" office:value-type="float" office:value="-0.0983869" calcext:value-type="float">
            <text:p>-0.0983869</text:p>
          </table:table-cell>
          <table:table-cell table:formula="of:=[.C76]-[.E76]" office:value-type="float" office:value="-0.037917" calcext:value-type="float">
            <text:p>-0.037917</text:p>
          </table:table-cell>
          <table:table-cell table:formula="of:=[.E76]-[.G76]" office:value-type="float" office:value="0.00491800000000001" calcext:value-type="float">
            <text:p>0.004918</text:p>
          </table:table-cell>
          <table:table-cell table:formula="of:=[.J76]^2" office:value-type="float" office:value="0.00967998209161" calcext:value-type="float">
            <text:p>0.00967998209161</text:p>
          </table:table-cell>
          <table:table-cell table:formula="of:=[.K76]^2" office:value-type="float" office:value="0.001437698889" calcext:value-type="float">
            <text:p>0.001437698889</text:p>
          </table:table-cell>
          <table:table-cell table:formula="of:=[.L76]^2" office:value-type="float" office:value="0.0000241867240000001" calcext:value-type="float">
            <text:p>2.41867240000001E-05</text:p>
          </table:table-cell>
          <table:table-cell/>
          <table:table-cell table:formula="of:=[.B76]-[.D76]" office:value-type="float" office:value="0.0403220000000001" calcext:value-type="float">
            <text:p>0.040322</text:p>
          </table:table-cell>
          <table:table-cell table:formula="of:=[.D76]-[.F76]" office:value-type="float" office:value="-0.024405" calcext:value-type="float">
            <text:p>-0.024405</text:p>
          </table:table-cell>
          <table:table-cell table:formula="of:=[.F76]-[.H76]" office:value-type="float" office:value="0.0688529999999999" calcext:value-type="float">
            <text:p>0.068853</text:p>
          </table:table-cell>
          <table:table-cell table:formula="of:=[.Q76]^2" office:value-type="float" office:value="0.00162586368400001" calcext:value-type="float">
            <text:p>0.001625863684</text:p>
          </table:table-cell>
          <table:table-cell table:formula="of:=[.R76]^2" office:value-type="float" office:value="0.000595604025" calcext:value-type="float">
            <text:p>0.000595604025</text:p>
          </table:table-cell>
          <table:table-cell table:formula="of:=[.S76]^2" office:value-type="float" office:value="0.00474073560899999" calcext:value-type="float">
            <text:p>0.004740735609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083871" calcext:value-type="float">
            <text:p>0.083871</text:p>
          </table:table-cell>
          <table:table-cell office:value-type="float" office:value="0.716129" calcext:value-type="float">
            <text:p>0.716129</text:p>
          </table:table-cell>
          <table:table-cell office:value-type="float" office:value="0.0827869" calcext:value-type="float">
            <text:p>0.0827869</text:p>
          </table:table-cell>
          <table:table-cell office:value-type="float" office:value="0.706557" calcext:value-type="float">
            <text:p>0.706557</text:p>
          </table:table-cell>
          <table:table-cell office:value-type="float" office:value="0.0729508" calcext:value-type="float">
            <text:p>0.0729508</text:p>
          </table:table-cell>
          <table:table-cell office:value-type="float" office:value="0.688525" calcext:value-type="float">
            <text:p>0.688525</text:p>
          </table:table-cell>
          <table:table-cell/>
          <table:table-cell table:formula="of:=[.A77]-[.C77]" office:value-type="float" office:value="-0.0516129" calcext:value-type="float">
            <text:p>-0.0516129</text:p>
          </table:table-cell>
          <table:table-cell table:formula="of:=[.C77]-[.E77]" office:value-type="float" office:value="0.0010841" calcext:value-type="float">
            <text:p>0.0010841</text:p>
          </table:table-cell>
          <table:table-cell table:formula="of:=[.E77]-[.G77]" office:value-type="float" office:value="0.0098361" calcext:value-type="float">
            <text:p>0.0098361</text:p>
          </table:table-cell>
          <table:table-cell table:formula="of:=[.J77]^2" office:value-type="float" office:value="0.00266389144641" calcext:value-type="float">
            <text:p>0.00266389144641</text:p>
          </table:table-cell>
          <table:table-cell table:formula="of:=[.K77]^2" office:value-type="float" office:value="0.00000117527281000001" calcext:value-type="float">
            <text:p>1.17527281000001E-06</text:p>
          </table:table-cell>
          <table:table-cell table:formula="of:=[.L77]^2" office:value-type="float" office:value="0.00009674886321" calcext:value-type="float">
            <text:p>9.674886321E-05</text:p>
          </table:table-cell>
          <table:table-cell/>
          <table:table-cell table:formula="of:=[.B77]-[.D77]" office:value-type="float" office:value="-0.00645200000000001" calcext:value-type="float">
            <text:p>-0.006452</text:p>
          </table:table-cell>
          <table:table-cell table:formula="of:=[.D77]-[.F77]" office:value-type="float" office:value="0.00957200000000002" calcext:value-type="float">
            <text:p>0.009572</text:p>
          </table:table-cell>
          <table:table-cell table:formula="of:=[.F77]-[.H77]" office:value-type="float" office:value="0.0180319999999999" calcext:value-type="float">
            <text:p>0.018032</text:p>
          </table:table-cell>
          <table:table-cell table:formula="of:=[.Q77]^2" office:value-type="float" office:value="0.0000416283040000002" calcext:value-type="float">
            <text:p>4.16283040000002E-05</text:p>
          </table:table-cell>
          <table:table-cell table:formula="of:=[.R77]^2" office:value-type="float" office:value="0.0000916231840000005" calcext:value-type="float">
            <text:p>9.16231840000005E-05</text:p>
          </table:table-cell>
          <table:table-cell table:formula="of:=[.S77]^2" office:value-type="float" office:value="0.000325153023999998" calcext:value-type="float">
            <text:p>0.000325153024</text:p>
          </table:table-cell>
        </table:table-row>
        <table:table-row table:style-name="ro1">
          <table:table-cell office:value-type="float" office:value="0.0483871" calcext:value-type="float">
            <text:p>0.0483871</text:p>
          </table:table-cell>
          <table:table-cell office:value-type="float" office:value="0.5" calcext:value-type="float">
            <text:p>0.5</text:p>
          </table:table-cell>
          <table:table-cell office:value-type="float" office:value="0.18871" calcext:value-type="float">
            <text:p>0.18871</text:p>
          </table:table-cell>
          <table:table-cell office:value-type="float" office:value="0.545161" calcext:value-type="float">
            <text:p>0.545161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603279" calcext:value-type="float">
            <text:p>0.603279</text:p>
          </table:table-cell>
          <table:table-cell office:value-type="float" office:value="0.184016" calcext:value-type="float">
            <text:p>0.184016</text:p>
          </table:table-cell>
          <table:table-cell office:value-type="float" office:value="0.577459" calcext:value-type="float">
            <text:p>0.577459</text:p>
          </table:table-cell>
          <table:table-cell/>
          <table:table-cell table:formula="of:=[.A78]-[.C78]" office:value-type="float" office:value="-0.1403229" calcext:value-type="float">
            <text:p>-0.1403229</text:p>
          </table:table-cell>
          <table:table-cell table:formula="of:=[.C78]-[.E78]" office:value-type="float" office:value="0.00756199999999999" calcext:value-type="float">
            <text:p>0.007562</text:p>
          </table:table-cell>
          <table:table-cell table:formula="of:=[.E78]-[.G78]" office:value-type="float" office:value="-0.00286800000000001" calcext:value-type="float">
            <text:p>-0.002868</text:p>
          </table:table-cell>
          <table:table-cell table:formula="of:=[.J78]^2" office:value-type="float" office:value="0.01969051626441" calcext:value-type="float">
            <text:p>0.01969051626441</text:p>
          </table:table-cell>
          <table:table-cell table:formula="of:=[.K78]^2" office:value-type="float" office:value="0.0000571838439999998" calcext:value-type="float">
            <text:p>5.71838439999998E-05</text:p>
          </table:table-cell>
          <table:table-cell table:formula="of:=[.L78]^2" office:value-type="float" office:value="0.00000822542400000005" calcext:value-type="float">
            <text:p>8.22542400000005E-06</text:p>
          </table:table-cell>
          <table:table-cell/>
          <table:table-cell table:formula="of:=[.B78]-[.D78]" office:value-type="float" office:value="-0.045161" calcext:value-type="float">
            <text:p>-0.045161</text:p>
          </table:table-cell>
          <table:table-cell table:formula="of:=[.D78]-[.F78]" office:value-type="float" office:value="-0.058118" calcext:value-type="float">
            <text:p>-0.058118</text:p>
          </table:table-cell>
          <table:table-cell table:formula="of:=[.F78]-[.H78]" office:value-type="float" office:value="0.0258200000000001" calcext:value-type="float">
            <text:p>0.02582</text:p>
          </table:table-cell>
          <table:table-cell table:formula="of:=[.Q78]^2" office:value-type="float" office:value="0.002039515921" calcext:value-type="float">
            <text:p>0.002039515921</text:p>
          </table:table-cell>
          <table:table-cell table:formula="of:=[.R78]^2" office:value-type="float" office:value="0.003377701924" calcext:value-type="float">
            <text:p>0.003377701924</text:p>
          </table:table-cell>
          <table:table-cell table:formula="of:=[.S78]^2" office:value-type="float" office:value="0.000666672400000003" calcext:value-type="float">
            <text:p>0.0006666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23" calcext:value-type="float">
            <text:p>0.790323</text:p>
          </table:table-cell>
          <table:table-cell office:value-type="float" office:value="0.0467742" calcext:value-type="float">
            <text:p>0.0467742</text:p>
          </table:table-cell>
          <table:table-cell office:value-type="float" office:value="0.769355" calcext:value-type="float">
            <text:p>0.769355</text:p>
          </table:table-cell>
          <table:table-cell office:value-type="float" office:value="0.0721311" calcext:value-type="float">
            <text:p>0.0721311</text:p>
          </table:table-cell>
          <table:table-cell office:value-type="float" office:value="0.788525" calcext:value-type="float">
            <text:p>0.788525</text:p>
          </table:table-cell>
          <table:table-cell office:value-type="float" office:value="0.0766393" calcext:value-type="float">
            <text:p>0.0766393</text:p>
          </table:table-cell>
          <table:table-cell office:value-type="float" office:value="0.737295" calcext:value-type="float">
            <text:p>0.737295</text:p>
          </table:table-cell>
          <table:table-cell/>
          <table:table-cell table:formula="of:=[.A79]-[.C79]" office:value-type="float" office:value="-0.0467742" calcext:value-type="float">
            <text:p>-0.0467742</text:p>
          </table:table-cell>
          <table:table-cell table:formula="of:=[.C79]-[.E79]" office:value-type="float" office:value="-0.0253569" calcext:value-type="float">
            <text:p>-0.0253569</text:p>
          </table:table-cell>
          <table:table-cell table:formula="of:=[.E79]-[.G79]" office:value-type="float" office:value="-0.00450819999999999" calcext:value-type="float">
            <text:p>-0.0045082</text:p>
          </table:table-cell>
          <table:table-cell table:formula="of:=[.J79]^2" office:value-type="float" office:value="0.00218782578564" calcext:value-type="float">
            <text:p>0.00218782578564</text:p>
          </table:table-cell>
          <table:table-cell table:formula="of:=[.K79]^2" office:value-type="float" office:value="0.00064297237761" calcext:value-type="float">
            <text:p>0.00064297237761</text:p>
          </table:table-cell>
          <table:table-cell table:formula="of:=[.L79]^2" office:value-type="float" office:value="0.0000203238672399999" calcext:value-type="float">
            <text:p>2.03238672399999E-05</text:p>
          </table:table-cell>
          <table:table-cell/>
          <table:table-cell table:formula="of:=[.B79]-[.D79]" office:value-type="float" office:value="0.020968" calcext:value-type="float">
            <text:p>0.020968</text:p>
          </table:table-cell>
          <table:table-cell table:formula="of:=[.D79]-[.F79]" office:value-type="float" office:value="-0.01917" calcext:value-type="float">
            <text:p>-0.01917</text:p>
          </table:table-cell>
          <table:table-cell table:formula="of:=[.F79]-[.H79]" office:value-type="float" office:value="0.05123" calcext:value-type="float">
            <text:p>0.05123</text:p>
          </table:table-cell>
          <table:table-cell table:formula="of:=[.Q79]^2" office:value-type="float" office:value="0.000439657023999999" calcext:value-type="float">
            <text:p>0.000439657024</text:p>
          </table:table-cell>
          <table:table-cell table:formula="of:=[.R79]^2" office:value-type="float" office:value="0.000367488900000001" calcext:value-type="float">
            <text:p>0.0003674889</text:p>
          </table:table-cell>
          <table:table-cell table:formula="of:=[.S79]^2" office:value-type="float" office:value="0.0026245129" calcext:value-type="float">
            <text:p>0.0026245129</text:p>
          </table:table-cell>
        </table:table-row>
        <table:table-row table:style-name="ro1">
          <table:table-cell office:value-type="float" office:value="0.145161" calcext:value-type="float">
            <text:p>0.145161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162903" calcext:value-type="float">
            <text:p>0.162903</text:p>
          </table:table-cell>
          <table:table-cell office:value-type="float" office:value="0.469355" calcext:value-type="float">
            <text:p>0.469355</text:p>
          </table:table-cell>
          <table:table-cell office:value-type="float" office:value="0.202459" calcext:value-type="float">
            <text:p>0.202459</text:p>
          </table:table-cell>
          <table:table-cell office:value-type="float" office:value="0.503279" calcext:value-type="float">
            <text:p>0.503279</text:p>
          </table:table-cell>
          <table:table-cell office:value-type="float" office:value="0.197541" calcext:value-type="float">
            <text:p>0.197541</text:p>
          </table:table-cell>
          <table:table-cell office:value-type="float" office:value="0.484836" calcext:value-type="float">
            <text:p>0.484836</text:p>
          </table:table-cell>
          <table:table-cell/>
          <table:table-cell table:formula="of:=[.A80]-[.C80]" office:value-type="float" office:value="-0.017742" calcext:value-type="float">
            <text:p>-0.017742</text:p>
          </table:table-cell>
          <table:table-cell table:formula="of:=[.C80]-[.E80]" office:value-type="float" office:value="-0.039556" calcext:value-type="float">
            <text:p>-0.039556</text:p>
          </table:table-cell>
          <table:table-cell table:formula="of:=[.E80]-[.G80]" office:value-type="float" office:value="0.00491800000000001" calcext:value-type="float">
            <text:p>0.004918</text:p>
          </table:table-cell>
          <table:table-cell table:formula="of:=[.J80]^2" office:value-type="float" office:value="0.000314778563999999" calcext:value-type="float">
            <text:p>0.000314778564</text:p>
          </table:table-cell>
          <table:table-cell table:formula="of:=[.K80]^2" office:value-type="float" office:value="0.001564677136" calcext:value-type="float">
            <text:p>0.001564677136</text:p>
          </table:table-cell>
          <table:table-cell table:formula="of:=[.L80]^2" office:value-type="float" office:value="0.0000241867240000001" calcext:value-type="float">
            <text:p>2.41867240000001E-05</text:p>
          </table:table-cell>
          <table:table-cell/>
          <table:table-cell table:formula="of:=[.B80]-[.D80]" office:value-type="float" office:value="0.0467739999999999" calcext:value-type="float">
            <text:p>0.046774</text:p>
          </table:table-cell>
          <table:table-cell table:formula="of:=[.D80]-[.F80]" office:value-type="float" office:value="-0.033924" calcext:value-type="float">
            <text:p>-0.033924</text:p>
          </table:table-cell>
          <table:table-cell table:formula="of:=[.F80]-[.H80]" office:value-type="float" office:value="0.018443" calcext:value-type="float">
            <text:p>0.018443</text:p>
          </table:table-cell>
          <table:table-cell table:formula="of:=[.Q80]^2" office:value-type="float" office:value="0.00218780707599999" calcext:value-type="float">
            <text:p>0.002187807076</text:p>
          </table:table-cell>
          <table:table-cell table:formula="of:=[.R80]^2" office:value-type="float" office:value="0.001150837776" calcext:value-type="float">
            <text:p>0.001150837776</text:p>
          </table:table-cell>
          <table:table-cell table:formula="of:=[.S80]^2" office:value-type="float" office:value="0.000340144249000002" calcext:value-type="float">
            <text:p>0.000340144249</text:p>
          </table:table-cell>
        </table:table-row>
        <table:table-row table:style-name="ro1">
          <table:table-cell office:value-type="float" office:value="0.0806452" calcext:value-type="float">
            <text:p>0.0806452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119355" calcext:value-type="float">
            <text:p>0.119355</text:p>
          </table:table-cell>
          <table:table-cell office:value-type="float" office:value="0.706452" calcext:value-type="float">
            <text:p>0.706452</text:p>
          </table:table-cell>
          <table:table-cell office:value-type="float" office:value="0.145082" calcext:value-type="float">
            <text:p>0.145082</text:p>
          </table:table-cell>
          <table:table-cell office:value-type="float" office:value="0.668852" calcext:value-type="float">
            <text:p>0.668852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642213" calcext:value-type="float">
            <text:p>0.642213</text:p>
          </table:table-cell>
          <table:table-cell/>
          <table:table-cell table:formula="of:=[.A81]-[.C81]" office:value-type="float" office:value="-0.0387098" calcext:value-type="float">
            <text:p>-0.0387098</text:p>
          </table:table-cell>
          <table:table-cell table:formula="of:=[.C81]-[.E81]" office:value-type="float" office:value="-0.025727" calcext:value-type="float">
            <text:p>-0.025727</text:p>
          </table:table-cell>
          <table:table-cell table:formula="of:=[.E81]-[.G81]" office:value-type="float" office:value="0.043852" calcext:value-type="float">
            <text:p>0.043852</text:p>
          </table:table-cell>
          <table:table-cell table:formula="of:=[.J81]^2" office:value-type="float" office:value="0.00149844861604" calcext:value-type="float">
            <text:p>0.00149844861604</text:p>
          </table:table-cell>
          <table:table-cell table:formula="of:=[.K81]^2" office:value-type="float" office:value="0.000661878528999999" calcext:value-type="float">
            <text:p>0.000661878529</text:p>
          </table:table-cell>
          <table:table-cell table:formula="of:=[.L81]^2" office:value-type="float" office:value="0.001922997904" calcext:value-type="float">
            <text:p>0.001922997904</text:p>
          </table:table-cell>
          <table:table-cell/>
          <table:table-cell table:formula="of:=[.B81]-[.D81]" office:value-type="float" office:value="-0.061291" calcext:value-type="float">
            <text:p>-0.061291</text:p>
          </table:table-cell>
          <table:table-cell table:formula="of:=[.D81]-[.F81]" office:value-type="float" office:value="0.0376" calcext:value-type="float">
            <text:p>0.0376</text:p>
          </table:table-cell>
          <table:table-cell table:formula="of:=[.F81]-[.H81]" office:value-type="float" office:value="0.026639" calcext:value-type="float">
            <text:p>0.026639</text:p>
          </table:table-cell>
          <table:table-cell table:formula="of:=[.Q81]^2" office:value-type="float" office:value="0.003756586681" calcext:value-type="float">
            <text:p>0.003756586681</text:p>
          </table:table-cell>
          <table:table-cell table:formula="of:=[.R81]^2" office:value-type="float" office:value="0.00141376" calcext:value-type="float">
            <text:p>0.00141376</text:p>
          </table:table-cell>
          <table:table-cell table:formula="of:=[.S81]^2" office:value-type="float" office:value="0.000709636320999998" calcext:value-type="float">
            <text:p>0.000709636321</text:p>
          </table:table-cell>
        </table:table-row>
        <table:table-row table:style-name="ro1">
          <table:table-cell office:value-type="float" office:value="0.016129" calcext:value-type="float">
            <text:p>0.016129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0.720968" calcext:value-type="float">
            <text:p>0.720968</text:p>
          </table:table-cell>
          <table:table-cell office:value-type="float" office:value="0.121311" calcext:value-type="float">
            <text:p>0.121311</text:p>
          </table:table-cell>
          <table:table-cell office:value-type="float" office:value="0.715574" calcext:value-type="float">
            <text:p>0.715574</text:p>
          </table:table-cell>
          <table:table-cell office:value-type="float" office:value="0.108197" calcext:value-type="float">
            <text:p>0.108197</text:p>
          </table:table-cell>
          <table:table-cell office:value-type="float" office:value="0.696311" calcext:value-type="float">
            <text:p>0.696311</text:p>
          </table:table-cell>
          <table:table-cell/>
          <table:table-cell table:formula="of:=[.A82]-[.C82]" office:value-type="float" office:value="-0.096774" calcext:value-type="float">
            <text:p>-0.096774</text:p>
          </table:table-cell>
          <table:table-cell table:formula="of:=[.C82]-[.E82]" office:value-type="float" office:value="-0.008408" calcext:value-type="float">
            <text:p>-0.008408</text:p>
          </table:table-cell>
          <table:table-cell table:formula="of:=[.E82]-[.G82]" office:value-type="float" office:value="0.013114" calcext:value-type="float">
            <text:p>0.013114</text:p>
          </table:table-cell>
          <table:table-cell table:formula="of:=[.J82]^2" office:value-type="float" office:value="0.009365207076" calcext:value-type="float">
            <text:p>0.009365207076</text:p>
          </table:table-cell>
          <table:table-cell table:formula="of:=[.K82]^2" office:value-type="float" office:value="0.000070694464" calcext:value-type="float">
            <text:p>7.0694464E-05</text:p>
          </table:table-cell>
          <table:table-cell table:formula="of:=[.L82]^2" office:value-type="float" office:value="0.000171976996" calcext:value-type="float">
            <text:p>0.000171976996</text:p>
          </table:table-cell>
          <table:table-cell/>
          <table:table-cell table:formula="of:=[.B82]-[.D82]" office:value-type="float" office:value="0.020967" calcext:value-type="float">
            <text:p>0.020967</text:p>
          </table:table-cell>
          <table:table-cell table:formula="of:=[.D82]-[.F82]" office:value-type="float" office:value="0.00539400000000001" calcext:value-type="float">
            <text:p>0.005394</text:p>
          </table:table-cell>
          <table:table-cell table:formula="of:=[.F82]-[.H82]" office:value-type="float" office:value="0.019263" calcext:value-type="float">
            <text:p>0.019263</text:p>
          </table:table-cell>
          <table:table-cell table:formula="of:=[.Q82]^2" office:value-type="float" office:value="0.000439615088999998" calcext:value-type="float">
            <text:p>0.000439615089</text:p>
          </table:table-cell>
          <table:table-cell table:formula="of:=[.R82]^2" office:value-type="float" office:value="0.0000290952360000001" calcext:value-type="float">
            <text:p>2.90952360000001E-05</text:p>
          </table:table-cell>
          <table:table-cell table:formula="of:=[.S82]^2" office:value-type="float" office:value="0.000371063169000001" calcext:value-type="float">
            <text:p>0.000371063169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5" calcext:value-type="float">
            <text:p>0.5</text:p>
          </table:table-cell>
          <table:table-cell office:value-type="float" office:value="0.166129" calcext:value-type="float">
            <text:p>0.166129</text:p>
          </table:table-cell>
          <table:table-cell office:value-type="float" office:value="0.496774" calcext:value-type="float">
            <text:p>0.496774</text:p>
          </table:table-cell>
          <table:table-cell office:value-type="float" office:value="0.195902" calcext:value-type="float">
            <text:p>0.195902</text:p>
          </table:table-cell>
          <table:table-cell office:value-type="float" office:value="0.530328" calcext:value-type="float">
            <text:p>0.530328</text:p>
          </table:table-cell>
          <table:table-cell office:value-type="float" office:value="0.183607" calcext:value-type="float">
            <text:p>0.183607</text:p>
          </table:table-cell>
          <table:table-cell office:value-type="float" office:value="0.490164" calcext:value-type="float">
            <text:p>0.490164</text:p>
          </table:table-cell>
          <table:table-cell/>
          <table:table-cell table:formula="of:=[.A83]-[.C83]" office:value-type="float" office:value="-0.053226" calcext:value-type="float">
            <text:p>-0.053226</text:p>
          </table:table-cell>
          <table:table-cell table:formula="of:=[.C83]-[.E83]" office:value-type="float" office:value="-0.029773" calcext:value-type="float">
            <text:p>-0.029773</text:p>
          </table:table-cell>
          <table:table-cell table:formula="of:=[.E83]-[.G83]" office:value-type="float" office:value="0.012295" calcext:value-type="float">
            <text:p>0.012295</text:p>
          </table:table-cell>
          <table:table-cell table:formula="of:=[.J83]^2" office:value-type="float" office:value="0.002833007076" calcext:value-type="float">
            <text:p>0.002833007076</text:p>
          </table:table-cell>
          <table:table-cell table:formula="of:=[.K83]^2" office:value-type="float" office:value="0.000886431529" calcext:value-type="float">
            <text:p>0.000886431529</text:p>
          </table:table-cell>
          <table:table-cell table:formula="of:=[.L83]^2" office:value-type="float" office:value="0.000151167025" calcext:value-type="float">
            <text:p>0.000151167025</text:p>
          </table:table-cell>
          <table:table-cell/>
          <table:table-cell table:formula="of:=[.B83]-[.D83]" office:value-type="float" office:value="0.00322600000000001" calcext:value-type="float">
            <text:p>0.003226</text:p>
          </table:table-cell>
          <table:table-cell table:formula="of:=[.D83]-[.F83]" office:value-type="float" office:value="-0.033554" calcext:value-type="float">
            <text:p>-0.033554</text:p>
          </table:table-cell>
          <table:table-cell table:formula="of:=[.F83]-[.H83]" office:value-type="float" office:value="0.040164" calcext:value-type="float">
            <text:p>0.040164</text:p>
          </table:table-cell>
          <table:table-cell table:formula="of:=[.Q83]^2" office:value-type="float" office:value="0.000010407076" calcext:value-type="float">
            <text:p>1.0407076E-05</text:p>
          </table:table-cell>
          <table:table-cell table:formula="of:=[.R83]^2" office:value-type="float" office:value="0.001125870916" calcext:value-type="float">
            <text:p>0.001125870916</text:p>
          </table:table-cell>
          <table:table-cell table:formula="of:=[.S83]^2" office:value-type="float" office:value="0.001613146896" calcext:value-type="float">
            <text:p>0.001613146896</text:p>
          </table:table-cell>
        </table:table-row>
        <table:table-row table:style-name="ro1">
          <table:table-cell office:value-type="float" office:value="0.0322581" calcext:value-type="float">
            <text:p>0.0322581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109677" calcext:value-type="float">
            <text:p>0.109677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127869" calcext:value-type="float">
            <text:p>0.127869</text:p>
          </table:table-cell>
          <table:table-cell office:value-type="float" office:value="0.753279" calcext:value-type="float">
            <text:p>0.753279</text:p>
          </table:table-cell>
          <table:table-cell office:value-type="float" office:value="0.0979508" calcext:value-type="float">
            <text:p>0.0979508</text:p>
          </table:table-cell>
          <table:table-cell office:value-type="float" office:value="0.717213" calcext:value-type="float">
            <text:p>0.717213</text:p>
          </table:table-cell>
          <table:table-cell/>
          <table:table-cell table:formula="of:=[.A84]-[.C84]" office:value-type="float" office:value="-0.0774189" calcext:value-type="float">
            <text:p>-0.0774189</text:p>
          </table:table-cell>
          <table:table-cell table:formula="of:=[.C84]-[.E84]" office:value-type="float" office:value="-0.018192" calcext:value-type="float">
            <text:p>-0.018192</text:p>
          </table:table-cell>
          <table:table-cell table:formula="of:=[.E84]-[.G84]" office:value-type="float" office:value="0.0299182" calcext:value-type="float">
            <text:p>0.0299182</text:p>
          </table:table-cell>
          <table:table-cell table:formula="of:=[.J84]^2" office:value-type="float" office:value="0.00599368607721" calcext:value-type="float">
            <text:p>0.00599368607721</text:p>
          </table:table-cell>
          <table:table-cell table:formula="of:=[.K84]^2" office:value-type="float" office:value="0.000330948864" calcext:value-type="float">
            <text:p>0.000330948864</text:p>
          </table:table-cell>
          <table:table-cell table:formula="of:=[.L84]^2" office:value-type="float" office:value="0.00089509869124" calcext:value-type="float">
            <text:p>0.00089509869124</text:p>
          </table:table-cell>
          <table:table-cell/>
          <table:table-cell table:formula="of:=[.B84]-[.D84]" office:value-type="float" office:value="0.096775" calcext:value-type="float">
            <text:p>0.096775</text:p>
          </table:table-cell>
          <table:table-cell table:formula="of:=[.D84]-[.F84]" office:value-type="float" office:value="-0.011344" calcext:value-type="float">
            <text:p>-0.011344</text:p>
          </table:table-cell>
          <table:table-cell table:formula="of:=[.F84]-[.H84]" office:value-type="float" office:value="0.036066" calcext:value-type="float">
            <text:p>0.036066</text:p>
          </table:table-cell>
          <table:table-cell table:formula="of:=[.Q84]^2" office:value-type="float" office:value="0.00936540062499999" calcext:value-type="float">
            <text:p>0.009365400625</text:p>
          </table:table-cell>
          <table:table-cell table:formula="of:=[.R84]^2" office:value-type="float" office:value="0.000128686336" calcext:value-type="float">
            <text:p>0.000128686336</text:p>
          </table:table-cell>
          <table:table-cell table:formula="of:=[.S84]^2" office:value-type="float" office:value="0.001300756356" calcext:value-type="float">
            <text:p>0.001300756356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15" calcext:value-type="float">
            <text:p>0.15</text:p>
          </table:table-cell>
          <table:table-cell office:value-type="float" office:value="0.433871" calcext:value-type="float">
            <text:p>0.433871</text:p>
          </table:table-cell>
          <table:table-cell office:value-type="float" office:value="0.204098" calcext:value-type="float">
            <text:p>0.204098</text:p>
          </table:table-cell>
          <table:table-cell office:value-type="float" office:value="0.512295" calcext:value-type="float">
            <text:p>0.512295</text:p>
          </table:table-cell>
          <table:table-cell office:value-type="float" office:value="0.166393" calcext:value-type="float">
            <text:p>0.166393</text:p>
          </table:table-cell>
          <table:table-cell office:value-type="float" office:value="0.503689" calcext:value-type="float">
            <text:p>0.503689</text:p>
          </table:table-cell>
          <table:table-cell/>
          <table:table-cell table:formula="of:=[.A85]-[.C85]" office:value-type="float" office:value="-0.037097" calcext:value-type="float">
            <text:p>-0.037097</text:p>
          </table:table-cell>
          <table:table-cell table:formula="of:=[.C85]-[.E85]" office:value-type="float" office:value="-0.054098" calcext:value-type="float">
            <text:p>-0.054098</text:p>
          </table:table-cell>
          <table:table-cell table:formula="of:=[.E85]-[.G85]" office:value-type="float" office:value="0.037705" calcext:value-type="float">
            <text:p>0.037705</text:p>
          </table:table-cell>
          <table:table-cell table:formula="of:=[.J85]^2" office:value-type="float" office:value="0.001376187409" calcext:value-type="float">
            <text:p>0.001376187409</text:p>
          </table:table-cell>
          <table:table-cell table:formula="of:=[.K85]^2" office:value-type="float" office:value="0.002926593604" calcext:value-type="float">
            <text:p>0.002926593604</text:p>
          </table:table-cell>
          <table:table-cell table:formula="of:=[.L85]^2" office:value-type="float" office:value="0.001421667025" calcext:value-type="float">
            <text:p>0.001421667025</text:p>
          </table:table-cell>
          <table:table-cell/>
          <table:table-cell table:formula="of:=[.B85]-[.D85]" office:value-type="float" office:value="-0.014516" calcext:value-type="float">
            <text:p>-0.014516</text:p>
          </table:table-cell>
          <table:table-cell table:formula="of:=[.D85]-[.F85]" office:value-type="float" office:value="-0.0784239999999999" calcext:value-type="float">
            <text:p>-0.078424</text:p>
          </table:table-cell>
          <table:table-cell table:formula="of:=[.F85]-[.H85]" office:value-type="float" office:value="0.00860599999999989" calcext:value-type="float">
            <text:p>0.008606</text:p>
          </table:table-cell>
          <table:table-cell table:formula="of:=[.Q85]^2" office:value-type="float" office:value="0.000210714256000001" calcext:value-type="float">
            <text:p>0.000210714256</text:p>
          </table:table-cell>
          <table:table-cell table:formula="of:=[.R85]^2" office:value-type="float" office:value="0.00615032377599999" calcext:value-type="float">
            <text:p>0.006150323776</text:p>
          </table:table-cell>
          <table:table-cell table:formula="of:=[.S85]^2" office:value-type="float" office:value="0.0000740632359999981" calcext:value-type="float">
            <text:p>7.40632359999981E-05</text:p>
          </table:table-cell>
        </table:table-row>
        <table:table-row table:style-name="ro1">
          <table:table-cell office:value-type="float" office:value="0.112903" calcext:value-type="float">
            <text:p>0.112903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185484" calcext:value-type="float">
            <text:p>0.185484</text:p>
          </table:table-cell>
          <table:table-cell office:value-type="float" office:value="0.654839" calcext:value-type="float">
            <text:p>0.654839</text:p>
          </table:table-cell>
          <table:table-cell office:value-type="float" office:value="0.215574" calcext:value-type="float">
            <text:p>0.215574</text:p>
          </table:table-cell>
          <table:table-cell office:value-type="float" office:value="0.646721" calcext:value-type="float">
            <text:p>0.646721</text:p>
          </table:table-cell>
          <table:table-cell office:value-type="float" office:value="0.188525" calcext:value-type="float">
            <text:p>0.188525</text:p>
          </table:table-cell>
          <table:table-cell office:value-type="float" office:value="0.614754" calcext:value-type="float">
            <text:p>0.614754</text:p>
          </table:table-cell>
          <table:table-cell/>
          <table:table-cell table:formula="of:=[.A86]-[.C86]" office:value-type="float" office:value="-0.072581" calcext:value-type="float">
            <text:p>-0.072581</text:p>
          </table:table-cell>
          <table:table-cell table:formula="of:=[.C86]-[.E86]" office:value-type="float" office:value="-0.03009" calcext:value-type="float">
            <text:p>-0.03009</text:p>
          </table:table-cell>
          <table:table-cell table:formula="of:=[.E86]-[.G86]" office:value-type="float" office:value="0.027049" calcext:value-type="float">
            <text:p>0.027049</text:p>
          </table:table-cell>
          <table:table-cell table:formula="of:=[.J86]^2" office:value-type="float" office:value="0.005268001561" calcext:value-type="float">
            <text:p>0.005268001561</text:p>
          </table:table-cell>
          <table:table-cell table:formula="of:=[.K86]^2" office:value-type="float" office:value="0.000905408099999999" calcext:value-type="float">
            <text:p>0.0009054081</text:p>
          </table:table-cell>
          <table:table-cell table:formula="of:=[.L86]^2" office:value-type="float" office:value="0.000731648400999999" calcext:value-type="float">
            <text:p>0.000731648401</text:p>
          </table:table-cell>
          <table:table-cell/>
          <table:table-cell table:formula="of:=[.B86]-[.D86]" office:value-type="float" office:value="0.0387090000000001" calcext:value-type="float">
            <text:p>0.038709</text:p>
          </table:table-cell>
          <table:table-cell table:formula="of:=[.D86]-[.F86]" office:value-type="float" office:value="0.00811799999999996" calcext:value-type="float">
            <text:p>0.008118</text:p>
          </table:table-cell>
          <table:table-cell table:formula="of:=[.F86]-[.H86]" office:value-type="float" office:value="0.031967" calcext:value-type="float">
            <text:p>0.031967</text:p>
          </table:table-cell>
          <table:table-cell table:formula="of:=[.Q86]^2" office:value-type="float" office:value="0.00149838668100001" calcext:value-type="float">
            <text:p>0.001498386681</text:p>
          </table:table-cell>
          <table:table-cell table:formula="of:=[.R86]^2" office:value-type="float" office:value="0.0000659019239999993" calcext:value-type="float">
            <text:p>6.59019239999993E-05</text:p>
          </table:table-cell>
          <table:table-cell table:formula="of:=[.S86]^2" office:value-type="float" office:value="0.001021889089" calcext:value-type="float">
            <text:p>0.001021889089</text:p>
          </table:table-cell>
        </table:table-row>
        <table:table-row table:style-name="ro1">
          <table:table-cell table:number-columns-repeated="12"/>
          <table:table-cell table:formula="of:=SUM([.M3:.M86])" office:value-type="float" office:value="0.33473722327322" calcext:value-type="float">
            <text:p>0.33473722327322</text:p>
          </table:table-cell>
          <table:table-cell table:formula="of:=SUM([.N3:.N86])" office:value-type="float" office:value="0.21751367671762" calcext:value-type="float">
            <text:p>0.21751367671762</text:p>
          </table:table-cell>
          <table:table-cell table:formula="of:=SUM([.O3:.O86])" office:value-type="float" office:value="0.27236591408061" calcext:value-type="float">
            <text:p>0.27236591408061</text:p>
          </table:table-cell>
          <table:table-cell table:number-columns-repeated="4"/>
          <table:table-cell table:formula="of:=SUM([.T3:.T86])" office:value-type="float" office:value="0.483125865052" calcext:value-type="float">
            <text:p>0.483125865052</text:p>
          </table:table-cell>
          <table:table-cell table:formula="of:=SUM([.U3:.U86])" office:value-type="float" office:value="1.502415879445" calcext:value-type="float">
            <text:p>1.502415879445</text:p>
          </table:table-cell>
          <table:table-cell table:formula="of:=SUM([.V3:.V86])" office:value-type="float" office:value="1.373184528098" calcext:value-type="float">
            <text:p>1.373184528098</text:p>
          </table:table-cell>
        </table:table-row>
        <table:table-row table:style-name="ro1">
          <table:table-cell table:number-columns-repeated="12"/>
          <table:table-cell table:formula="of:=[.M87]/84" office:value-type="float" office:value="0.00398496694372881" calcext:value-type="float">
            <text:p>0.003984966943729</text:p>
          </table:table-cell>
          <table:table-cell table:formula="of:=[.N87]/84" office:value-type="float" office:value="0.00258944853235262" calcext:value-type="float">
            <text:p>0.002589448532353</text:p>
          </table:table-cell>
          <table:table-cell table:formula="of:=[.O87]/84" office:value-type="float" office:value="0.0032424513581025" calcext:value-type="float">
            <text:p>0.003242451358103</text:p>
          </table:table-cell>
          <table:table-cell table:number-columns-repeated="4"/>
          <table:table-cell table:formula="of:=[.T87]/84" office:value-type="float" office:value="0.00575149839347619" calcext:value-type="float">
            <text:p>0.005751498393476</text:p>
          </table:table-cell>
          <table:table-cell table:formula="of:=[.U87]/84" office:value-type="float" office:value="0.0178859033267262" calcext:value-type="float">
            <text:p>0.017885903326726</text:p>
          </table:table-cell>
          <table:table-cell table:formula="of:=[.V87]/84" office:value-type="float" office:value="0.0163474348583095" calcext:value-type="float">
            <text:p>0.01634743485831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mins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8" calcext:value-type="float">
            <text:p>25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a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15:24:50.117656721</meta:creation-date>
    <dc:date>2021-07-16T17:17:17.059686414</dc:date>
    <meta:editing-duration>PT59M32S</meta:editing-duration>
    <meta:editing-cycles>3</meta:editing-cycles>
    <meta:generator>LibreOffice/7.1.4.2$Linux_X86_64 LibreOffice_project/10$Build-2</meta:generator>
    <meta:document-statistic meta:table-count="1" meta:cell-count="17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-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Grid search 1 on bioportal</text:p>
        </chart:title>
        <chart:plot-area chart:style-name="ch3" table:cell-range-address="Bileog1.A90:Bileog1.B94" chart:data-source-has-labels="row" svg:x="1.331cm" svg:y="1.275cm" svg:width="14.349cm" svg:height="6.564cm">
          <chart:coordinate-region svg:x="2.138cm" svg:y="1.474cm" svg:width="13.17cm" svg:height="5.718cm"/>
          <chart:axis chart:dimension="x" chart:name="primary-x" chart:style-name="ch4">
            <chart:title svg:x="7.032cm" svg:y="8.019cm" chart:style-name="ch5">
              <text:p>Subset size (triples)</text:p>
            </chart:title>
            <chart:grid chart:style-name="ch6" chart:class="major"/>
          </chart:axis>
          <chart:axis chart:dimension="y" chart:name="primary-y" chart:style-name="ch7">
            <chart:title svg:x="0.451cm" svg:y="5.686cm" chart:style-name="ch8">
              <text:p>Time (minutes)</text:p>
            </chart:title>
            <chart:grid chart:style-name="ch6" chart:class="major"/>
          </chart:axis>
          <chart:series chart:style-name="ch9" chart:values-cell-range-address="Bileog1.B91:Bileog1.B94" chart:label-cell-address="Bileog1.B90:Bileog1.B90" chart:class="chart:scatter">
            <chart:domain table:cell-range-address="Bileog1.A91:Bileog1.A94"/>
            <chart:regression-curve chart:style-name="ch10">
              <chart:equation chart:display-equation="false" chart:display-r-square="true" svg:x="10.971cm" svg:y="1.485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A</text:p>
              </table:table-cell>
              <table:table-cell office:value-type="string">
                <text:p>mins</text:p>
                <draw:g>
                  <svg:desc>Bileog1.B90:Bileog1.B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Bileog1.A91:Bileog1.A94</svg:desc>
                </draw:g>
              </table:table-cell>
              <table:table-cell office:value-type="float" office:value="111">
                <text:p>111</text:p>
                <draw:g>
                  <svg:desc>Bileog1.B91:Bileog1.B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